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3"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99cm" fo:margin-bottom="0cm" style:contextual-spacing="false"/>
      <style:text-properties officeooo:rsid="00178920" officeooo:paragraph-rsid="00178920"/>
    </style:style>
    <style:style style:name="P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Header">
      <style:paragraph-properties fo:margin-left="0cm" fo:margin-right="0cm" fo:text-indent="0cm" style:auto-text-indent="false"/>
    </style:style>
    <style:style style:name="P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8825c" officeooo:paragraph-rsid="0208825c"/>
    </style:style>
    <style:style style:name="P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2bcc5" officeooo:paragraph-rsid="0202bcc5"/>
    </style:style>
    <style:style style:name="P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1fbd77d" officeooo:paragraph-rsid="01fbd77d"/>
    </style:style>
    <style:style style:name="P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4ea98" officeooo:paragraph-rsid="0204ea98"/>
    </style:style>
    <style:style style:name="P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e4367" officeooo:paragraph-rsid="020e4367"/>
    </style:style>
    <style:style style:name="P10" style:family="paragraph" style:parent-style-name="Header">
      <style:paragraph-properties fo:margin-left="0cm" fo:margin-right="0cm" fo:text-align="start" style:justify-single-word="false" fo:text-indent="0cm" style:auto-text-indent="false"/>
      <style:text-properties officeooo:paragraph-rsid="020eb4a7"/>
    </style:style>
    <style:style style:name="P11"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12"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13"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14"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15"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16"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17"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18"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19"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20"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21"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22"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23"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24"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25"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26"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27"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28"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29"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30"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31"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32"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33"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34"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35"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36"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37"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3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39"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40"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41"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42"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43"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44" style:family="paragraph" style:parent-style-name="Footer">
      <style:text-properties officeooo:rsid="00178920" officeooo:paragraph-rsid="00178920"/>
    </style:style>
    <style:style style:name="P45" style:family="paragraph" style:parent-style-name="Footer">
      <style:text-properties officeooo:paragraph-rsid="004274bc"/>
    </style:style>
    <style:style style:name="P46" style:family="paragraph" style:parent-style-name="Footer">
      <style:text-properties officeooo:paragraph-rsid="02a682f9"/>
    </style:style>
    <style:style style:name="P47" style:family="paragraph" style:parent-style-name="Footer">
      <style:text-properties officeooo:paragraph-rsid="0096b4e2"/>
    </style:style>
    <style:style style:name="P48" style:family="paragraph" style:parent-style-name="Footer">
      <style:text-properties officeooo:rsid="001f8a2d" officeooo:paragraph-rsid="00bd36bc"/>
    </style:style>
    <style:style style:name="P49" style:family="paragraph" style:parent-style-name="Footer">
      <style:text-properties officeooo:rsid="001f8a2d" officeooo:paragraph-rsid="002b33ed"/>
    </style:style>
    <style:style style:name="P50" style:family="paragraph" style:parent-style-name="Footer">
      <style:text-properties officeooo:rsid="0096b4e2" officeooo:paragraph-rsid="0096b4e2"/>
    </style:style>
    <style:style style:name="P51" style:family="paragraph" style:parent-style-name="Footer">
      <style:text-properties officeooo:rsid="011350d1" officeooo:paragraph-rsid="011350d1"/>
    </style:style>
    <style:style style:name="P52" style:family="paragraph" style:parent-style-name="Footer">
      <style:text-properties officeooo:paragraph-rsid="00c384cf"/>
    </style:style>
    <style:style style:name="P53" style:family="paragraph" style:parent-style-name="Footer">
      <style:paragraph-properties fo:text-align="start" style:justify-single-word="false"/>
      <style:text-properties officeooo:paragraph-rsid="0211dd7e"/>
    </style:style>
    <style:style style:name="P54" style:family="paragraph" style:parent-style-name="Footer">
      <style:paragraph-properties fo:text-align="start" style:justify-single-word="false"/>
      <style:text-properties officeooo:paragraph-rsid="00d4df5c"/>
    </style:style>
    <style:style style:name="P55" style:family="paragraph" style:parent-style-name="Footer">
      <style:text-properties officeooo:rsid="0242edd8" officeooo:paragraph-rsid="0242edd8"/>
    </style:style>
    <style:style style:name="P56" style:family="paragraph" style:parent-style-name="Footer">
      <style:text-properties officeooo:paragraph-rsid="008d016c"/>
    </style:style>
    <style:style style:name="P57" style:family="paragraph" style:parent-style-name="Footer">
      <style:text-properties officeooo:paragraph-rsid="010f7046"/>
    </style:style>
    <style:style style:name="P58" style:family="paragraph" style:parent-style-name="Footer">
      <style:text-properties officeooo:paragraph-rsid="01120261"/>
    </style:style>
    <style:style style:name="P59" style:family="paragraph" style:parent-style-name="Footer">
      <style:paragraph-properties fo:text-align="end" style:justify-single-word="false"/>
      <style:text-properties officeooo:paragraph-rsid="00d4df5c"/>
    </style:style>
    <style:style style:name="P60" style:family="paragraph" style:parent-style-name="Footer">
      <style:text-properties officeooo:paragraph-rsid="00d4df5c"/>
    </style:style>
    <style:style style:name="P61" style:family="paragraph" style:parent-style-name="Footer">
      <style:text-properties officeooo:paragraph-rsid="00863005"/>
    </style:style>
    <style:style style:name="P62" style:family="paragraph" style:parent-style-name="Footer">
      <style:text-properties officeooo:paragraph-rsid="00a59a60"/>
    </style:style>
    <style:style style:name="P63" style:family="paragraph" style:parent-style-name="Footer">
      <style:text-properties officeooo:paragraph-rsid="002aa84d"/>
    </style:style>
    <style:style style:name="P64" style:family="paragraph" style:parent-style-name="Footer">
      <style:text-properties officeooo:paragraph-rsid="030c4d7d"/>
    </style:style>
    <style:style style:name="P65" style:family="paragraph" style:parent-style-name="Footer">
      <style:text-properties officeooo:paragraph-rsid="00d8520c"/>
    </style:style>
    <style:style style:name="P66"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P67"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P68"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69"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P70"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P71"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P72" style:family="paragraph" style:parent-style-name="Header">
      <style:paragraph-properties fo:text-align="start" style:justify-single-word="false"/>
      <style:text-properties officeooo:paragraph-rsid="02a56131"/>
    </style:style>
    <style:style style:name="P73" style:family="paragraph" style:parent-style-name="Header">
      <style:paragraph-properties fo:text-align="start" style:justify-single-word="false"/>
      <style:text-properties officeooo:paragraph-rsid="0211dd7e"/>
    </style:style>
    <style:style style:name="P74" style:family="paragraph" style:parent-style-name="Header">
      <style:paragraph-properties fo:text-align="start" style:justify-single-word="false"/>
      <style:text-properties officeooo:paragraph-rsid="0289fb01"/>
    </style:style>
    <style:style style:name="P75"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76"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P77" style:family="paragraph" style:parent-style-name="Header">
      <style:paragraph-properties fo:text-align="center" style:justify-single-word="false"/>
      <style:text-properties officeooo:paragraph-rsid="00ab054e"/>
    </style:style>
    <style:style style:name="P78" style:family="paragraph" style:parent-style-name="Header">
      <style:paragraph-properties fo:text-align="center" style:justify-single-word="false"/>
      <style:text-properties officeooo:paragraph-rsid="00c10aa6"/>
    </style:style>
    <style:style style:name="P79"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80"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81" style:family="paragraph" style:parent-style-name="_5f_Header_20_G_20_page_20_impaire_20__28_D_29_">
      <style:text-properties officeooo:paragraph-rsid="01259ec2"/>
    </style:style>
    <style:style style:name="P82" style:family="paragraph" style:parent-style-name="_5f_Header_20_G_20_page_20_impaire_20__28_D_29_">
      <style:text-properties officeooo:paragraph-rsid="00c87b35"/>
    </style:style>
    <style:style style:name="P8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84" style:family="paragraph" style:parent-style-name="_5f_Header_20_D_20_page_20_impaire_20__28_D_29_">
      <style:text-properties officeooo:paragraph-rsid="01a13e78"/>
    </style:style>
    <style:style style:name="P85" style:family="paragraph" style:parent-style-name="_5f_Header_20_G_20_page_20_paire_20__28_G_29_">
      <style:text-properties officeooo:paragraph-rsid="00eb2abc"/>
    </style:style>
    <style:style style:name="P86" style:family="paragraph" style:parent-style-name="_5f_Header_20_G_20_page_20_paire_20__28_G_29_">
      <style:text-properties officeooo:paragraph-rsid="0334a5be"/>
    </style:style>
    <style:style style:name="P87" style:family="paragraph" style:parent-style-name="_5f_Header_20_G_20_page_20_paire_20__28_G_29_">
      <style:paragraph-properties fo:text-align="start" style:justify-single-word="false"/>
    </style:style>
    <style:style style:name="P88" style:family="paragraph" style:parent-style-name="_5f_Header_20_N_20_page_20_impaire_20__28_D_29_">
      <style:paragraph-properties fo:text-align="start" style:justify-single-word="false"/>
    </style:style>
    <style:style style:name="P89" style:family="paragraph" style:parent-style-name="_5f_Header_20_N_20_page_20_impaire_20__28_D_29_">
      <style:text-properties officeooo:rsid="0277791e" officeooo:paragraph-rsid="0277791e"/>
    </style:style>
    <style:style style:name="P90" style:family="paragraph" style:parent-style-name="_5f_Header_20_N_20_page_20_impaire_20__28_D_29_">
      <style:text-properties officeooo:rsid="027aa87d" officeooo:paragraph-rsid="027aa87d"/>
    </style:style>
    <style:style style:name="P91" style:family="paragraph" style:parent-style-name="_5f_Header_20_N_20_page_20_paire_20__28_G_29_">
      <style:paragraph-properties fo:text-align="start" style:justify-single-word="false"/>
      <style:text-properties officeooo:paragraph-rsid="0289fb01"/>
    </style:style>
    <style:style style:name="P92" style:family="paragraph" style:parent-style-name="_5f_Header_20_N_20_page_20_paire_20__28_G_29_">
      <style:paragraph-properties fo:text-align="start" style:justify-single-word="false"/>
      <style:text-properties officeooo:paragraph-rsid="00863005"/>
    </style:style>
    <style:style style:name="P93"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966e99"/>
    </style:style>
    <style:style style:name="P94"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913b7d"/>
    </style:style>
    <style:style style:name="P95"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8bae53"/>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7ec1f2"/>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73bdf8"/>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90300d"/>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863005"/>
    </style:style>
    <style:style style:name="P100" style:family="paragraph" style:parent-style-name="Frame_20_contents">
      <style:text-properties officeooo:rsid="022c409c" officeooo:paragraph-rsid="022c409c"/>
    </style:style>
    <style:style style:name="P101" style:family="paragraph" style:parent-style-name="Frame_20_contents">
      <style:text-properties officeooo:rsid="022c409c" officeooo:paragraph-rsid="029f0aaf"/>
    </style:style>
    <style:style style:name="P102" style:family="paragraph" style:parent-style-name="Frame_20_contents">
      <style:text-properties fo:font-style="italic" officeooo:rsid="022c409c" officeooo:paragraph-rsid="022c409c" style:font-style-asian="italic" style:font-style-complex="italic"/>
    </style:style>
    <style:style style:name="P103" style:family="paragraph" style:parent-style-name="Frame_20_contents">
      <style:text-properties fo:font-style="italic" fo:font-weight="bold" officeooo:rsid="022c409c" officeooo:paragraph-rsid="022c409c" style:font-style-asian="italic" style:font-weight-asian="bold" style:font-style-complex="italic" style:font-weight-complex="bold"/>
    </style:style>
    <style:style style:name="P104" style:family="paragraph" style:parent-style-name="Frame_20_contents">
      <style:text-properties fo:font-style="normal" officeooo:rsid="022c409c" officeooo:paragraph-rsid="022c409c" style:font-style-asian="normal" style:font-style-complex="normal"/>
    </style:style>
    <style:style style:name="P105" style:family="paragraph" style:parent-style-name="Frame_20_contents">
      <style:text-properties fo:font-style="normal" officeooo:rsid="0261c188" officeooo:paragraph-rsid="0261c188" style:font-style-asian="normal" style:font-style-complex="normal"/>
    </style:style>
    <style:style style:name="P106" style:family="paragraph" style:parent-style-name="Frame_20_contents">
      <style:text-properties fo:font-style="normal" fo:font-weight="bold" officeooo:rsid="022c409c" officeooo:paragraph-rsid="022c409c" style:font-style-asian="normal" style:font-weight-asian="bold" style:font-style-complex="normal" style:font-weight-complex="bold"/>
    </style:style>
    <style:style style:name="P107" style:family="paragraph" style:parent-style-name="Frame_20_contents">
      <style:text-properties fo:font-weight="bold" officeooo:rsid="022cac97" officeooo:paragraph-rsid="023628dc" style:font-weight-asian="bold" style:font-weight-complex="bold"/>
    </style:style>
    <style:style style:name="P108" style:family="paragraph" style:parent-style-name="Frame_20_contents">
      <style:text-properties fo:font-size="10pt" officeooo:paragraph-rsid="023628dc" style:font-size-asian="10pt" style:font-size-complex="10pt"/>
    </style:style>
    <style:style style:name="P109" style:family="paragraph" style:parent-style-name="Frame_20_contents">
      <style:text-properties fo:font-size="10pt" officeooo:rsid="029f0aaf" officeooo:paragraph-rsid="029f0aaf" style:font-size-asian="10pt" style:font-size-complex="10pt"/>
    </style:style>
    <style:style style:name="P110" style:family="paragraph" style:parent-style-name="Frame_20_contents">
      <style:text-properties officeooo:paragraph-rsid="022c409c"/>
    </style:style>
    <style:style style:name="P111"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2" style:family="paragraph" style:parent-style-name="_5f_Footer_20_page_20_impaire_20__28_D_29_"/>
    <style:style style:name="P113" style:family="paragraph" style:parent-style-name="_5f_Footer_20_page_20_paire_20__28_G_29_"/>
    <style:style style:name="P114" style:family="paragraph" style:parent-style-name="_5f_Footer_20_page_20_paire_20__28_G_29_">
      <style:text-properties fo:font-size="9pt" style:font-size-asian="9pt" style:font-size-complex="9pt"/>
    </style:style>
    <style:style style:name="P115" style:family="paragraph" style:parent-style-name="_5f_Paragraphe" style:master-page-name="_37__5f_6_5f_SERIE_5f_G_5f_GAUCHE_5f_ET_5f_DROITE_5f_2COL">
      <style:paragraph-properties style:page-number="269" fo:break-before="auto" fo:break-after="auto"/>
    </style:style>
    <style:style style:name="P116" style:family="paragraph" style:parent-style-name="_5f_Paragraphe">
      <style:text-properties officeooo:paragraph-rsid="02c34a46"/>
    </style:style>
    <style:style style:name="P117" style:family="paragraph" style:parent-style-name="_5f_Paragraphe">
      <style:text-properties officeooo:rsid="02c48498" officeooo:paragraph-rsid="02c48498"/>
    </style:style>
    <style:style style:name="P118" style:family="paragraph" style:parent-style-name="_5f_Paragraphe_5f_Réponse_5f_Elève" style:list-style-name="_5f_Numérotation_20_des_20_exercices">
      <style:text-properties officeooo:rsid="00178920" officeooo:paragraph-rsid="008cd470"/>
    </style:style>
    <style:style style:name="P119" style:family="paragraph" style:parent-style-name="_5f_Titre_5f_Exercices_5f_avec_5f_Titre" style:master-page-name="">
      <style:paragraph-properties style:page-number="auto"/>
    </style:style>
    <style:style style:name="P12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writing-mode="lr-tb"/>
    </style:style>
    <style:style style:name="P12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4" style:family="paragraph">
      <loext:graphic-properties draw:fill="hatch" draw:fill-color="#729fcf" draw:fill-hatch-name="Black_20_0_20_Degre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indent="0cm"/>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66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fo:font-size="9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32" style:family="paragraph">
      <style:paragraph-properties fo:text-align="center"/>
    </style:style>
    <style:style style:name="P13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d7e12c"/>
    </style:style>
    <style:style style:name="P13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3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 style:family="paragraph">
      <style:paragraph-properties fo:margin-top="0cm" fo:margin-bottom="0.199cm"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40" style:family="paragraph">
      <loext:graphic-properties draw:fill="solid" draw:fill-color="#2a6099"/>
      <style:paragraph-properties fo:margin-top="0cm" fo:margin-bottom="0.199cm"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41"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142" style:family="paragraph">
      <loext:graphic-properties draw:fill="solid" draw:fill-color="#7fb241"/>
    </style:style>
    <style:style style:name="P143" style:family="paragraph">
      <loext:graphic-properties draw:fill="solid" draw:fill-color="#1ca2b8"/>
    </style:style>
    <style:style style:name="P14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d62e4e"/>
    </style:style>
    <style:style style:name="P146" style:family="paragraph">
      <loext:graphic-properties draw:fill="none" draw:fill-color="#ffffff"/>
      <style:paragraph-properties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8" style:family="paragraph">
      <loext:graphic-properties draw:fill="none"/>
      <style:paragraph-properties fo:text-align="center"/>
    </style:style>
    <style:style style:name="T1" style:family="text">
      <style:text-properties fo:font-variant="small-caps"/>
    </style:style>
    <style:style style:name="T2" style:family="text">
      <style:text-properties fo:font-variant="small-caps" fo:color="#1ca2b8" loext:opacity="100%" style:font-name="Bitstream Vera Sans" fo:font-size="16pt" fo:font-weight="bold" officeooo:rsid="02bfb211"/>
    </style:style>
    <style:style style:name="T3"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T4"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T5"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T6"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T7"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T8"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T9"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T10"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T11"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T12"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T13"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T14"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T15"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T16"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T17"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T18"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T19"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T20"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T21"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T22"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T23"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T24"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T25"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T26"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T27"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T28"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T29"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T30"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T31" style:family="text">
      <style:text-properties fo:font-variant="small-caps" fo:color="#1ca2b8" loext:opacity="100%" style:font-name="Bitstream Vera Sans2" fo:font-size="16pt" fo:font-style="normal" fo:text-shadow="none" fo:font-weight="bold" officeooo:rsid="0334a5be"/>
    </style:style>
    <style:style style:name="T32" style:family="text">
      <style:text-properties fo:font-variant="small-caps" fo:color="#1ca2b8" loext:opacity="100%" style:font-name="Bitstream Vera Sans2" fo:font-size="16pt" fo:font-style="normal" fo:text-shadow="none" fo:font-weight="bold" officeooo:rsid="0334510d"/>
    </style:style>
    <style:style style:name="T33" style:family="text">
      <style:text-properties fo:font-variant="small-caps" fo:color="#1ca2b8" loext:opacity="100%" style:font-name="Bitstream Vera Sans2" fo:font-size="16pt" fo:font-style="normal" fo:text-shadow="none" fo:font-weight="bold" officeooo:rsid="038bc026"/>
    </style:style>
    <style:style style:name="T34" style:family="text">
      <style:text-properties fo:font-variant="small-caps" fo:color="#1ca2b8" loext:opacity="100%" style:font-name="Bitstream Vera Sans2" fo:font-size="16pt" fo:font-style="normal" fo:text-shadow="none" fo:font-weight="bold" officeooo:rsid="0386731d"/>
    </style:style>
    <style:style style:name="T35" style:family="text">
      <style:text-properties fo:font-variant="small-caps" fo:color="#1ca2b8" loext:opacity="100%" style:font-name="Bitstream Vera Sans2" fo:font-size="16pt" fo:font-style="normal" fo:text-shadow="none" fo:font-weight="bold" officeooo:rsid="0313166c"/>
    </style:style>
    <style:style style:name="T36" style:family="text">
      <style:text-properties fo:font-variant="small-caps" fo:color="#1ca2b8" loext:opacity="100%" style:font-name="Bitstream Vera Sans2" fo:font-size="16pt" fo:font-style="normal" fo:text-shadow="none" fo:font-weight="bold" officeooo:rsid="030f34d6"/>
    </style:style>
    <style:style style:name="T37" style:family="text">
      <style:text-properties fo:font-variant="small-caps" officeooo:rsid="00990660"/>
    </style:style>
    <style:style style:name="T38" style:family="text">
      <style:text-properties fo:font-variant="small-caps" officeooo:rsid="0054f64f"/>
    </style:style>
    <style:style style:name="T39" style:family="text">
      <style:text-properties fo:font-variant="small-caps" officeooo:rsid="00b5d2d1"/>
    </style:style>
    <style:style style:name="T40" style:family="text">
      <style:text-properties fo:font-variant="small-caps" officeooo:rsid="00b6801f"/>
    </style:style>
    <style:style style:name="T41" style:family="text">
      <style:text-properties fo:font-variant="small-caps" officeooo:rsid="007d7a6f"/>
    </style:style>
    <style:style style:name="T42" style:family="text">
      <style:text-properties fo:font-variant="small-caps" officeooo:rsid="0096b4e2"/>
    </style:style>
    <style:style style:name="T43" style:family="text">
      <style:text-properties fo:font-variant="small-caps" officeooo:rsid="00a847d5"/>
    </style:style>
    <style:style style:name="T44"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T45"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T46"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T47"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T48"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T49"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T50"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T51"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T52"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T53"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T54"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T55"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T56"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T57"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T58"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T59"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T60" style:family="text">
      <style:text-properties fo:font-variant="small-caps" fo:color="#d7e12c" loext:opacity="100%" style:font-name="Bitstream Vera Sans2" fo:font-size="16pt" fo:font-style="normal" fo:text-shadow="none" fo:font-weight="bold" officeooo:rsid="0274790a"/>
    </style:style>
    <style:style style:name="T61" style:family="text">
      <style:text-properties fo:font-variant="small-caps" fo:color="#d7e12c" loext:opacity="100%" style:font-name="Bitstream Vera Sans2" fo:font-size="16pt" fo:font-style="normal" fo:text-shadow="none" fo:font-weight="bold" officeooo:rsid="00248e62"/>
    </style:style>
    <style:style style:name="T62" style:family="text">
      <style:text-properties fo:font-variant="small-caps" fo:color="#d7e12c" loext:opacity="100%" style:font-name="Bitstream Vera Sans2" fo:font-size="16pt" fo:font-style="normal" fo:text-shadow="none" fo:font-weight="bold" officeooo:rsid="02767d15"/>
    </style:style>
    <style:style style:name="T63" style:family="text">
      <style:text-properties fo:font-variant="small-caps" fo:color="#d7e12c" loext:opacity="100%" style:font-name="Bitstream Vera Sans2" fo:font-size="16pt" fo:font-style="normal" fo:text-shadow="none" fo:font-weight="bold" officeooo:rsid="009c03d7"/>
    </style:style>
    <style:style style:name="T64" style:family="text">
      <style:text-properties fo:font-variant="small-caps" fo:color="#d7e12c" loext:opacity="100%" style:font-name="Bitstream Vera Sans2" fo:font-size="16pt" fo:font-style="normal" fo:text-shadow="none" fo:font-weight="bold" officeooo:rsid="009206bf"/>
    </style:style>
    <style:style style:name="T65" style:family="text">
      <style:text-properties fo:font-variant="small-caps" fo:color="#7fb241" loext:opacity="100%" style:font-name="Bitstream Vera Sans2" fo:font-size="16pt" fo:font-style="normal" fo:text-shadow="none" fo:font-weight="bold" officeooo:rsid="008d016c"/>
    </style:style>
    <style:style style:name="T66" style:family="text">
      <style:text-properties fo:font-variant="small-caps" fo:color="#7fb241" loext:opacity="100%" style:font-name="Bitstream Vera Sans2" fo:font-size="16pt" fo:font-style="normal" fo:text-shadow="none" fo:font-weight="bold" officeooo:rsid="017f1451"/>
    </style:style>
    <style:style style:name="T67" style:family="text">
      <style:text-properties fo:font-variant="small-caps" fo:color="#7fb241" loext:opacity="100%" style:font-name="Bitstream Vera Sans2" fo:font-size="16pt" fo:font-style="normal" fo:text-shadow="none" fo:font-weight="bold" officeooo:rsid="0177e18a"/>
    </style:style>
    <style:style style:name="T68" style:family="text">
      <style:text-properties fo:font-variant="small-caps" fo:color="#7fb241" loext:opacity="100%" style:font-name="Bitstream Vera Sans2" fo:font-size="16pt" fo:font-style="normal" fo:text-shadow="none" fo:font-weight="bold" officeooo:rsid="016f3374"/>
    </style:style>
    <style:style style:name="T69" style:family="text">
      <style:text-properties fo:font-variant="small-caps" fo:color="#7fb241" loext:opacity="100%" style:font-name="Bitstream Vera Sans2" fo:font-size="16pt" fo:font-style="normal" fo:text-shadow="none" fo:font-weight="bold" officeooo:rsid="020eb4a7"/>
    </style:style>
    <style:style style:name="T70"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T71"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T72"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T73"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T74"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T75" style:family="text">
      <style:text-properties fo:font-variant="small-caps" fo:color="#9d0f89" loext:opacity="100%" style:font-name="Bitstream Vera Sans" fo:font-size="16pt" fo:font-weight="bold" officeooo:rsid="01a13e78"/>
    </style:style>
    <style:style style:name="T76" style:family="text">
      <style:text-properties officeooo:rsid="00b6801f"/>
    </style:style>
    <style:style style:name="T77" style:family="text">
      <style:text-properties fo:text-transform="uppercase" fo:color="#808080" loext:opacity="100%" style:font-name="Bitstream Vera Sans" fo:font-size="9pt" fo:background-color="transparent" loext:char-shading-value="0"/>
    </style:style>
    <style:style style:name="T78" style:family="text">
      <style:text-properties fo:text-transform="uppercase" fo:color="#808080" loext:opacity="100%" style:font-name="Bitstream Vera Sans" fo:font-size="9pt" officeooo:rsid="009e3fdd" fo:background-color="transparent" loext:char-shading-value="0"/>
    </style:style>
    <style:style style:name="T79" style:family="text">
      <style:text-properties fo:text-transform="uppercase" fo:color="#808080" loext:opacity="100%" style:font-name="Bitstream Vera Sans" fo:font-size="9pt" officeooo:rsid="00b5d2d1" fo:background-color="transparent" loext:char-shading-value="0"/>
    </style:style>
    <style:style style:name="T80" style:family="text">
      <style:text-properties fo:text-transform="uppercase" fo:color="#808080" loext:opacity="100%" style:font-name="Bitstream Vera Sans" fo:font-size="9pt" officeooo:rsid="00b6801f" fo:background-color="transparent" loext:char-shading-value="0"/>
    </style:style>
    <style:style style:name="T81" style:family="text">
      <style:text-properties fo:text-transform="uppercase" fo:color="#808080" loext:opacity="100%" style:font-name="Bitstream Vera Sans" fo:font-size="9pt" officeooo:rsid="009a8a6b" fo:background-color="transparent" loext:char-shading-value="0"/>
    </style:style>
    <style:style style:name="T82" style:family="text">
      <style:text-properties fo:text-transform="uppercase" fo:color="#808080" loext:opacity="100%" style:font-name="Bitstream Vera Sans" fo:font-size="9pt" officeooo:rsid="02a682f9" fo:background-color="transparent" loext:char-shading-value="0"/>
    </style:style>
    <style:style style:name="T83" style:family="text">
      <style:text-properties fo:text-transform="uppercase" fo:color="#808080" loext:opacity="100%" style:font-name="Bitstream Vera Sans" fo:font-size="9pt" officeooo:rsid="029013f4" fo:background-color="transparent" loext:char-shading-value="0"/>
    </style:style>
    <style:style style:name="T84" style:family="text">
      <style:text-properties fo:text-transform="uppercase" fo:color="#808080" loext:opacity="100%" style:font-name="Bitstream Vera Sans" fo:font-size="9pt" officeooo:rsid="0054f64f" fo:background-color="transparent" loext:char-shading-value="0"/>
    </style:style>
    <style:style style:name="T85" style:family="text">
      <style:text-properties fo:text-transform="uppercase" fo:color="#808080" loext:opacity="100%" style:font-name="Bitstream Vera Sans" fo:font-size="9pt" officeooo:rsid="007d7a6f" fo:background-color="transparent" loext:char-shading-value="0"/>
    </style:style>
    <style:style style:name="T86" style:family="text">
      <style:text-properties fo:text-transform="uppercase" fo:color="#808080" loext:opacity="100%" style:font-name="Bitstream Vera Sans" fo:font-size="9pt" officeooo:rsid="007ae147" fo:background-color="transparent" loext:char-shading-value="0"/>
    </style:style>
    <style:style style:name="T87" style:family="text">
      <style:text-properties fo:text-transform="uppercase" fo:color="#808080" loext:opacity="100%" style:font-name="Bitstream Vera Sans" fo:font-size="9pt" officeooo:rsid="0108f339" fo:background-color="transparent" loext:char-shading-value="0"/>
    </style:style>
    <style:style style:name="T88" style:family="text">
      <style:text-properties fo:text-transform="uppercase" fo:color="#808080" loext:opacity="100%" style:font-name="Bitstream Vera Sans" fo:font-size="9pt" officeooo:rsid="00b3f5fc" fo:background-color="transparent" loext:char-shading-value="0"/>
    </style:style>
    <style:style style:name="T89" style:family="text">
      <style:text-properties fo:text-transform="uppercase" fo:color="#808080" loext:opacity="100%" style:font-name="Bitstream Vera Sans" fo:font-size="9pt" officeooo:rsid="013d813f" fo:background-color="transparent" loext:char-shading-value="0"/>
    </style:style>
    <style:style style:name="T90" style:family="text">
      <style:text-properties fo:text-transform="uppercase" fo:color="#808080" loext:opacity="100%" style:font-name="Bitstream Vera Sans" fo:font-size="9pt" officeooo:rsid="015f088a" fo:background-color="transparent" loext:char-shading-value="0"/>
    </style:style>
    <style:style style:name="T91" style:family="text">
      <style:text-properties fo:text-transform="uppercase" fo:color="#808080" loext:opacity="100%" style:font-name="Bitstream Vera Sans" fo:font-size="9pt" officeooo:rsid="00d8520c" fo:background-color="transparent" loext:char-shading-value="0"/>
    </style:style>
    <style:style style:name="T92" style:family="text">
      <style:text-properties fo:text-transform="uppercase" fo:color="#808080" loext:opacity="100%" style:font-name="Bitstream Vera Sans" fo:font-size="9pt" officeooo:rsid="0215abe1" fo:background-color="transparent" loext:char-shading-value="0"/>
    </style:style>
    <style:style style:name="T93" style:family="text">
      <style:text-properties fo:text-transform="uppercase" fo:color="#808080" loext:opacity="100%" style:font-name="Bitstream Vera Sans" fo:font-size="9pt" officeooo:rsid="0271cf95" fo:background-color="transparent" loext:char-shading-value="0"/>
    </style:style>
    <style:style style:name="T94" style:family="text">
      <style:text-properties fo:text-transform="uppercase" fo:color="#808080" loext:opacity="100%" style:font-name="Bitstream Vera Sans" fo:font-size="9pt" officeooo:rsid="0211dd7e" fo:background-color="transparent" loext:char-shading-value="0"/>
    </style:style>
    <style:style style:name="T95" style:family="text">
      <style:text-properties fo:text-transform="uppercase" fo:color="#808080" loext:opacity="100%" style:font-name="Bitstream Vera Sans" fo:font-size="9pt" officeooo:rsid="02767796" fo:background-color="transparent" loext:char-shading-value="0"/>
    </style:style>
    <style:style style:name="T96" style:family="text">
      <style:text-properties fo:text-transform="uppercase" fo:color="#808080" loext:opacity="100%" style:font-name="Bitstream Vera Sans" fo:font-size="9pt" officeooo:rsid="026324db" fo:background-color="transparent" loext:char-shading-value="0"/>
    </style:style>
    <style:style style:name="T97" style:family="text">
      <style:text-properties fo:text-transform="uppercase" fo:color="#808080" loext:opacity="100%" style:font-name="Bitstream Vera Sans" fo:font-size="9pt" officeooo:rsid="0264196d" fo:background-color="transparent" loext:char-shading-value="0"/>
    </style:style>
    <style:style style:name="T98" style:family="text">
      <style:text-properties fo:text-transform="uppercase" fo:color="#808080" loext:opacity="100%" style:font-name="Bitstream Vera Sans" fo:font-size="9pt" officeooo:rsid="02722f5d" fo:background-color="transparent" loext:char-shading-value="0"/>
    </style:style>
    <style:style style:name="T99" style:family="text">
      <style:text-properties fo:text-transform="uppercase" fo:color="#808080" loext:opacity="100%" style:font-name="Bitstream Vera Sans" fo:font-size="9pt" officeooo:rsid="026f2aea" fo:background-color="transparent" loext:char-shading-value="0"/>
    </style:style>
    <style:style style:name="T100" style:family="text">
      <style:text-properties fo:text-transform="uppercase" fo:color="#808080" loext:opacity="100%" style:font-name="Bitstream Vera Sans" fo:font-size="9pt" officeooo:rsid="025b341c" fo:background-color="transparent" loext:char-shading-value="0"/>
    </style:style>
    <style:style style:name="T101" style:family="text">
      <style:text-properties fo:text-transform="uppercase" fo:color="#808080" loext:opacity="100%" style:font-name="Bitstream Vera Sans" fo:font-size="9pt" officeooo:rsid="024b67fe" fo:background-color="transparent" loext:char-shading-value="0"/>
    </style:style>
    <style:style style:name="T102" style:family="text">
      <style:text-properties fo:text-transform="uppercase" fo:color="#808080" loext:opacity="100%" style:font-name="Bitstream Vera Sans" fo:font-size="9pt" officeooo:rsid="0250d176" fo:background-color="transparent" loext:char-shading-value="0"/>
    </style:style>
    <style:style style:name="T103" style:family="text">
      <style:text-properties fo:text-transform="uppercase" fo:color="#808080" loext:opacity="100%" style:font-name="Bitstream Vera Sans" fo:font-size="9pt" officeooo:rsid="02392280" fo:background-color="transparent" loext:char-shading-value="0"/>
    </style:style>
    <style:style style:name="T104" style:family="text">
      <style:text-properties fo:text-transform="uppercase" fo:color="#808080" loext:opacity="100%" style:font-name="Bitstream Vera Sans" fo:font-size="9pt" officeooo:rsid="0242edd8" fo:background-color="transparent" loext:char-shading-value="0"/>
    </style:style>
    <style:style style:name="T105" style:family="text">
      <style:text-properties fo:text-transform="uppercase" fo:color="#808080" loext:opacity="100%" style:font-name="Bitstream Vera Sans" fo:font-size="9pt" officeooo:rsid="02366921" fo:background-color="transparent" loext:char-shading-value="0"/>
    </style:style>
    <style:style style:name="T106" style:family="text">
      <style:text-properties fo:text-transform="uppercase" fo:color="#808080" loext:opacity="100%" style:font-name="Bitstream Vera Sans" fo:font-size="9pt" officeooo:rsid="022816fd" fo:background-color="transparent" loext:char-shading-value="0"/>
    </style:style>
    <style:style style:name="T107" style:family="text">
      <style:text-properties fo:text-transform="uppercase" fo:color="#808080" loext:opacity="100%" style:font-name="Bitstream Vera Sans" fo:font-size="9pt" officeooo:rsid="008d016c" fo:background-color="transparent" loext:char-shading-value="0"/>
    </style:style>
    <style:style style:name="T108" style:family="text">
      <style:text-properties fo:text-transform="uppercase" fo:color="#808080" loext:opacity="100%" style:font-name="Bitstream Vera Sans" fo:font-size="9pt" officeooo:rsid="0181574a" fo:background-color="transparent" loext:char-shading-value="0"/>
    </style:style>
    <style:style style:name="T109" style:family="text">
      <style:text-properties fo:text-transform="uppercase" fo:color="#808080" loext:opacity="100%" style:font-name="Bitstream Vera Sans" fo:font-size="9pt" officeooo:rsid="01827f40" fo:background-color="transparent" loext:char-shading-value="0"/>
    </style:style>
    <style:style style:name="T110" style:family="text">
      <style:text-properties fo:text-transform="uppercase" fo:color="#808080" loext:opacity="100%" style:font-name="Bitstream Vera Sans" fo:font-size="9pt" officeooo:rsid="0177e18a" fo:background-color="transparent" loext:char-shading-value="0"/>
    </style:style>
    <style:style style:name="T111" style:family="text">
      <style:text-properties fo:text-transform="uppercase" fo:color="#808080" loext:opacity="100%" style:font-name="Bitstream Vera Sans" fo:font-size="9pt" officeooo:rsid="010f7046" fo:background-color="transparent" loext:char-shading-value="0"/>
    </style:style>
    <style:style style:name="T112" style:family="text">
      <style:text-properties fo:text-transform="uppercase" fo:color="#808080" loext:opacity="100%" style:font-name="Bitstream Vera Sans" fo:font-size="9pt" officeooo:rsid="01239129" fo:background-color="transparent" loext:char-shading-value="0"/>
    </style:style>
    <style:style style:name="T113" style:family="text">
      <style:text-properties fo:text-transform="uppercase" fo:color="#808080" loext:opacity="100%" style:font-name="Bitstream Vera Sans" fo:font-size="9pt" officeooo:rsid="01120261" fo:background-color="transparent" loext:char-shading-value="0"/>
    </style:style>
    <style:style style:name="T114" style:family="text">
      <style:text-properties fo:text-transform="uppercase" fo:color="#808080" loext:opacity="100%" style:font-name="Bitstream Vera Sans" fo:font-size="9pt" officeooo:rsid="010c4d3a" fo:background-color="transparent" loext:char-shading-value="0"/>
    </style:style>
    <style:style style:name="T115" style:family="text">
      <style:text-properties fo:text-transform="uppercase" fo:color="#808080" loext:opacity="100%" style:font-name="Bitstream Vera Sans" fo:font-size="9pt" officeooo:rsid="010d212a" fo:background-color="transparent" loext:char-shading-value="0"/>
    </style:style>
    <style:style style:name="T116" style:family="text">
      <style:text-properties fo:text-transform="uppercase" fo:color="#808080" loext:opacity="100%" style:font-name="Bitstream Vera Sans" fo:font-size="9pt" officeooo:rsid="01924125" fo:background-color="transparent" loext:char-shading-value="0"/>
    </style:style>
    <style:style style:name="T117" style:family="text">
      <style:text-properties fo:text-transform="uppercase" fo:color="#808080" loext:opacity="100%" style:font-name="Bitstream Vera Sans" fo:font-size="9pt" officeooo:rsid="015c53e1" fo:background-color="transparent" loext:char-shading-value="0"/>
    </style:style>
    <style:style style:name="T118" style:family="text">
      <style:text-properties fo:text-transform="uppercase" fo:color="#808080" loext:opacity="100%" style:font-name="Bitstream Vera Sans" fo:font-size="9pt" officeooo:rsid="0160d7ef" fo:background-color="transparent" loext:char-shading-value="0"/>
    </style:style>
    <style:style style:name="T119" style:family="text">
      <style:text-properties fo:text-transform="uppercase" fo:color="#808080" loext:opacity="100%" style:font-name="Bitstream Vera Sans" fo:font-size="9pt" officeooo:rsid="00d4df5c" fo:background-color="transparent" loext:char-shading-value="0"/>
    </style:style>
    <style:style style:name="T120" style:family="text">
      <style:text-properties fo:text-transform="uppercase" fo:color="#808080" loext:opacity="100%" style:font-name="Bitstream Vera Sans" fo:font-size="9pt" officeooo:rsid="01ecd3e3" fo:background-color="transparent" loext:char-shading-value="0"/>
    </style:style>
    <style:style style:name="T121" style:family="text">
      <style:text-properties fo:text-transform="uppercase" fo:color="#808080" loext:opacity="100%" style:font-name="Bitstream Vera Sans" fo:font-size="9pt" officeooo:rsid="01dfe97b" fo:background-color="transparent" loext:char-shading-value="0"/>
    </style:style>
    <style:style style:name="T122" style:family="text">
      <style:text-properties fo:text-transform="uppercase" fo:color="#808080" loext:opacity="100%" style:font-name="Bitstream Vera Sans" fo:font-size="9pt" officeooo:rsid="01e10c40" fo:background-color="transparent" loext:char-shading-value="0"/>
    </style:style>
    <style:style style:name="T123" style:family="text">
      <style:text-properties fo:text-transform="uppercase" fo:color="#808080" loext:opacity="100%" style:font-name="Bitstream Vera Sans" fo:font-size="9pt" officeooo:rsid="019c9165" fo:background-color="transparent" loext:char-shading-value="0"/>
    </style:style>
    <style:style style:name="T124" style:family="text">
      <style:text-properties fo:text-transform="uppercase" fo:color="#808080" loext:opacity="100%" style:font-name="Bitstream Vera Sans" fo:font-size="9pt" officeooo:rsid="00863005" fo:background-color="transparent" loext:char-shading-value="0"/>
    </style:style>
    <style:style style:name="T125" style:family="text">
      <style:text-properties fo:text-transform="uppercase" fo:color="#808080" loext:opacity="100%" style:font-name="Bitstream Vera Sans" fo:font-size="9pt" officeooo:rsid="009c03d7" fo:background-color="transparent" loext:char-shading-value="0"/>
    </style:style>
    <style:style style:name="T126" style:family="text">
      <style:text-properties fo:text-transform="uppercase" fo:color="#808080" loext:opacity="100%" style:font-name="Bitstream Vera Sans" fo:font-size="9pt" officeooo:rsid="009206bf" fo:background-color="transparent" loext:char-shading-value="0"/>
    </style:style>
    <style:style style:name="T127" style:family="text">
      <style:text-properties fo:text-transform="uppercase" fo:color="#808080" loext:opacity="100%" style:font-name="Bitstream Vera Sans" fo:font-size="9pt" officeooo:rsid="01f8729d" fo:background-color="transparent" loext:char-shading-value="0"/>
    </style:style>
    <style:style style:name="T128" style:family="text">
      <style:text-properties fo:text-transform="uppercase" fo:color="#808080" loext:opacity="100%" style:font-name="Bitstream Vera Sans" fo:font-size="9pt" officeooo:rsid="016f3374" fo:background-color="transparent" loext:char-shading-value="0"/>
    </style:style>
    <style:style style:name="T129" style:family="text">
      <style:text-properties fo:text-transform="uppercase" fo:color="#808080" loext:opacity="100%" style:font-name="Bitstream Vera Sans" fo:font-size="9pt" officeooo:rsid="027e70e3" fo:background-color="transparent" loext:char-shading-value="0"/>
    </style:style>
    <style:style style:name="T130" style:family="text">
      <style:text-properties fo:text-transform="uppercase" fo:color="#808080" loext:opacity="100%" style:font-name="Bitstream Vera Sans" fo:font-size="9pt" officeooo:rsid="01fbd77d" fo:background-color="transparent" loext:char-shading-value="0"/>
    </style:style>
    <style:style style:name="T131" style:family="text">
      <style:text-properties fo:text-transform="uppercase" fo:color="#808080" loext:opacity="100%" style:font-name="Bitstream Vera Sans" fo:font-size="9pt" officeooo:rsid="00a59a60" fo:background-color="transparent" loext:char-shading-value="0"/>
    </style:style>
    <style:style style:name="T132" style:family="text">
      <style:text-properties fo:text-transform="uppercase" fo:color="#808080" loext:opacity="100%" style:font-name="Bitstream Vera Sans" fo:font-size="9pt" officeooo:rsid="005cb084" fo:background-color="transparent" loext:char-shading-value="0"/>
    </style:style>
    <style:style style:name="T133" style:family="text">
      <style:text-properties fo:text-transform="uppercase" fo:color="#808080" loext:opacity="100%" style:font-name="Bitstream Vera Sans" fo:font-size="9pt" officeooo:rsid="033506eb" fo:background-color="transparent" loext:char-shading-value="0"/>
    </style:style>
    <style:style style:name="T134" style:family="text">
      <style:text-properties fo:text-transform="uppercase" fo:color="#808080" loext:opacity="100%" style:font-name="Bitstream Vera Sans" fo:font-size="9pt" officeooo:rsid="030c4d7d" fo:background-color="transparent" loext:char-shading-value="0"/>
    </style:style>
    <style:style style:name="T135" style:family="text">
      <style:text-properties fo:text-transform="uppercase" fo:color="#808080" loext:opacity="100%" style:font-name="Bitstream Vera Sans" fo:font-size="9pt" officeooo:rsid="0386731d" fo:background-color="transparent" loext:char-shading-value="0"/>
    </style:style>
    <style:style style:name="T136" style:family="text">
      <style:text-properties fo:text-transform="uppercase" fo:color="#808080" loext:opacity="100%" style:font-name="Bitstream Vera Sans" fo:font-size="9pt" officeooo:rsid="0334510d" fo:background-color="transparent" loext:char-shading-value="0"/>
    </style:style>
    <style:style style:name="T137" style:family="text">
      <style:text-properties fo:text-transform="uppercase" fo:color="#808080" loext:opacity="100%" style:font-name="Bitstream Vera Sans" fo:font-size="9pt" officeooo:rsid="038bc026" fo:background-color="transparent" loext:char-shading-value="0"/>
    </style:style>
    <style:style style:name="T138" style:family="text">
      <style:text-properties fo:text-transform="uppercase" fo:color="#808080" loext:opacity="100%" style:font-name="Bitstream Vera Sans" fo:font-size="9pt" officeooo:rsid="038719cc" fo:background-color="transparent" loext:char-shading-value="0"/>
    </style:style>
    <style:style style:name="T139" style:family="text">
      <style:text-properties fo:text-transform="uppercase" fo:color="#808080" loext:opacity="100%" style:font-name="Bitstream Vera Sans" fo:font-size="9pt" officeooo:rsid="0313166c" fo:background-color="transparent" loext:char-shading-value="0"/>
    </style:style>
    <style:style style:name="T140" style:family="text">
      <style:text-properties fo:text-transform="uppercase" fo:color="#808080" loext:opacity="100%" style:font-name="Bitstream Vera Sans" fo:font-size="9pt" officeooo:rsid="030f34d6" fo:background-color="transparent" loext:char-shading-value="0"/>
    </style:style>
    <style:style style:name="T141" style:family="text">
      <style:text-properties fo:text-transform="uppercase" fo:color="#808080" loext:opacity="100%" style:font-name="Bitstream Vera Sans" fo:font-size="9pt" officeooo:rsid="00f252bf" fo:background-color="transparent" loext:char-shading-value="0"/>
    </style:style>
    <style:style style:name="T142" style:family="text">
      <style:text-properties fo:text-transform="uppercase" fo:color="#808080" loext:opacity="100%" style:font-name="Bitstream Vera Sans" fo:font-size="9pt" officeooo:rsid="00ab054e" fo:background-color="transparent" loext:char-shading-value="0"/>
    </style:style>
    <style:style style:name="T143" style:family="text">
      <style:text-properties fo:text-transform="uppercase" fo:color="#808080" loext:opacity="100%" style:font-name="Bitstream Vera Sans" fo:font-size="9pt" officeooo:rsid="00b0f0c1" fo:background-color="transparent" loext:char-shading-value="0"/>
    </style:style>
    <style:style style:name="T144" style:family="text">
      <style:text-properties fo:text-transform="uppercase" fo:color="#808080" loext:opacity="100%" style:font-name="Bitstream Vera Sans" fo:font-size="9pt" officeooo:rsid="00d44bd3" fo:background-color="transparent" loext:char-shading-value="0"/>
    </style:style>
    <style:style style:name="T145" style:family="text">
      <style:text-properties fo:text-transform="uppercase" fo:color="#808080" loext:opacity="100%" style:font-name="Bitstream Vera Sans" fo:font-size="9pt" officeooo:rsid="00fb4f81" fo:background-color="transparent" loext:char-shading-value="0"/>
    </style:style>
    <style:style style:name="T146" style:family="text">
      <style:text-properties fo:text-transform="uppercase" fo:color="#808080" loext:opacity="100%" style:font-name="Bitstream Vera Sans" fo:font-size="9pt" officeooo:rsid="00fda0e9" fo:background-color="transparent" loext:char-shading-value="0"/>
    </style:style>
    <style:style style:name="T147" style:family="text">
      <style:text-properties fo:text-transform="uppercase" fo:color="#808080" loext:opacity="100%" style:font-name="Bitstream Vera Sans" fo:font-size="9pt" officeooo:rsid="0113c9a8" fo:background-color="transparent" loext:char-shading-value="0"/>
    </style:style>
    <style:style style:name="T148"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9"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0" style:family="text">
      <style:text-properties officeooo:rsid="009e3fdd"/>
    </style:style>
    <style:style style:name="T151" style:family="text">
      <style:text-properties officeooo:rsid="00b5d2d1"/>
    </style:style>
    <style:style style:name="T152" style:family="text">
      <style:text-properties officeooo:rsid="00a59037"/>
    </style:style>
    <style:style style:name="T153" style:family="text">
      <style:text-properties officeooo:rsid="0096b4e2"/>
    </style:style>
    <style:style style:name="T154" style:family="text">
      <style:text-properties officeooo:rsid="0032e83a"/>
    </style:style>
    <style:style style:name="T155" style:family="text">
      <style:text-properties officeooo:rsid="002b33ed"/>
    </style:style>
    <style:style style:name="T156" style:family="text">
      <style:text-properties officeooo:rsid="008d016c"/>
    </style:style>
    <style:style style:name="T157" style:family="text">
      <style:text-properties officeooo:rsid="01fe03f2"/>
    </style:style>
    <style:style style:name="T158" style:family="text">
      <style:text-properties officeooo:rsid="010c4d3a"/>
    </style:style>
    <style:style style:name="T159" style:family="text">
      <style:text-properties fo:font-size="16pt" style:font-size-asian="16pt" style:font-size-complex="16pt"/>
    </style:style>
    <style:style style:name="T160" style:family="text">
      <style:text-properties officeooo:rsid="01f8729d"/>
    </style:style>
    <style:style style:name="T161" style:family="text">
      <style:text-properties officeooo:rsid="01b6dc57"/>
    </style:style>
    <style:style style:name="T162" style:family="text">
      <style:text-properties officeooo:rsid="015f088a"/>
    </style:style>
    <style:style style:name="T163" style:family="text">
      <style:text-properties officeooo:rsid="0160d7ef"/>
    </style:style>
    <style:style style:name="T164" style:family="text">
      <style:text-properties officeooo:rsid="02735980"/>
    </style:style>
    <style:style style:name="T165" style:family="text">
      <style:text-properties officeooo:rsid="02757f12"/>
    </style:style>
    <style:style style:name="T166" style:family="text">
      <style:text-properties officeooo:rsid="0272f9e5"/>
    </style:style>
    <style:style style:name="T167" style:family="text">
      <style:text-properties officeooo:rsid="026ec296"/>
    </style:style>
    <style:style style:name="T168" style:family="text">
      <style:text-properties officeooo:rsid="0268e0aa"/>
    </style:style>
    <style:style style:name="T169" style:family="text">
      <style:text-properties officeooo:rsid="0072f07f"/>
    </style:style>
    <style:style style:name="T170"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71" style:family="text">
      <style:text-properties officeooo:rsid="014407b5"/>
    </style:style>
    <style:style style:name="T172" style:family="text">
      <style:text-properties officeooo:rsid="00a59a60"/>
    </style:style>
    <style:style style:name="T173"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T174"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T175" style:family="text">
      <style:text-properties fo:font-variant="normal" fo:text-transform="none" style:font-name="Bitstream Vera Sans4" fo:letter-spacing="normal" fo:font-style="normal" fo:font-weight="normal" officeooo:rsid="02590042" style:font-weight-asian="normal" style:font-weight-complex="normal"/>
    </style:style>
    <style:style style:name="T176" style:family="text">
      <style:text-properties fo:font-variant="normal" fo:text-transform="none" style:font-name="Bitstream Vera Sans4" fo:letter-spacing="normal" fo:font-style="normal" fo:font-weight="normal" officeooo:rsid="022cac97" style:font-weight-asian="normal" style:font-weight-complex="normal"/>
    </style:style>
    <style:style style:name="T177" style:family="text">
      <style:text-properties fo:font-variant="normal" fo:text-transform="none" style:font-name="Bitstream Vera Sans4" fo:letter-spacing="normal" fo:font-style="normal" fo:font-weight="normal" officeooo:rsid="023628dc" style:font-weight-asian="normal" style:font-weight-complex="normal"/>
    </style:style>
    <style:style style:name="T178" style:family="text">
      <style:text-properties officeooo:rsid="005a3fa8"/>
    </style:style>
    <style:style style:name="T179" style:family="text">
      <style:text-properties officeooo:rsid="00415f3a"/>
    </style:style>
    <style:style style:name="T180" style:family="text">
      <style:text-properties officeooo:rsid="00386ebd"/>
    </style:style>
    <style:style style:name="T181" style:family="text">
      <style:text-properties officeooo:rsid="0334a5be"/>
    </style:style>
    <style:style style:name="T182" style:family="text">
      <style:text-properties officeooo:rsid="0315af39"/>
    </style:style>
    <style:style style:name="T183" style:family="text">
      <style:text-properties officeooo:rsid="00a4cf55"/>
    </style:style>
    <style:style style:name="T184" style:family="text">
      <style:text-properties fo:font-weight="bold" style:font-weight-asian="bold" style:font-weight-complex="bold"/>
    </style:style>
    <style:style style:name="T185" style:family="text">
      <style:text-properties fo:font-weight="bold" officeooo:rsid="022cac97" style:font-weight-asian="bold" style:font-weight-complex="bold"/>
    </style:style>
    <style:style style:name="T186" style:family="text">
      <style:text-properties fo:font-style="normal" style:font-style-asian="normal" style:font-style-complex="normal"/>
    </style:style>
    <style:style style:name="T187" style:family="text">
      <style:text-properties officeooo:rsid="022d7aa6"/>
    </style:style>
    <style:style style:name="T188" style:family="text">
      <style:text-properties officeooo:rsid="022c409c"/>
    </style:style>
    <style:style style:name="T189" style:family="text">
      <style:text-properties officeooo:rsid="02590042"/>
    </style:style>
    <style:style style:name="T190" style:family="text">
      <style:text-properties fo:font-style="italic" fo:font-weight="bold" officeooo:rsid="022c409c" style:font-style-asian="italic" style:font-weight-asian="bold" style:font-style-complex="italic" style:font-weight-complex="bold"/>
    </style:style>
    <style:style style:name="T191" style:family="text">
      <style:text-properties fo:font-style="italic" officeooo:rsid="022c409c" style:font-style-asian="italic" style:font-style-complex="italic"/>
    </style:style>
    <style:style style:name="T192" style:family="text">
      <style:text-properties style:font-name="Bitstream Vera Sans" fo:font-size="10pt" fo:font-style="italic" officeooo:rsid="02a5abb5" style:font-style-asian="italic" style:font-style-complex="italic"/>
    </style:style>
    <style:style style:name="T193" style:family="text">
      <style:text-properties officeooo:rsid="02c34a46"/>
    </style:style>
    <style:style style:name="T194" style:family="text"/>
    <style:style style:name="T195" style:family="text">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loext:opacity="0%" style:text-outline="false" style:text-line-through-style="none" style:text-line-through-type="none" style:font-name="Bitstream Vera Sans" fo:font-size="9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98" style:family="text">
      <style:text-properties fo:font-variant="normal" fo:text-transform="none" fo:color="#c9211e"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99" style:family="text">
      <style:text-properties fo:color="#ffffff" loext:opacity="100%" style:font-name="Bitstream Vera Sans4" fo:font-size="11pt" fo:font-weight="bold" style:font-size-asian="11pt" style:font-weight-asian="bold" style:font-size-complex="11pt" style:font-weight-complex="bold"/>
    </style:style>
    <style:style style:name="T200" style:family="text">
      <style:text-properties fo:color="#ffffff" loext:opacity="100%" style:font-name="Bitstream Vera Sans4" fo:font-size="16pt" fo:font-weight="bold" style:font-size-asian="16pt" style:font-weight-asian="bold" style:font-size-complex="16pt" style:font-weight-complex="bold"/>
    </style:style>
    <style:style style:name="T201" style:family="text">
      <style:text-properties fo:font-variant="normal" fo:text-transform="none" style:use-window-font-color="true" loext:opacity="0%" style:text-outline="false" style:text-line-through-style="none" style:text-line-through-type="none" style:font-name="Bitstream Vera Sans4" fo:font-size="6pt" fo:font-style="normal" fo:text-shadow="none" style:text-underline-style="none" fo:font-weight="normal" style:letter-kerning="true" style:font-name-asian="AR PL KaitiM GB"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b4c7dc" style:background-transparency="75%" draw:fill="solid" draw:fill-color="#b4c7dc" draw:opacity="25%" fo:padding="0.15cm" fo:border="none"/>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3"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4"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5"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6"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9" style:family="graphic">
      <style:graphic-properties draw:stroke="soli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0" style:family="graphic">
      <style:graphic-properties draw:stroke="solid" svg:stroke-width="0.028cm" svg:stroke-color="#009933"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solid" svg:stroke-width="0.028cm" svg:stroke-color="#009933"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199cm" draw:marker-start-center="false" draw:marker-end="" draw:marker-end-width="0.199cm" draw:marker-end-center="false" draw:fill="none"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solid" svg:stroke-width="0.019cm" svg:stroke-color="#000000" draw:marker-start="" draw:marker-start-width="0.199cm" draw:marker-start-center="false" draw:marker-end="" draw:marker-end-width="0.199cm" draw:marker-end-center="false" draw:fill="none"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4" style:family="graphic">
      <style:graphic-properties draw:stroke="solid" svg:stroke-width="0.019cm" svg:stroke-color="#000000" draw:marker-start="" draw:marker-start-width="0.199cm" draw:marker-start-center="false" draw:marker-end="" draw:marker-end-width="0.199cm" draw:marker-end-center="false" draw:fill="none"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hatch" draw:fill-color="#729fcf" draw:fill-hatch-name="Black_20_0_20_Degrees"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3"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4"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6"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7"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8"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9"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solid" svg:stroke-width="0.028cm" svg:stroke-color="#0099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2" style:family="graphic">
      <style:graphic-properties draw:stroke="solid" svg:stroke-width="0.028cm" svg:stroke-color="#0099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3" style:family="graphic">
      <style:graphic-properties draw:stroke="solid" svg:stroke-width="0.028cm" svg:stroke-color="#0099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4" style:family="graphic">
      <style:graphic-properties draw:stroke="solid" svg:stroke-width="0.028cm" svg:stroke-color="#0099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5"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6"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7"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8"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9"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0"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1" style:family="graphic">
      <style:graphic-properties draw:stroke="dash" draw:stroke-dash="Fine_20_Dashed" svg:stroke-width="0.028cm" svg:stroke-color="#3465a4" draw:marker-start="" draw:marker-start-width="0.242cm" draw:marker-start-center="false" draw:marker-end="Arrow" draw:marker-end-width="0.3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53" style:family="graphic">
      <style:graphic-properties draw:stroke="solid" svg:stroke-width="0.03cm" svg:stroke-color="#3465a4" draw:marker-start="" draw:marker-start-width="0.25cm" draw:marker-start-center="false" draw:marker-end="" draw:marker-end-width="0.25cm" draw:marker-end-center="false" draw:fill="solid" draw:fill-color="#66ff00" draw:textarea-horizontal-align="justify" draw:textarea-vertical-align="middle" draw:auto-grow-height="false" fo:min-height="6.856cm" fo:min-width="4.725cm" fo:padding-top="0.139cm" fo:padding-bottom="0.139cm" fo:padding-left="0.265cm" fo:padding-right="0.265cm" draw:shadow="hidden" draw:shadow-offset-x="0.199cm" draw:shadow-offset-y="0.199cm" draw:shadow-color="#808080" style:run-through="foreground"/>
    </style:style>
    <style:style style:name="gr54" style:family="graphic">
      <style:graphic-properties draw:stroke="solid" svg:stroke-width="0.03cm" svg:stroke-color="#000000" draw:marker-start="" draw:marker-start-width="0.25cm" draw:marker-start-center="false" draw:marker-end="Arrow" draw:marker-end-width="0.199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1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4cm" fo:padding-top="0.125cm" fo:padding-bottom="0.125cm" fo:padding-left="0.25cm" fo:padding-right="0.25cm" draw:shadow="hidden" draw:shadow-offset-x="0.199cm" draw:shadow-offset-y="0.199cm" draw:shadow-color="#808080" style:run-through="foreground"/>
      <style:paragraph-properties style:writing-mode="lr-tb"/>
    </style:style>
    <style:style style:name="gr59" style:family="graphic">
      <style:graphic-properties draw:stroke="dash" draw:stroke-dash="Fine_20_Dashe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0" style:family="graphic">
      <style:graphic-properties draw:stroke="dash" draw:stroke-dash="Fine_20_Dashe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1" style:family="graphic">
      <style:graphic-properties draw:stroke="soli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2" style:family="graphic">
      <style:graphic-properties draw:stroke="soli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3"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4"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5"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6"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6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7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7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7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7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76"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78"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9" style:family="graphic">
      <style:graphic-properties draw:stroke="none" draw:fill="solid" draw:fill-color="#2a6099" draw:textarea-horizontal-align="justify" draw:textarea-vertical-align="middle" draw:auto-grow-height="false" fo:min-height="0.57cm" fo:min-width="3.893cm" style:run-through="foreground"/>
      <style:paragraph-properties style:writing-mode="lr-tb"/>
    </style:style>
    <style:style style:name="gr8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84"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87"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88" style:family="graphic">
      <style:graphic-properties draw:stroke="none" draw:fill="solid" draw:fill-color="#1ca2b8" style:run-through="foreground" style:wrap="none" style:vertical-pos="from-top" style:vertical-rel="page" style:horizontal-pos="from-left" style:horizontal-rel="page" draw:wrap-influence-on-position="once-concurrent" loext:allow-overlap="true" style:flow-with-text="false"/>
    </style:style>
    <style:style style:name="gr89" style:family="graphic">
      <style:graphic-properties draw:stroke="solid" svg:stroke-width="0.049cm" svg:stroke-color="#000000" draw:marker-start="" draw:marker-start-width="0.28cm" draw:marker-start-center="false" draw:marker-end="" draw:marker-end-width="0.28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0"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paragraph-properties style:writing-mode="lr-tb"/>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4cm" fo:padding-top="0.125cm" fo:padding-bottom="0.125cm" fo:padding-left="0.25cm" fo:padding-right="0.25cm" draw:shadow="hidden" draw:shadow-offset-x="0.199cm" draw:shadow-offset-y="0.199cm" draw:shadow-color="#808080" style:run-through="foreground"/>
      <style:paragraph-properties style:writing-mode="lr-tb"/>
    </style:style>
    <style:style style:name="gr93" style:family="graphic">
      <style:graphic-properties draw:stroke="dash" draw:stroke-dash="Dashed_20__28_var_29_"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4"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099cm" fo:min-width="0cm" fo:padding-top="0.139cm" fo:padding-bottom="0.139cm" fo:padding-left="0.265cm" fo:padding-right="0.265cm" draw:shadow="hidden" draw:shadow-offset-x="0.199cm" draw:shadow-offset-y="0.199cm" draw:shadow-color="#808080" style:run-through="foreground"/>
    </style:style>
    <style:style style:name="gr95" style:family="graphic">
      <style:graphic-properties draw:stroke="solid" svg:stroke-width="0.03cm" svg:stroke-color="#00cc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6" style:family="graphic">
      <style:graphic-properties draw:stroke="solid" svg:stroke-width="0.03cm" svg:stroke-color="#ff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98" style:family="graphic">
      <style:graphic-properties svg:stroke-width="0.03cm" svg:stroke-color="#000000" draw:marker-start-width="0.39cm" draw:marker-end-width="0.39cm" draw:fill="none" draw:textarea-horizontal-align="justify" draw:textarea-vertical-align="middle" draw:auto-grow-height="false" fo:min-height="0.09cm" fo:min-width="0.081cm" fo:padding-top="0.014cm" fo:padding-bottom="0.014cm" fo:padding-left="0.014cm" fo:padding-right="0.014cm" style:run-through="foreground"/>
    </style:style>
    <style:style style:name="gr9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6" draw:name="Shape2_1" draw:style-name="gr86" draw:text-style-name="P146" svg:width="3.918cm" svg:height="1.031cm" draw:transform="rotate (0.0876155284501153) translate (0.137583333333333cm 0.342194444444444cm)">
        <draw:text-box>
          <text:p text:style-name="P132"><text:span text:style-name="T199">Fiche supplémentaire</text:span></text:p>
        </draw:text-box>
      </draw:frame>
      <draw:frame text:anchor-type="page" text:anchor-page-number="1" draw:z-index="5" draw:name="Shape2_2" draw:style-name="gr87" draw:text-style-name="P141" svg:width="2.701cm" svg:height="0.715cm" draw:transform="rotate (0.0876155284501153) translate (1.13594444444444cm 1.38288888888889cm)">
        <draw:text-box>
          <text:p text:style-name="P132"><text:span text:style-name="T200">Série 6</text:span></text:p>
        </draw:text-box>
      </draw:frame>
      <draw:path text:anchor-type="page" text:anchor-page-number="1" draw:z-index="4" draw:name="Shape1_3" draw:style-name="gr88" draw:text-style-name="P143" svg:width="4.329cm" svg:height="2.24cm" svg:x="0cm" svg:y="0.001cm" svg:viewBox="0 0 4330 2241" svg:d="M0 2241l3984-288c209-15 363-168 345-342l-170-1611h-4159z">
        <text:p/>
      </draw:path>
      <draw:line text:anchor-type="page" text:anchor-page-number="1" draw:z-index="0" draw:name="Shape3_1" draw:style-name="gr99" draw:text-style-name="P132" svg:x1="11.035cm" svg:y1="1.408cm" svg:x2="21.998cm" svg:y2="1.433cm">
        <text:p/>
      </draw:line>
      <text:h text:style-name="P115" text:outline-level="1"><draw:g text:anchor-type="paragraph" draw:z-index="191" draw:name="Shape73" draw:style-name="gr78"><draw:custom-shape draw:style-name="gr79" draw:text-style-name="P140" svg:width="3.964cm" svg:height="0.641cm" draw:transform="skewX (0.00279252680319092) rotate (0.0872664625997165) translate (-0.807861111111111cm 0.689680555555556cm)"><text:p text:style-name="P139"><text:span text:style-name="T199">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Frame2" text:anchor-type="char" svg:x="-0.91cm" svg:y="0.686cm" svg:width="9.918cm" draw:z-index="1"><draw:text-box fo:min-height="24.172cm"><text:p text:style-name="P107"/><text:p text:style-name="P108"><text:span text:style-name="T185">Énoncé : </text:span><text:span text:style-name="T175">P</text:span><text:span text:style-name="T176">our se rendre d'un point A à un point B, Morgane doit </text:span><text:span text:style-name="T175">faire une étape à</text:span><text:span text:style-name="T176"> </text:span><text:span text:style-name="T177">une rivière. </text:span><text:span text:style-name="T175">Elle doit</text:span><text:span text:style-name="T187"> effectu</text:span><text:span text:style-name="T189">er</text:span><text:span text:style-name="T187"> le trajet le plus court possible</text:span><text:span text:style-name="T188">.</text:span></text:p><text:p text:style-name="P109">Quel est ce trajet ?</text:p><text:p text:style-name="P101"><draw:g text:anchor-type="paragraph" draw:z-index="3" draw:name="Shape29" draw:style-name="gr78"><draw:g draw:style-name="gr2"><draw:line draw:style-name="gr89" draw:text-style-name="P120" svg:x1="0.381cm" svg:y1="6.204cm" svg:x2="7.208cm" svg:y2="3.104cm"><text:p/></draw:line><draw:line draw:style-name="gr90" draw:text-style-name="P120" svg:x1="1.272cm" svg:y1="3.101cm" svg:x2="1.372cm" svg:y2="3.201cm"><text:p/></draw:line><draw:line draw:style-name="gr90" draw:text-style-name="P120" svg:x1="1.373cm" svg:y1="3.102cm" svg:x2="1.271cm" svg:y2="3.2cm"><text:p/></draw:line><draw:line draw:style-name="gr90" draw:text-style-name="P120" svg:x1="1.272cm" svg:y1="3.101cm" svg:x2="1.372cm" svg:y2="3.201cm"><text:p/></draw:line><draw:line draw:style-name="gr90" draw:text-style-name="P120" svg:x1="1.373cm" svg:y1="3.102cm" svg:x2="1.271cm" svg:y2="3.2cm"><text:p/></draw:line><draw:frame draw:style-name="gr91" draw:text-style-name="P122" svg:width="1.2cm" svg:height="0.701cm" svg:x="1.295cm" svg:y="2.6cm"><draw:text-box><text:p text:style-name="P121"><text:span text:style-name="T195">A</text:span></text:p></draw:text-box></draw:frame><draw:frame draw:style-name="gr91" draw:text-style-name="P122" svg:width="1.202cm" svg:height="0.701cm" svg:x="5.293cm" svg:y="0cm"><draw:text-box><text:p text:style-name="P121"><text:span text:style-name="T195">B</text:span></text:p></draw:text-box></draw:frame><draw:line draw:style-name="gr90" draw:text-style-name="P120" svg:x1="5.272cm" svg:y1="0.501cm" svg:x2="5.372cm" svg:y2="0.601cm"><text:p/></draw:line><draw:line draw:style-name="gr90" draw:text-style-name="P120" svg:x1="5.373cm" svg:y1="0.502cm" svg:x2="5.271cm" svg:y2="0.6cm"><text:p/></draw:line><draw:line draw:style-name="gr90" draw:text-style-name="P120" svg:x1="5.272cm" svg:y1="0.501cm" svg:x2="5.372cm" svg:y2="0.601cm"><text:p/></draw:line><draw:line draw:style-name="gr90" draw:text-style-name="P120" svg:x1="5.373cm" svg:y1="0.502cm" svg:x2="5.271cm" svg:y2="0.6cm"><text:p/></draw:line></draw:g><draw:frame draw:style-name="gr92" draw:text-style-name="P122" svg:width="1.701cm" svg:height="0.625cm" draw:transform="rotate (0.412072236395861) translate (0cm 5.842cm)"><draw:text-box><text:p text:style-name="P121"><text:span text:style-name="T195">Rivière</text:span></text:p></draw:text-box></draw:frame></draw:g></text:p><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3">Aides<text:span text:style-name="T186"> :</text:span></text:p><text:p text:style-name="P110"><text:span text:style-name="T190">1)</text:span><text:span text:style-name="T191"> Le chemin le plus court entre </text:span><text:span text:style-name="T192">deux</text:span><text:span text:style-name="T191"> points est la ligne droite.</text:span></text:p><text:p text:style-name="P102"><text:span text:style-name="T184">2)</text:span> Si A’ est le symétrique de A par rapport à la rivière, alors les chemins issus de A et de A’ sont de même longueur.</text:p><text:p text:style-name="P104"><draw:g text:anchor-type="paragraph" draw:z-index="2" draw:name="Shape30" draw:style-name="gr78"><draw:g draw:style-name="gr2"><draw:line draw:style-name="gr89" draw:text-style-name="P120" svg:x1="2.684cm" svg:y1="6.356cm" svg:x2="9.511cm" svg:y2="3.256cm"><text:p/></draw:line><draw:line draw:style-name="gr90" draw:text-style-name="P120" svg:x1="3.579cm" svg:y1="3.249cm" svg:x2="3.679cm" svg:y2="3.349cm"><text:p/></draw:line><draw:line draw:style-name="gr90" draw:text-style-name="P120" svg:x1="3.676cm" svg:y1="3.249cm" svg:x2="3.574cm" svg:y2="3.347cm"><text:p/></draw:line><draw:line draw:style-name="gr90" draw:text-style-name="P120" svg:x1="3.579cm" svg:y1="3.249cm" svg:x2="3.679cm" svg:y2="3.349cm"><text:p/></draw:line><draw:line draw:style-name="gr90" draw:text-style-name="P120" svg:x1="3.676cm" svg:y1="3.249cm" svg:x2="3.574cm" svg:y2="3.347cm"><text:p/></draw:line><draw:frame draw:style-name="gr91" draw:text-style-name="P122" svg:width="1.2cm" svg:height="0.701cm" svg:x="3.599cm" svg:y="2.753cm"><draw:text-box><text:p text:style-name="P121"><text:span text:style-name="T195">A</text:span></text:p></draw:text-box></draw:frame><draw:line draw:style-name="gr93" draw:text-style-name="P120" svg:x1="3.519cm" svg:y1="3.07cm" svg:x2="5.729cm" svg:y2="7.814cm"><text:p/></draw:line><draw:custom-shape draw:style-name="gr94" draw:text-style-name="P147" svg:width="0.401cm" svg:height="0.378cm" draw:transform="skewX (0.00471238898038465) rotate (0.430398193541802) translate (4.11691666666667cm 5.29872222222222cm)"><text:p/><draw:enhanced-geometry svg:viewBox="0 0 21600 21600" draw:type="rectangle" draw:enhanced-path="M 0 0 L 21600 0 21600 21600 0 21600 0 0 Z N"/></draw:custom-shape><draw:frame draw:style-name="gr91" draw:text-style-name="P122" svg:width="1.202cm" svg:height="0.701cm" svg:x="5.597cm" svg:y="7.053cm"><draw:text-box><text:p text:style-name="P121"><text:span text:style-name="T195">A’</text:span></text:p></draw:text-box></draw:frame><draw:frame draw:style-name="gr91" draw:text-style-name="P122" svg:width="1.202cm" svg:height="0.701cm" svg:x="7.599cm" svg:y="0.153cm"><draw:text-box><text:p text:style-name="P121"><text:span text:style-name="T195">B</text:span></text:p></draw:text-box></draw:frame><draw:line draw:style-name="gr95" draw:text-style-name="P120" svg:x1="3.639cm" svg:y1="3.309cm" svg:x2="8.199cm" svg:y2="3.848cm"><text:p/></draw:line><draw:line draw:style-name="gr95" draw:text-style-name="P120" svg:x1="7.635cm" svg:y1="0.716cm" svg:x2="8.199cm" svg:y2="3.853cm"><text:p/></draw:line><draw:line draw:style-name="gr95" draw:text-style-name="P120" svg:x1="8.197cm" svg:y1="3.847cm" svg:x2="5.629cm" svg:y2="7.585cm"><text:p/></draw:line><draw:line draw:style-name="gr96" draw:text-style-name="P120" svg:x1="5.629cm" svg:y1="7.591cm" svg:x2="7.633cm" svg:y2="0.716cm"><text:p/></draw:line><draw:line draw:style-name="gr96" draw:text-style-name="P120" svg:x1="3.639cm" svg:y1="3.309cm" svg:x2="6.501cm" svg:y2="4.63cm"><text:p/></draw:line><draw:line draw:style-name="gr90" draw:text-style-name="P120" svg:x1="8.143cm" svg:y1="3.81cm" svg:x2="8.243cm" svg:y2="3.91cm"><text:p/></draw:line><draw:line draw:style-name="gr90" draw:text-style-name="P120" svg:x1="8.245cm" svg:y1="3.81cm" svg:x2="8.143cm" svg:y2="3.908cm"><text:p/></draw:line><draw:line draw:style-name="gr90" draw:text-style-name="P120" svg:x1="8.143cm" svg:y1="3.81cm" svg:x2="8.243cm" svg:y2="3.91cm"><text:p/></draw:line><draw:line draw:style-name="gr90" draw:text-style-name="P120" svg:x1="8.245cm" svg:y1="3.81cm" svg:x2="8.143cm" svg:y2="3.908cm"><text:p/></draw:line><draw:frame draw:style-name="gr91" draw:text-style-name="P122" svg:width="1.2cm" svg:height="0.701cm" svg:x="7.998cm" svg:y="3.753cm"><draw:text-box><text:p text:style-name="P121"><text:span text:style-name="T195">R</text:span><text:span text:style-name="T201">1</text:span></text:p></draw:text-box></draw:frame><draw:line draw:style-name="gr90" draw:text-style-name="P120" svg:x1="6.447cm" svg:y1="4.586cm" svg:x2="6.547cm" svg:y2="4.686cm"><text:p/></draw:line><draw:line draw:style-name="gr90" draw:text-style-name="P120" svg:x1="6.549cm" svg:y1="4.586cm" svg:x2="6.447cm" svg:y2="4.684cm"><text:p/></draw:line><draw:line draw:style-name="gr90" draw:text-style-name="P120" svg:x1="6.447cm" svg:y1="4.586cm" svg:x2="6.547cm" svg:y2="4.686cm"><text:p/></draw:line><draw:line draw:style-name="gr90" draw:text-style-name="P120" svg:x1="6.549cm" svg:y1="4.586cm" svg:x2="6.447cm" svg:y2="4.684cm"><text:p/></draw:line><draw:frame draw:style-name="gr97" draw:text-style-name="P122" svg:width="1.202cm" svg:height="0.699cm" svg:x="6.269cm" svg:y="4.54cm"><draw:text-box><text:p text:style-name="P121"><text:span text:style-name="T195">R</text:span></text:p></draw:text-box></draw:frame><draw:line draw:style-name="gr90" draw:text-style-name="P120" svg:x1="5.574cm" svg:y1="7.545cm" svg:x2="5.674cm" svg:y2="7.645cm"><text:p/></draw:line><draw:line draw:style-name="gr90" draw:text-style-name="P120" svg:x1="5.671cm" svg:y1="7.551cm" svg:x2="5.569cm" svg:y2="7.649cm"><text:p/></draw:line><draw:line draw:style-name="gr90" draw:text-style-name="P120" svg:x1="5.574cm" svg:y1="7.545cm" svg:x2="5.674cm" svg:y2="7.645cm"><text:p/></draw:line><draw:line draw:style-name="gr90" draw:text-style-name="P120" svg:x1="5.671cm" svg:y1="7.551cm" svg:x2="5.569cm" svg:y2="7.649cm"><text:p/></draw:line><draw:line draw:style-name="gr90" draw:text-style-name="P120" svg:x1="7.576cm" svg:y1="0.649cm" svg:x2="7.676cm" svg:y2="0.749cm"><text:p/></draw:line><draw:line draw:style-name="gr90" draw:text-style-name="P120" svg:x1="7.678cm" svg:y1="0.649cm" svg:x2="7.576cm" svg:y2="0.747cm"><text:p/></draw:line><draw:line draw:style-name="gr90" draw:text-style-name="P120" svg:x1="7.576cm" svg:y1="0.649cm" svg:x2="7.676cm" svg:y2="0.749cm"><text:p/></draw:line><draw:line draw:style-name="gr90" draw:text-style-name="P120" svg:x1="7.678cm" svg:y1="0.649cm" svg:x2="7.576cm" svg:y2="0.747cm"><text:p/></draw:line><draw:line draw:style-name="gr90" draw:text-style-name="P120" svg:x1="3.997cm" svg:y1="4.353cm" svg:x2="4.097cm" svg:y2="4.153cm"><text:p/></draw:line><draw:line draw:style-name="gr90" draw:text-style-name="P120" svg:x1="6.052cm" svg:y1="5.692cm" svg:x2="6.2cm" svg:y2="5.81cm"><text:p/></draw:line><draw:line draw:style-name="gr90" draw:text-style-name="P120" svg:x1="4.998cm" svg:y1="6.481cm" svg:x2="5.098cm" svg:y2="6.281cm"><text:p/></draw:line><draw:line draw:style-name="gr90" draw:text-style-name="P120" svg:x1="5.054cm" svg:y1="6.55cm" svg:x2="5.154cm" svg:y2="6.35cm"><text:p/></draw:line><draw:line draw:style-name="gr90" draw:text-style-name="P120" svg:x1="4.057cm" svg:y1="4.421cm" svg:x2="4.157cm" svg:y2="4.221cm"><text:p/></draw:line><draw:line draw:style-name="gr90" draw:text-style-name="P120" svg:x1="4.993cm" svg:y1="4.047cm" svg:x2="5.093cm" svg:y2="3.847cm"><text:p/></draw:line></draw:g><draw:frame draw:style-name="gr92" draw:text-style-name="P122" svg:width="1.699cm" svg:height="0.625cm" draw:transform="rotate (0.411199571769864) translate (2.28952777777778cm 5.98134722222222cm)"><draw:text-box><text:p text:style-name="P121"><text:span text:style-name="T195">Rivière</text:span></text:p></draw:text-box></draw:frame><draw:custom-shape draw:style-name="gr98" draw:text-style-name="P148" svg:width="0.152cm" svg:height="0.168cm" svg:x="5.851cm" svg:y="3.5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8" draw:text-style-name="P148" svg:width="0.152cm" svg:height="0.168cm" svg:x="6.857cm" svg:y="5.62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106">Solution :</text:p><text:p text:style-name="P105">Le chemin cherché est la ligne </text:p><text:p text:style-name="P105">brisée ARB : </text:p><text:p text:style-name="P105"/><text:p text:style-name="P105"/><text:p text:style-name="P105"/><text:p text:style-name="P105"/><text:p text:style-name="P105"/><text:p text:style-name="P105"/><text:p text:style-name="P105"/><text:p text:style-name="P105"/><text:p text:style-name="P105"/></draw:text-box></draw:frame><text:span text:style-name="_5f_Caractères"/></text:h>
      <text:list xml:id="list903906339" text:style-name="_5f_Numérotation_20_des_20_exercices">
        <text:list-item text:start-value="1">
          <text:h text:style-name="P119" text:outline-level="1" text:restart-numbering="true" text:start-value="1"><text:span text:style-name="_5f_Caractères_5f_gras">Billard bis</text:span></text:h>
        </text:list-item>
      </text:list>
      <text:h text:style-name="_5f_Paragraphe" text:outline-level="1"><text:span text:style-name="_5f_Caractères">Où la boule blanche doit-elle frapper la bande</text:span></text:h>
      <text:h text:style-name="_5f_Paragraphe" text:outline-level="1"><text:span text:style-name="_5f_Caractères">(le rebord de la table) pour atteindre la boule rouge, sachant que la boule emprunte le plus court chemin ?</text:span></text:h>
      <text:h text:style-name="P116" text:outline-level="1"><text:span text:style-name="_5f_Caractères_5f_correction">On applique le principe de l’exercice corrigé.</text:span></text:h>
      <text:h text:style-name="_5f_Paragraphe" text:outline-level="1"><draw:g text:anchor-type="paragraph" draw:z-index="345" draw:name="Forme1" draw:style-name="gr1"><draw:custom-shape draw:style-name="gr53" draw:text-style-name="P127" svg:width="5.255cm" svg:height="7.136cm" svg:x="0.002cm" svg:y="1.517cm"><text:p/><draw:enhanced-geometry svg:viewBox="0 0 21600 21600" draw:type="rectangle" draw:enhanced-path="M 0 0 L 21600 0 21600 21600 0 21600 0 0 Z N"/></draw:custom-shape><draw:line draw:style-name="gr54" draw:text-style-name="P120" svg:x1="5.821cm" svg:y1="0.764cm" svg:x2="5.258cm" svg:y2="2.078cm"><text:p/></draw:line><draw:frame draw:style-name="gr55" draw:text-style-name="P128" svg:width="2.996cm" svg:height="0.759cm" svg:x="4.749cm" svg:y="0.101cm"><draw:text-box><text:p text:style-name="P121"><text:span text:style-name="T197">Bande à utiliser</text:span></text:p></draw:text-box></draw:frame><draw:custom-shape draw:style-name="gr56" draw:text-style-name="P129" svg:width="0.279cm" svg:height="0.274cm" svg:x="3.376cm" svg:y="3.1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130" svg:width="0.279cm" svg:height="0.272cm" svg:x="2.727cm" svg:y="6.6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8" draw:text-style-name="P131" svg:width="0.683cm" svg:height="0.727cm" svg:x="7.333cm" svg:y="6.379cm"><draw:text-box><text:p text:style-name="P125"><text:span text:style-name="T198">x</text:span></text:p></draw:text-box></draw:frame><draw:line draw:style-name="gr59" draw:text-style-name="P123" svg:x1="2.872cm" svg:y1="6.85cm" svg:x2="7.655cm" svg:y2="6.765cm"><text:p/></draw:line><draw:line draw:style-name="gr60" draw:text-style-name="P123" svg:x1="3.514cm" svg:y1="3.266cm" svg:x2="7.662cm" svg:y2="6.772cm"><text:p/></draw:line><draw:line draw:style-name="gr61" draw:text-style-name="P123" svg:x1="3.521cm" svg:y1="3.273cm" svg:x2="5.256cm" svg:y2="4.74cm"><text:p/></draw:line><draw:line draw:style-name="gr62" draw:text-style-name="P123" svg:x1="2.9cm" svg:y1="6.823cm" svg:x2="5.257cm" svg:y2="4.742cm"><text:p/></draw:line><draw:line draw:style-name="gr63" draw:text-style-name="P123" svg:x1="4.503cm" svg:y1="6.53cm" svg:x2="4.268cm" svg:y2="7.059cm"><text:p/></draw:line><draw:line draw:style-name="gr64" draw:text-style-name="P123" svg:x1="6.294cm" svg:y1="6.584cm" svg:x2="6.059cm" svg:y2="7.113cm"><text:p/></draw:line><draw:line draw:style-name="gr65" draw:text-style-name="P123" svg:x1="5.51cm" svg:y1="6.511cm" svg:x2="5.501cm" svg:y2="6.776cm"><text:p/></draw:line><draw:line draw:style-name="gr66" draw:text-style-name="P123" svg:x1="5.512cm" svg:y1="6.513cm" svg:x2="5.22cm" svg:y2="6.538cm"><text:p/></draw:line></draw:g><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list xml:id="list225413982377951" text:continue-numbering="true" text:style-name="_5f_Numérotation_20_des_20_exercices">
        <text:list-item>
          <text:h text:style-name="_5f_Titre_5f_Exercices_5f_avec_5f_Titre" text:outline-level="1"><text:span text:style-name="_5f_Caractères_5f_gras">Construction d’une piscine</text:span></text:h>
        </text:list-item>
      </text:list>
      <text:h text:style-name="_5f_Paragraphe" text:outline-level="1"><text:span text:style-name="_5f_Caractères">Trois villages A, B et C envisagent de construire une piscine commune. Elle devra être plus proche de A que de B, et plus proche de C que de A ; elle devra se situer à moins de 40 km de B. Dans quelle zone la piscine peut-elle être construite ? Indique-le sur la carte ci-dessous, où 1 cm repré­sente 10 km.</text:span></text:h>
      <text:h text:style-name="_5f_Paragraphe" text:outline-level="1"><text:span text:style-name="_5f_Caractères"/></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_5f_Caractères"/></text:h>
      <text:h text:style-name="_5f_Paragraphe" text:outline-level="1"><draw:g text:anchor-type="paragraph" draw:z-index="346" draw:name="Forme2" draw:style-name="gr1"><draw:g draw:name="Shape32" draw:style-name="gr2"><draw:line draw:style-name="gr3" draw:text-style-name="P120" svg:x1="0.178cm" svg:y1="3.21cm" svg:x2="0.274cm" svg:y2="3.306cm"><text:p/></draw:line><draw:line draw:style-name="gr4" draw:text-style-name="P120" svg:x1="0.276cm" svg:y1="3.21cm" svg:x2="0.178cm" svg:y2="3.304cm"><text:p/></draw:line><draw:line draw:style-name="gr5" draw:text-style-name="P120" svg:x1="0.178cm" svg:y1="3.21cm" svg:x2="0.274cm" svg:y2="3.306cm"><text:p/></draw:line><draw:line draw:style-name="gr6" draw:text-style-name="P120" svg:x1="0.276cm" svg:y1="3.21cm" svg:x2="0.178cm" svg:y2="3.304cm"><text:p/></draw:line><draw:frame draw:style-name="gr7" draw:text-style-name="P122" svg:width="1.154cm" svg:height="0.675cm" svg:x="0.2cm" svg:y="2.729cm"><draw:text-box><text:p text:style-name="P121"><text:span text:style-name="T195">A</text:span></text:p></draw:text-box></draw:frame><draw:frame draw:style-name="gr8" draw:text-style-name="P122" svg:width="1.154cm" svg:height="0.676cm" svg:x="5.782cm" svg:y="1.203cm"><draw:text-box><text:p text:style-name="P121"><text:span text:style-name="T195">B</text:span></text:p></draw:text-box></draw:frame><draw:line draw:style-name="gr9" draw:text-style-name="P120" svg:x1="5.762cm" svg:y1="1.686cm" svg:x2="5.858cm" svg:y2="1.782cm"><text:p/></draw:line><draw:line draw:style-name="gr10" draw:text-style-name="P120" svg:x1="5.86cm" svg:y1="1.686cm" svg:x2="5.762cm" svg:y2="1.78cm"><text:p/></draw:line><draw:line draw:style-name="gr11" draw:text-style-name="P120" svg:x1="5.762cm" svg:y1="1.686cm" svg:x2="5.858cm" svg:y2="1.782cm"><text:p/></draw:line><draw:line draw:style-name="gr12" draw:text-style-name="P120" svg:x1="5.86cm" svg:y1="1.686cm" svg:x2="5.762cm" svg:y2="1.78cm"><text:p/></draw:line><draw:line draw:style-name="gr13" draw:text-style-name="P120" svg:x1="1.649cm" svg:y1="5.243cm" svg:x2="1.745cm" svg:y2="5.339cm"><text:p/></draw:line><draw:line draw:style-name="gr14" draw:text-style-name="P120" svg:x1="1.747cm" svg:y1="5.243cm" svg:x2="1.649cm" svg:y2="5.337cm"><text:p/></draw:line><draw:line draw:style-name="gr15" draw:text-style-name="P120" svg:x1="1.649cm" svg:y1="5.243cm" svg:x2="1.745cm" svg:y2="5.339cm"><text:p/></draw:line><draw:line draw:style-name="gr16" draw:text-style-name="P120" svg:x1="1.747cm" svg:y1="5.243cm" svg:x2="1.649cm" svg:y2="5.337cm"><text:p/></draw:line><draw:frame draw:style-name="gr17" draw:text-style-name="P122" svg:width="1.158cm" svg:height="0.675cm" svg:x="1.667cm" svg:y="4.761cm"><draw:text-box><text:p text:style-name="P121"><text:span text:style-name="T195">C</text:span></text:p></draw:text-box></draw:frame></draw:g><draw:line draw:style-name="gr18" draw:text-style-name="P123" svg:x1="0.223cm" svg:y1="3.257cm" svg:x2="5.814cm" svg:y2="1.731cm"><text:p/></draw:line><draw:line draw:style-name="gr19" draw:text-style-name="P123" svg:x1="4.206cm" svg:y1="6.814cm" svg:x2="1.96cm" svg:y2="-1.321cm"><text:p/></draw:line><draw:line draw:style-name="gr20" draw:text-style-name="P123" svg:x1="0.231cm" svg:y1="3.237cm" svg:x2="1.704cm" svg:y2="5.283cm"><text:p/></draw:line><draw:line draw:style-name="gr21" draw:text-style-name="P123" svg:x1="4.615cm" svg:y1="1.219cm" svg:x2="0.002cm" svg:y2="5.072cm"><text:p/></draw:line><draw:g draw:style-name="gr2"><draw:g draw:style-name="gr2"><draw:line draw:style-name="gr22" draw:text-style-name="P123" svg:x1="5.719cm" svg:y1="1.62cm" svg:x2="5.919cm" svg:y2="1.82cm"><text:p/></draw:line><draw:line draw:style-name="gr23" draw:text-style-name="P123" svg:x1="5.719cm" svg:y1="1.82cm" svg:x2="5.919cm" svg:y2="1.62cm"><text:p/></draw:line></draw:g><draw:circle draw:style-name="gr24" draw:text-style-name="P123" svg:width="8cm" svg:height="8cm" svg:x="1.819cm" svg:y="-2.279cm"><text:p/></draw:circle></draw:g><draw:path draw:style-name="gr25" draw:text-style-name="P124" svg:width="1.571cm" svg:height="2.58cm" svg:x="2.167cm" svg:y="2.554cm" svg:viewBox="0 0 1572 2581" svg:d="M861 0c-11 82 12 164 41 241s37 150 73 226c35 76 35 161 67 238s28 154 71 227c47 79 40 186 69 271 28 81 64 158 80 241 16 80 43 158 56 240 13 83 29 168 57 249 28 79 51 160 80 240s62 163 72 249c5 45 124 249-48 112-84-67-165-107-235-194-93-48-142-125-222-167-97-50-147-159-214-234-55-61-48-35-123-119-101-30-196-214-265-288-62-67-131-149-151-237-22-95-104-156-144-234-49-97-74-188-125-279l22-68z"><text:p/></draw:path><draw:g draw:name="Shape32_0" draw:style-name="gr2"><draw:line draw:style-name="gr26" draw:text-style-name="P120" svg:x1="0.185cm" svg:y1="3.207cm" svg:x2="0.281cm" svg:y2="3.303cm"><text:p/></draw:line><draw:line draw:style-name="gr27" draw:text-style-name="P120" svg:x1="0.283cm" svg:y1="3.207cm" svg:x2="0.185cm" svg:y2="3.301cm"><text:p/></draw:line><draw:line draw:style-name="gr28" draw:text-style-name="P120" svg:x1="0.185cm" svg:y1="3.207cm" svg:x2="0.281cm" svg:y2="3.303cm"><text:p/></draw:line><draw:line draw:style-name="gr29" draw:text-style-name="P120" svg:x1="0.283cm" svg:y1="3.207cm" svg:x2="0.185cm" svg:y2="3.301cm"><text:p/></draw:line><draw:frame draw:style-name="gr30" draw:text-style-name="P122" svg:width="1.154cm" svg:height="0.673cm" svg:x="0.207cm" svg:y="2.727cm"><draw:text-box><text:p text:style-name="P121"><text:span text:style-name="T195">A</text:span></text:p></draw:text-box></draw:frame><draw:frame draw:style-name="gr31" draw:text-style-name="P122" svg:width="1.154cm" svg:height="0.675cm" svg:x="5.789cm" svg:y="1.201cm"><draw:text-box><text:p text:style-name="P121"><text:span text:style-name="T195">B</text:span></text:p></draw:text-box></draw:frame><draw:line draw:style-name="gr32" draw:text-style-name="P120" svg:x1="5.769cm" svg:y1="1.683cm" svg:x2="5.865cm" svg:y2="1.779cm"><text:p/></draw:line><draw:line draw:style-name="gr33" draw:text-style-name="P120" svg:x1="5.867cm" svg:y1="1.683cm" svg:x2="5.769cm" svg:y2="1.777cm"><text:p/></draw:line><draw:line draw:style-name="gr34" draw:text-style-name="P120" svg:x1="5.769cm" svg:y1="1.683cm" svg:x2="5.865cm" svg:y2="1.779cm"><text:p/></draw:line><draw:line draw:style-name="gr35" draw:text-style-name="P120" svg:x1="5.867cm" svg:y1="1.683cm" svg:x2="5.769cm" svg:y2="1.777cm"><text:p/></draw:line><draw:line draw:style-name="gr36" draw:text-style-name="P120" svg:x1="1.655cm" svg:y1="5.239cm" svg:x2="1.751cm" svg:y2="5.335cm"><text:p/></draw:line><draw:line draw:style-name="gr37" draw:text-style-name="P120" svg:x1="1.753cm" svg:y1="5.239cm" svg:x2="1.655cm" svg:y2="5.333cm"><text:p/></draw:line><draw:line draw:style-name="gr38" draw:text-style-name="P120" svg:x1="1.655cm" svg:y1="5.239cm" svg:x2="1.751cm" svg:y2="5.335cm"><text:p/></draw:line><draw:line draw:style-name="gr39" draw:text-style-name="P120" svg:x1="1.753cm" svg:y1="5.239cm" svg:x2="1.655cm" svg:y2="5.333cm"><text:p/></draw:line><draw:frame draw:style-name="gr40" draw:text-style-name="P122" svg:width="1.158cm" svg:height="0.673cm" svg:x="1.674cm" svg:y="4.759cm"><draw:text-box><text:p text:style-name="P121"><text:span text:style-name="T195">C</text:span></text:p></draw:text-box></draw:frame></draw:g><draw:line draw:style-name="gr41" draw:text-style-name="P123" svg:x1="1.12cm" svg:y1="4.138cm" svg:x2="1.253cm" svg:y2="4.326cm"><text:p/></draw:line><draw:line draw:style-name="gr42" draw:text-style-name="P123" svg:x1="1.249cm" svg:y1="4.307cm" svg:x2="1.073cm" svg:y2="4.451cm"><text:p/></draw:line><draw:line draw:style-name="gr43" draw:text-style-name="P123" svg:x1="0.787cm" svg:y1="3.818cm" svg:x2="0.599cm" svg:y2="3.951cm"><text:p/></draw:line><draw:line draw:style-name="gr44" draw:text-style-name="P123" svg:x1="1.393cm" svg:y1="4.684cm" svg:x2="1.205cm" svg:y2="4.817cm"><text:p/></draw:line><draw:line draw:style-name="gr45" draw:text-style-name="P123" svg:x1="2.763cm" svg:y1="2.326cm" svg:x2="2.832cm" svg:y2="2.554cm"><text:p/></draw:line><draw:line draw:style-name="gr46" draw:text-style-name="P123" svg:x1="2.764cm" svg:y1="2.326cm" svg:x2="2.948cm" svg:y2="2.27cm"><text:p/></draw:line><draw:line draw:style-name="gr47" draw:text-style-name="P123" svg:x1="2.123cm" svg:y1="2.619cm" svg:x2="2.192cm" svg:y2="2.847cm"><text:p/></draw:line><draw:line draw:style-name="gr48" draw:text-style-name="P123" svg:x1="2.228cm" svg:y1="2.587cm" svg:x2="2.297cm" svg:y2="2.815cm"><text:p/></draw:line><draw:line draw:style-name="gr49" draw:text-style-name="P123" svg:x1="3.895cm" svg:y1="2.146cm" svg:x2="3.964cm" svg:y2="2.374cm"><text:p/></draw:line><draw:line draw:style-name="gr50" draw:text-style-name="P123" svg:x1="4cm" svg:y1="2.114cm" svg:x2="4.069cm" svg:y2="2.342cm"><text:p/></draw:line><draw:line draw:style-name="gr51" draw:text-style-name="P123" svg:x1="5.831cm" svg:y1="1.726cm" svg:x2="4.461cm" svg:y2="5.498cm"><text:p/></draw:line><draw:frame draw:style-name="gr52" draw:text-style-name="P126" svg:width="1.616cm" svg:height="0.802cm" draw:transform="rotate (1.22068327884483) translate (4.47851388888889cm 3.75179166666667cm)"><draw:text-box><text:p text:style-name="P125"><text:span text:style-name="T196">4 cm</text:span></text:p></draw:text-box></draw:frame></draw:g><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P117" text:outline-level="1"><text:span text:style-name="_5f_Caractères_5f_gras_5f_Rouge_5f_Italique"/></text:h>
      <text:h text:style-name="P117" text:outline-level="1"><text:span text:style-name="_5f_Caractères_5f_correction"/></text:h>
      <text:h text:style-name="P117" text:outline-level="1"><text:span text:style-name="_5f_Caractères_5f_correction">Il faudra placer la piscine dans la zone hachurée.</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3"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058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808080"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indent="0cm" style:auto-text-indent="false" style:shadow="none">
        <style:tab-stops/>
      </style:paragraph-properties>
      <style:text-properties fo:text-transform="uppercase" fo:color="#808080" loext:opacity="100%" style:font-name="Bitstream Vera Sans4"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3"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2"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Paragraphe_5f_Coche" style:display-name="_Paragraphe_Coche" style:family="paragraph" style:parent-style-name="_5f_Paragraphe" style:list-style-name="List_20_3"/>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2" fo:font-family="'Bitstream Vera Sans'" style:font-style-name="Bold Oblique" style:font-family-generic="swiss" style:font-pitch="variable" fo:font-size="16pt" fo:font-style="normal" fo:text-shadow="none" fo:font-weight="bold"/>
    </style:style>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Character_5f_20_5f_style" style:display-name="Character_20_style" style:family="text"/>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_5f_Numérotation_20_des_20_exercices" style:display-name="_Numérotation des exercices">
      <text:list-level-style-number text:level="1" text:style-name="_5f_Numéros_20_exercices" style:num-format="1" text:start-value="5">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Standard">
      <style:paragraph-properties fo:margin-top="0.199cm" fo:margin-bottom="0cm" style:contextual-spacing="false"/>
      <style:text-properties officeooo:rsid="00178920" officeooo:paragraph-rsid="00178920"/>
    </style:style>
    <style:style style:name="MP2" style:family="paragraph" style:parent-style-name="Folio">
      <style:paragraph-properties fo:text-align="center" style:justify-single-word="false"/>
      <style:text-properties fo:font-size="8pt" officeooo:paragraph-rsid="001ce334" style:font-size-asian="8pt" style:font-size-complex="8pt"/>
    </style:style>
    <style:style style:name="MP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4274bc"/>
    </style:style>
    <style:style style:name="MP7"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MP8"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9"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0" style:family="paragraph" style:parent-style-name="Header">
      <style:paragraph-properties fo:text-align="start" style:justify-single-word="false"/>
      <style:text-properties officeooo:paragraph-rsid="02a56131"/>
    </style:style>
    <style:style style:name="MP11"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2"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3"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4" style:family="paragraph" style:parent-style-name="Footer">
      <style:text-properties officeooo:paragraph-rsid="02a682f9"/>
    </style:style>
    <style:style style:name="MP15"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16"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MP17"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8" style:family="paragraph" style:parent-style-name="Footer">
      <style:text-properties officeooo:paragraph-rsid="0096b4e2"/>
    </style:style>
    <style:style style:name="MP19"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20" style:family="paragraph" style:parent-style-name="Footer">
      <style:text-properties officeooo:rsid="001f8a2d" officeooo:paragraph-rsid="00bd36bc"/>
    </style:style>
    <style:style style:name="MP21"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22" style:family="paragraph" style:parent-style-name="Footer">
      <style:text-properties officeooo:rsid="0096b4e2" officeooo:paragraph-rsid="0096b4e2"/>
    </style:style>
    <style:style style:name="MP23"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MP24" style:family="paragraph">
      <style:paragraph-properties fo:text-align="center"/>
    </style:style>
    <style:style style:name="MP25"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26" style:family="paragraph">
      <loext:graphic-properties draw:fill="solid" draw:fill-color="#1ca2b8"/>
    </style:style>
    <style:style style:name="MP27" style:family="paragraph" style:parent-style-name="Footer">
      <style:text-properties officeooo:rsid="001f8a2d" officeooo:paragraph-rsid="002b33ed"/>
    </style:style>
    <style:style style:name="MP28"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29"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30" style:family="paragraph" style:parent-style-name="Footer">
      <style:text-properties officeooo:rsid="011350d1" officeooo:paragraph-rsid="011350d1"/>
    </style:style>
    <style:style style:name="MP3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8825c" officeooo:paragraph-rsid="0208825c"/>
    </style:style>
    <style:style style:name="MP3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34" style:family="paragraph" style:parent-style-name="Footer">
      <style:text-properties officeooo:paragraph-rsid="00c384cf"/>
    </style:style>
    <style:style style:name="MP3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3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2bcc5" officeooo:paragraph-rsid="0202bcc5"/>
    </style:style>
    <style:style style:name="MP39"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40" style:family="paragraph" style:parent-style-name="Header">
      <style:paragraph-properties fo:text-align="start" style:justify-single-word="false"/>
      <style:text-properties officeooo:paragraph-rsid="0211dd7e"/>
    </style:style>
    <style:style style:name="MP41" style:family="paragraph" style:parent-style-name="Footer">
      <style:paragraph-properties fo:text-align="start" style:justify-single-word="false"/>
      <style:text-properties officeooo:paragraph-rsid="0211dd7e"/>
    </style:style>
    <style:style style:name="MP42" style:family="paragraph" style:parent-style-name="Footer">
      <style:text-properties officeooo:rsid="0242edd8" officeooo:paragraph-rsid="0242edd8"/>
    </style:style>
    <style:style style:name="MP4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44" style:family="paragraph" style:parent-style-name="Footer">
      <style:text-properties officeooo:paragraph-rsid="008d016c"/>
    </style:style>
    <style:style style:name="MP45" style:family="paragraph" style:parent-style-name="Header">
      <style:paragraph-properties fo:margin-left="0cm" fo:margin-right="0cm" fo:text-indent="0cm" style:auto-text-indent="false"/>
    </style:style>
    <style:style style:name="MP46" style:family="paragraph" style:parent-style-name="Footer">
      <style:text-properties officeooo:paragraph-rsid="010f7046"/>
    </style:style>
    <style:style style:name="MP47" style:family="paragraph" style:parent-style-name="Footer">
      <style:text-properties officeooo:paragraph-rsid="01120261"/>
    </style:style>
    <style:style style:name="MP48"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MP49"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50"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51" style:family="paragraph" style:parent-style-name="_5f_Header_20_D_20_page_20_impaire_20__28_D_29_">
      <style:text-properties officeooo:paragraph-rsid="01a13e78"/>
    </style:style>
    <style:style style:name="MP52"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5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54" style:family="paragraph" style:parent-style-name="Header">
      <style:paragraph-properties fo:text-align="center" style:justify-single-word="false"/>
      <style:text-properties officeooo:paragraph-rsid="00ab054e"/>
    </style:style>
    <style:style style:name="MP55"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56"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57" style:family="paragraph" style:parent-style-name="Footer">
      <style:paragraph-properties fo:text-align="end" style:justify-single-word="false"/>
      <style:text-properties officeooo:paragraph-rsid="00d4df5c"/>
    </style:style>
    <style:style style:name="MP58" style:family="paragraph" style:parent-style-name="Footer">
      <style:paragraph-properties fo:text-align="start" style:justify-single-word="false"/>
      <style:text-properties officeooo:paragraph-rsid="00d4df5c"/>
    </style:style>
    <style:style style:name="MP59" style:family="paragraph" style:parent-style-name="_5f_Header_20_G_20_page_20_impaire_20__28_D_29_">
      <style:text-properties officeooo:paragraph-rsid="01259ec2"/>
    </style:style>
    <style:style style:name="MP60" style:family="paragraph" style:parent-style-name="_5f_Header_20_G_20_page_20_paire_20__28_G_29_">
      <style:text-properties officeooo:paragraph-rsid="00eb2abc"/>
    </style:style>
    <style:style style:name="MP61" style:family="paragraph" style:parent-style-name="_5f_Footer_20_page_20_paire_20__28_G_29_">
      <style:text-properties fo:font-size="9pt" style:font-size-asian="9pt" style:font-size-complex="9pt"/>
    </style:style>
    <style:style style:name="MP62" style:family="paragraph" style:parent-style-name="_5f_Header_20_N_20_page_20_impaire_20__28_D_29_">
      <style:paragraph-properties fo:text-align="start" style:justify-single-word="false"/>
    </style:style>
    <style:style style:name="MP63" style:family="paragraph" style:parent-style-name="Footer">
      <style:text-properties officeooo:paragraph-rsid="00d4df5c"/>
    </style:style>
    <style:style style:name="MP64" style:family="paragraph" style:parent-style-name="_5f_Header_20_N_20_page_20_paire_20__28_G_29_">
      <style:paragraph-properties fo:text-align="start" style:justify-single-word="false"/>
      <style:text-properties officeooo:paragraph-rsid="0289fb01"/>
    </style:style>
    <style:style style:name="MP65" style:family="paragraph">
      <loext:graphic-properties draw:fill="solid" draw:fill-color="#d7e12c"/>
    </style:style>
    <style:style style:name="MP66"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67"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966e99"/>
    </style:style>
    <style:style style:name="MP68"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69"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913b7d"/>
    </style:style>
    <style:style style:name="MP70"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71"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8bae53"/>
    </style:style>
    <style:style style:name="MP72"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73"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7ec1f2"/>
    </style:style>
    <style:style style:name="MP74"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75"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73bdf8"/>
    </style:style>
    <style:style style:name="MP76"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77"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90300d"/>
    </style:style>
    <style:style style:name="MP78"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79"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863005"/>
    </style:style>
    <style:style style:name="MP80"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81" style:family="paragraph" style:parent-style-name="_5f_Header_20_N_20_page_20_paire_20__28_G_29_">
      <style:paragraph-properties fo:text-align="start" style:justify-single-word="false"/>
      <style:text-properties officeooo:paragraph-rsid="00863005"/>
    </style:style>
    <style:style style:name="MP82" style:family="paragraph" style:parent-style-name="Footer">
      <style:text-properties officeooo:paragraph-rsid="00863005"/>
    </style:style>
    <style:style style:name="MP83"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84"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85"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86"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87" style:family="paragraph" style:parent-style-name="_5f_Header_20_N_20_page_20_impaire_20__28_D_29_">
      <style:text-properties officeooo:rsid="0277791e" officeooo:paragraph-rsid="0277791e"/>
    </style:style>
    <style:style style:name="MP88" style:family="paragraph" style:parent-style-name="_5f_Header_20_N_20_page_20_impaire_20__28_D_29_">
      <style:text-properties officeooo:rsid="027aa87d" officeooo:paragraph-rsid="027aa87d"/>
    </style:style>
    <style:style style:name="MP8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1fbd77d" officeooo:paragraph-rsid="01fbd77d"/>
    </style:style>
    <style:style style:name="MP90" style:family="paragraph" style:parent-style-name="_5f_Header_20_G_20_page_20_impaire_20__28_D_29_">
      <style:text-properties officeooo:paragraph-rsid="00c87b35"/>
    </style:style>
    <style:style style:name="MP91" style:family="paragraph" style:parent-style-name="Footer">
      <style:text-properties officeooo:paragraph-rsid="00a59a60"/>
    </style:style>
    <style:style style:name="MP92" style:family="paragraph" style:parent-style-name="_5f_Paragraphe_5f_Réponse_5f_Elève" style:list-style-name="_5f_Numérotation_20_des_20_exercices">
      <style:text-properties officeooo:rsid="00178920" officeooo:paragraph-rsid="008cd470"/>
    </style:style>
    <style:style style:name="MP93" style:family="paragraph" style:parent-style-name="Footer">
      <style:text-properties officeooo:paragraph-rsid="002aa84d"/>
    </style:style>
    <style:style style:name="MP94"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MP95" style:family="paragraph">
      <loext:graphic-properties draw:fill="solid" draw:fill-color="#7fb241"/>
    </style:style>
    <style:style style:name="MP9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4ea98" officeooo:paragraph-rsid="0204ea98"/>
    </style:style>
    <style:style style:name="MP97"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98" style:family="paragraph" style:parent-style-name="Header">
      <style:paragraph-properties fo:margin-left="0cm" fo:margin-right="0cm" fo:text-align="start" style:justify-single-word="false" fo:text-indent="0cm" style:auto-text-indent="false"/>
      <style:text-properties officeooo:paragraph-rsid="020eb4a7"/>
    </style:style>
    <style:style style:name="MP99"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10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e4367" officeooo:paragraph-rsid="020e4367"/>
    </style:style>
    <style:style style:name="MP101"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102"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MP103" style:family="paragraph" style:parent-style-name="_5f_Header_20_G_20_page_20_paire_20__28_G_29_">
      <style:text-properties officeooo:paragraph-rsid="0334a5be"/>
    </style:style>
    <style:style style:name="MP104" style:family="paragraph" style:parent-style-name="_5f_Header_20_G_20_page_20_paire_20__28_G_29_">
      <style:paragraph-properties fo:text-align="start" style:justify-single-word="false"/>
    </style:style>
    <style:style style:name="MP105" style:family="paragraph" style:parent-style-name="Footer">
      <style:text-properties officeooo:paragraph-rsid="030c4d7d"/>
    </style:style>
    <style:style style:name="MP106"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107"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108" style:family="paragraph" style:parent-style-name="Footer">
      <style:text-properties officeooo:paragraph-rsid="00d8520c"/>
    </style:style>
    <style:style style:name="MP109"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110"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111" style:family="paragraph" style:parent-style-name="Header">
      <style:paragraph-properties fo:text-align="center" style:justify-single-word="false"/>
      <style:text-properties officeooo:paragraph-rsid="00c10aa6"/>
    </style:style>
    <style:style style:name="MP112" style:family="paragraph" style:parent-style-name="Header">
      <style:paragraph-properties fo:text-align="start" style:justify-single-word="false"/>
      <style:text-properties officeooo:paragraph-rsid="0289fb01"/>
    </style:style>
    <style:style style:name="MP113" style:family="paragraph">
      <loext:graphic-properties draw:fill="solid" draw:fill-color="#d62e4e"/>
    </style:style>
    <style:style style:name="MP11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font-variant="small-caps" fo:color="#1ca2b8" loext:opacity="100%" style:font-name="Bitstream Vera Sans" fo:font-size="16pt" fo:font-weight="bold" officeooo:rsid="02bfb211"/>
    </style:style>
    <style:style style:name="MT2" style:family="text">
      <style:text-properties officeooo:rsid="00b6801f"/>
    </style:style>
    <style:style style:name="MT3" style:family="text">
      <style:text-properties fo:text-transform="uppercase" fo:color="#808080" loext:opacity="100%" style:font-name="Bitstream Vera Sans" fo:font-size="9pt" officeooo:rsid="009e3fdd" fo:background-color="transparent" loext:char-shading-value="0"/>
    </style:style>
    <style:style style:name="MT4" style:family="text">
      <style:text-properties fo:text-transform="uppercase" fo:color="#808080" loext:opacity="100%" style:font-name="Bitstream Vera Sans" fo:font-size="9pt" officeooo:rsid="00b5d2d1" fo:background-color="transparent" loext:char-shading-value="0"/>
    </style:style>
    <style:style style:name="MT5" style:family="text">
      <style:text-properties fo:text-transform="uppercase" fo:color="#808080" loext:opacity="100%" style:font-name="Bitstream Vera Sans" fo:font-size="9pt" officeooo:rsid="00b6801f" fo:background-color="transparent" loext:char-shading-value="0"/>
    </style:style>
    <style:style style:name="MT6" style:family="text">
      <style:text-properties fo:font-variant="small-caps" officeooo:rsid="00990660"/>
    </style:style>
    <style:style style:name="MT7" style:family="text">
      <style:text-properties fo:font-variant="small-caps" officeooo:rsid="0054f64f"/>
    </style:style>
    <style:style style:name="MT8" style:family="text">
      <style:text-properties fo:font-variant="small-caps" officeooo:rsid="00b5d2d1"/>
    </style:style>
    <style:style style:name="MT9" style:family="text">
      <style:text-properties fo:font-variant="small-caps" officeooo:rsid="00b6801f"/>
    </style:style>
    <style:style style:name="MT10" style:family="text">
      <style:text-properties officeooo:rsid="009e3fdd"/>
    </style:style>
    <style:style style:name="MT11" style:family="text">
      <style:text-properties officeooo:rsid="00b5d2d1"/>
    </style:style>
    <style:style style:name="MT12"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MT13"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MT14"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MT15"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MT16" style:family="text">
      <style:text-properties fo:text-transform="uppercase" fo:color="#808080" loext:opacity="100%" style:font-name="Bitstream Vera Sans" fo:font-size="9pt" officeooo:rsid="009a8a6b" fo:background-color="transparent" loext:char-shading-value="0"/>
    </style:style>
    <style:style style:name="MT17" style:family="text">
      <style:text-properties fo:text-transform="uppercase" fo:color="#808080" loext:opacity="100%" style:font-name="Bitstream Vera Sans" fo:font-size="9pt" officeooo:rsid="02a682f9" fo:background-color="transparent" loext:char-shading-value="0"/>
    </style:style>
    <style:style style:name="MT18" style:family="text">
      <style:text-properties fo:text-transform="uppercase" fo:color="#808080" loext:opacity="100%" style:font-name="Bitstream Vera Sans" fo:font-size="9pt" officeooo:rsid="029013f4" fo:background-color="transparent" loext:char-shading-value="0"/>
    </style:style>
    <style:style style:name="MT19"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MT20" style:family="text">
      <style:text-properties fo:font-variant="small-caps"/>
    </style:style>
    <style:style style:name="MT21"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MT22"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MT23" style:family="text">
      <style:text-properties fo:text-transform="uppercase" fo:color="#808080" loext:opacity="100%" style:font-name="Bitstream Vera Sans" fo:font-size="9pt" officeooo:rsid="0054f64f" fo:background-color="transparent" loext:char-shading-value="0"/>
    </style:style>
    <style:style style:name="MT24" style:family="text">
      <style:text-properties fo:text-transform="uppercase" fo:color="#808080" loext:opacity="100%" style:font-name="Bitstream Vera Sans" fo:font-size="9pt" officeooo:rsid="007d7a6f" fo:background-color="transparent" loext:char-shading-value="0"/>
    </style:style>
    <style:style style:name="MT25" style:family="text">
      <style:text-properties fo:font-variant="small-caps" officeooo:rsid="007d7a6f"/>
    </style:style>
    <style:style style:name="MT26" style:family="text">
      <style:text-properties officeooo:rsid="00a59037"/>
    </style:style>
    <style:style style:name="MT27"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MT28" style:family="text">
      <style:text-properties fo:text-transform="uppercase" fo:color="#808080" loext:opacity="100%" style:font-name="Bitstream Vera Sans" fo:font-size="9pt" officeooo:rsid="007ae147" fo:background-color="transparent" loext:char-shading-value="0"/>
    </style:style>
    <style:style style:name="MT29"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MT30"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MT31" style:family="text">
      <style:text-properties officeooo:rsid="0096b4e2"/>
    </style:style>
    <style:style style:name="MT32" style:family="text">
      <style:text-properties fo:text-transform="uppercase" fo:color="#808080" loext:opacity="100%" style:font-name="Bitstream Vera Sans" fo:font-size="9pt" officeooo:rsid="0108f339" fo:background-color="transparent" loext:char-shading-value="0"/>
    </style:style>
    <style:style style:name="MT33" style:family="text">
      <style:text-properties fo:font-variant="small-caps" officeooo:rsid="0096b4e2"/>
    </style:style>
    <style:style style:name="MT34" style:family="text">
      <style:text-properties fo:font-variant="small-caps" officeooo:rsid="00a847d5"/>
    </style:style>
    <style:style style:name="MT35" style:family="text">
      <style:text-properties fo:text-transform="uppercase" fo:color="#808080" loext:opacity="100%" style:font-name="Bitstream Vera Sans" fo:font-size="9pt" officeooo:rsid="00b3f5fc" fo:background-color="transparent" loext:char-shading-value="0"/>
    </style:style>
    <style:style style:name="MT36"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MT37" style:family="text">
      <style:text-properties fo:color="#ffffff" loext:opacity="100%" style:font-name="Bitstream Vera Sans4" fo:font-size="16pt" fo:font-weight="bold" style:font-size-asian="16pt" style:font-weight-asian="bold" style:font-size-complex="16pt" style:font-weight-complex="bold"/>
    </style:style>
    <style:style style:name="MT38" style:family="text">
      <style:text-properties officeooo:rsid="0032e83a"/>
    </style:style>
    <style:style style:name="MT39" style:family="text">
      <style:text-properties officeooo:rsid="002b33ed"/>
    </style:style>
    <style:style style:name="MT40" style:family="text">
      <style:text-properties fo:text-transform="uppercase" fo:color="#808080" loext:opacity="100%" style:font-name="Bitstream Vera Sans" fo:font-size="9pt" fo:background-color="transparent" loext:char-shading-value="0"/>
    </style:style>
    <style:style style:name="MT41"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42" style:family="text">
      <style:text-properties fo:text-transform="uppercase" fo:color="#808080" loext:opacity="100%" style:font-name="Bitstream Vera Sans" fo:font-size="9pt" officeooo:rsid="013d813f" fo:background-color="transparent" loext:char-shading-value="0"/>
    </style:style>
    <style:style style:name="MT43" style:family="text">
      <style:text-properties officeooo:rsid="008d016c"/>
    </style:style>
    <style:style style:name="MT44"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MT45" style:family="text">
      <style:text-properties fo:text-transform="uppercase" fo:color="#808080" loext:opacity="100%" style:font-name="Bitstream Vera Sans" fo:font-size="9pt" officeooo:rsid="015f088a" fo:background-color="transparent" loext:char-shading-value="0"/>
    </style:style>
    <style:style style:name="MT46" style:family="text">
      <style:text-properties fo:text-transform="uppercase" fo:color="#808080" loext:opacity="100%" style:font-name="Bitstream Vera Sans" fo:font-size="9pt" officeooo:rsid="00d8520c" fo:background-color="transparent" loext:char-shading-value="0"/>
    </style:style>
    <style:style style:name="MT47" style:family="text">
      <style:text-properties officeooo:rsid="01fe03f2"/>
    </style:style>
    <style:style style:name="MT48"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MT49"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MT50" style:family="text">
      <style:text-properties fo:text-transform="uppercase" fo:color="#808080" loext:opacity="100%" style:font-name="Bitstream Vera Sans" fo:font-size="9pt" officeooo:rsid="0215abe1" fo:background-color="transparent" loext:char-shading-value="0"/>
    </style:style>
    <style:style style:name="MT51" style:family="text">
      <style:text-properties fo:text-transform="uppercase" fo:color="#808080" loext:opacity="100%" style:font-name="Bitstream Vera Sans" fo:font-size="9pt" officeooo:rsid="0271cf95" fo:background-color="transparent" loext:char-shading-value="0"/>
    </style:style>
    <style:style style:name="MT52" style:family="text">
      <style:text-properties fo:text-transform="uppercase" fo:color="#808080" loext:opacity="100%" style:font-name="Bitstream Vera Sans" fo:font-size="9pt" officeooo:rsid="0211dd7e" fo:background-color="transparent" loext:char-shading-value="0"/>
    </style:style>
    <style:style style:name="MT53"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MT54" style:family="text">
      <style:text-properties fo:text-transform="uppercase" fo:color="#808080" loext:opacity="100%" style:font-name="Bitstream Vera Sans" fo:font-size="9pt" officeooo:rsid="02767796" fo:background-color="transparent" loext:char-shading-value="0"/>
    </style:style>
    <style:style style:name="MT55"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MT56" style:family="text">
      <style:text-properties fo:text-transform="uppercase" fo:color="#808080" loext:opacity="100%" style:font-name="Bitstream Vera Sans" fo:font-size="9pt" officeooo:rsid="026324db" fo:background-color="transparent" loext:char-shading-value="0"/>
    </style:style>
    <style:style style:name="MT57"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MT58" style:family="text">
      <style:text-properties fo:text-transform="uppercase" fo:color="#808080" loext:opacity="100%" style:font-name="Bitstream Vera Sans" fo:font-size="9pt" officeooo:rsid="0264196d" fo:background-color="transparent" loext:char-shading-value="0"/>
    </style:style>
    <style:style style:name="MT59"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MT60" style:family="text">
      <style:text-properties fo:text-transform="uppercase" fo:color="#808080" loext:opacity="100%" style:font-name="Bitstream Vera Sans" fo:font-size="9pt" officeooo:rsid="02722f5d" fo:background-color="transparent" loext:char-shading-value="0"/>
    </style:style>
    <style:style style:name="MT61" style:family="text">
      <style:text-properties fo:text-transform="uppercase" fo:color="#808080" loext:opacity="100%" style:font-name="Bitstream Vera Sans" fo:font-size="9pt" officeooo:rsid="026f2aea" fo:background-color="transparent" loext:char-shading-value="0"/>
    </style:style>
    <style:style style:name="MT62"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MT63"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MT64" style:family="text">
      <style:text-properties fo:text-transform="uppercase" fo:color="#808080" loext:opacity="100%" style:font-name="Bitstream Vera Sans" fo:font-size="9pt" officeooo:rsid="025b341c" fo:background-color="transparent" loext:char-shading-value="0"/>
    </style:style>
    <style:style style:name="MT65" style:family="text">
      <style:text-properties fo:text-transform="uppercase" fo:color="#808080" loext:opacity="100%" style:font-name="Bitstream Vera Sans" fo:font-size="9pt" officeooo:rsid="024b67fe" fo:background-color="transparent" loext:char-shading-value="0"/>
    </style:style>
    <style:style style:name="MT66"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MT67" style:family="text">
      <style:text-properties fo:text-transform="uppercase" fo:color="#808080" loext:opacity="100%" style:font-name="Bitstream Vera Sans" fo:font-size="9pt" officeooo:rsid="0250d176" fo:background-color="transparent" loext:char-shading-value="0"/>
    </style:style>
    <style:style style:name="MT68" style:family="text">
      <style:text-properties fo:text-transform="uppercase" fo:color="#808080" loext:opacity="100%" style:font-name="Bitstream Vera Sans" fo:font-size="9pt" officeooo:rsid="02392280" fo:background-color="transparent" loext:char-shading-value="0"/>
    </style:style>
    <style:style style:name="MT69"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MT70" style:family="text">
      <style:text-properties fo:text-transform="uppercase" fo:color="#808080" loext:opacity="100%" style:font-name="Bitstream Vera Sans" fo:font-size="9pt" officeooo:rsid="0242edd8" fo:background-color="transparent" loext:char-shading-value="0"/>
    </style:style>
    <style:style style:name="MT71" style:family="text">
      <style:text-properties fo:text-transform="uppercase" fo:color="#808080" loext:opacity="100%" style:font-name="Bitstream Vera Sans" fo:font-size="9pt" officeooo:rsid="02366921" fo:background-color="transparent" loext:char-shading-value="0"/>
    </style:style>
    <style:style style:name="MT72" style:family="text">
      <style:text-properties fo:text-transform="uppercase" fo:color="#808080" loext:opacity="100%" style:font-name="Bitstream Vera Sans" fo:font-size="9pt" officeooo:rsid="022816fd" fo:background-color="transparent" loext:char-shading-value="0"/>
    </style:style>
    <style:style style:name="MT73" style:family="text">
      <style:text-properties fo:text-transform="uppercase" fo:color="#808080" loext:opacity="100%" style:font-name="Bitstream Vera Sans" fo:font-size="9pt" officeooo:rsid="008d016c" fo:background-color="transparent" loext:char-shading-value="0"/>
    </style:style>
    <style:style style:name="MT74" style:family="text">
      <style:text-properties fo:text-transform="uppercase" fo:color="#808080" loext:opacity="100%" style:font-name="Bitstream Vera Sans" fo:font-size="9pt" officeooo:rsid="0181574a" fo:background-color="transparent" loext:char-shading-value="0"/>
    </style:style>
    <style:style style:name="MT75" style:family="text">
      <style:text-properties fo:font-variant="small-caps" fo:color="#7fb241" loext:opacity="100%" style:font-name="Bitstream Vera Sans2" fo:font-size="16pt" fo:font-style="normal" fo:text-shadow="none" fo:font-weight="bold" officeooo:rsid="008d016c"/>
    </style:style>
    <style:style style:name="MT76" style:family="text">
      <style:text-properties fo:font-variant="small-caps" fo:color="#7fb241" loext:opacity="100%" style:font-name="Bitstream Vera Sans2" fo:font-size="16pt" fo:font-style="normal" fo:text-shadow="none" fo:font-weight="bold" officeooo:rsid="017f1451"/>
    </style:style>
    <style:style style:name="MT77" style:family="text">
      <style:text-properties fo:text-transform="uppercase" fo:color="#808080" loext:opacity="100%" style:font-name="Bitstream Vera Sans" fo:font-size="9pt" officeooo:rsid="01827f40" fo:background-color="transparent" loext:char-shading-value="0"/>
    </style:style>
    <style:style style:name="MT78" style:family="text">
      <style:text-properties fo:font-variant="small-caps" fo:color="#7fb241" loext:opacity="100%" style:font-name="Bitstream Vera Sans2" fo:font-size="16pt" fo:font-style="normal" fo:text-shadow="none" fo:font-weight="bold" officeooo:rsid="0177e18a"/>
    </style:style>
    <style:style style:name="MT79" style:family="text">
      <style:text-properties fo:text-transform="uppercase" fo:color="#808080" loext:opacity="100%" style:font-name="Bitstream Vera Sans" fo:font-size="9pt" officeooo:rsid="0177e18a" fo:background-color="transparent" loext:char-shading-value="0"/>
    </style:style>
    <style:style style:name="MT80"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MT81" style:family="text">
      <style:text-properties officeooo:rsid="010c4d3a"/>
    </style:style>
    <style:style style:name="MT82"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MT83" style:family="text">
      <style:text-properties fo:text-transform="uppercase" fo:color="#808080" loext:opacity="100%" style:font-name="Bitstream Vera Sans" fo:font-size="9pt" officeooo:rsid="010f7046" fo:background-color="transparent" loext:char-shading-value="0"/>
    </style:style>
    <style:style style:name="MT84" style:family="text">
      <style:text-properties fo:text-transform="uppercase" fo:color="#808080" loext:opacity="100%" style:font-name="Bitstream Vera Sans" fo:font-size="9pt" officeooo:rsid="01239129" fo:background-color="transparent" loext:char-shading-value="0"/>
    </style:style>
    <style:style style:name="MT85" style:family="text">
      <style:text-properties fo:text-transform="uppercase" fo:color="#808080" loext:opacity="100%" style:font-name="Bitstream Vera Sans" fo:font-size="9pt" officeooo:rsid="01120261" fo:background-color="transparent" loext:char-shading-value="0"/>
    </style:style>
    <style:style style:name="MT86" style:family="text">
      <style:text-properties fo:font-variant="small-caps" fo:color="#9d0f89" loext:opacity="100%" style:font-name="Bitstream Vera Sans" fo:font-size="16pt" fo:font-weight="bold" officeooo:rsid="01a13e78"/>
    </style:style>
    <style:style style:name="MT87"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MT88"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MT89" style:family="text">
      <style:text-properties fo:text-transform="uppercase" fo:color="#808080" loext:opacity="100%" style:font-name="Bitstream Vera Sans" fo:font-size="9pt" officeooo:rsid="010c4d3a" fo:background-color="transparent" loext:char-shading-value="0"/>
    </style:style>
    <style:style style:name="MT90" style:family="text">
      <style:text-properties fo:text-transform="uppercase" fo:color="#808080" loext:opacity="100%" style:font-name="Bitstream Vera Sans" fo:font-size="9pt" officeooo:rsid="010d212a" fo:background-color="transparent" loext:char-shading-value="0"/>
    </style:style>
    <style:style style:name="MT91" style:family="text">
      <style:text-properties fo:text-transform="uppercase" fo:color="#808080" loext:opacity="100%" style:font-name="Bitstream Vera Sans" fo:font-size="9pt" officeooo:rsid="01924125" fo:background-color="transparent" loext:char-shading-value="0"/>
    </style:style>
    <style:style style:name="MT92"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MT93"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MT94" style:family="text">
      <style:text-properties fo:font-size="16pt" style:font-size-asian="16pt" style:font-size-complex="16pt"/>
    </style:style>
    <style:style style:name="MT95" style:family="text"/>
    <style:style style:name="MT96" style:family="text">
      <style:text-properties fo:text-transform="uppercase" fo:color="#808080" loext:opacity="100%" style:font-name="Bitstream Vera Sans" fo:font-size="9pt" officeooo:rsid="015c53e1" fo:background-color="transparent" loext:char-shading-value="0"/>
    </style:style>
    <style:style style:name="MT97" style:family="text">
      <style:text-properties officeooo:rsid="01f8729d"/>
    </style:style>
    <style:style style:name="MT98" style:family="text">
      <style:text-properties officeooo:rsid="01b6dc57"/>
    </style:style>
    <style:style style:name="MT99"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MT100" style:family="text">
      <style:text-properties fo:text-transform="uppercase" fo:color="#808080" loext:opacity="100%" style:font-name="Bitstream Vera Sans" fo:font-size="9pt" officeooo:rsid="0160d7ef" fo:background-color="transparent" loext:char-shading-value="0"/>
    </style:style>
    <style:style style:name="MT101" style:family="text">
      <style:text-properties fo:text-transform="uppercase" fo:color="#808080" loext:opacity="100%" style:font-name="Bitstream Vera Sans" fo:font-size="9pt" officeooo:rsid="00d4df5c" fo:background-color="transparent" loext:char-shading-value="0"/>
    </style:style>
    <style:style style:name="MT102" style:family="text">
      <style:text-properties fo:text-transform="uppercase" fo:color="#808080" loext:opacity="100%" style:font-name="Bitstream Vera Sans" fo:font-size="9pt" officeooo:rsid="01ecd3e3" fo:background-color="transparent" loext:char-shading-value="0"/>
    </style:style>
    <style:style style:name="MT103"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1dfe97b" fo:background-color="transparent" loext:char-shading-value="0"/>
    </style:style>
    <style:style style:name="MT105"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MT106"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MT107" style:family="text">
      <style:text-properties officeooo:rsid="015f088a"/>
    </style:style>
    <style:style style:name="MT108"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MT109" style:family="text">
      <style:text-properties fo:text-transform="uppercase" fo:color="#808080" loext:opacity="100%" style:font-name="Bitstream Vera Sans" fo:font-size="9pt" officeooo:rsid="01e10c40" fo:background-color="transparent" loext:char-shading-value="0"/>
    </style:style>
    <style:style style:name="MT110"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MT111" style:family="text">
      <style:text-properties fo:text-transform="uppercase" fo:color="#808080" loext:opacity="100%" style:font-name="Bitstream Vera Sans" fo:font-size="9pt" officeooo:rsid="019c9165" fo:background-color="transparent" loext:char-shading-value="0"/>
    </style:style>
    <style:style style:name="MT112" style:family="text">
      <style:text-properties fo:font-variant="small-caps" fo:color="#d7e12c" loext:opacity="100%" style:font-name="Bitstream Vera Sans2" fo:font-size="16pt" fo:font-style="normal" fo:text-shadow="none" fo:font-weight="bold" officeooo:rsid="0274790a"/>
    </style:style>
    <style:style style:name="MT113" style:family="text">
      <style:text-properties fo:font-variant="small-caps" fo:color="#d7e12c" loext:opacity="100%" style:font-name="Bitstream Vera Sans2" fo:font-size="16pt" fo:font-style="normal" fo:text-shadow="none" fo:font-weight="bold" officeooo:rsid="00248e62"/>
    </style:style>
    <style:style style:name="MT114" style:family="text">
      <style:text-properties fo:font-variant="small-caps" fo:color="#d7e12c" loext:opacity="100%" style:font-name="Bitstream Vera Sans2" fo:font-size="16pt" fo:font-style="normal" fo:text-shadow="none" fo:font-weight="bold" officeooo:rsid="02767d15"/>
    </style:style>
    <style:style style:name="MT115" style:family="text">
      <style:text-properties officeooo:rsid="0160d7ef"/>
    </style:style>
    <style:style style:name="MT116" style:family="text">
      <style:text-properties officeooo:rsid="02735980"/>
    </style:style>
    <style:style style:name="MT117" style:family="text">
      <style:text-properties officeooo:rsid="02757f12"/>
    </style:style>
    <style:style style:name="MT118" style:family="text">
      <style:text-properties officeooo:rsid="0272f9e5"/>
    </style:style>
    <style:style style:name="MT119" style:family="text">
      <style:text-properties officeooo:rsid="026ec296"/>
    </style:style>
    <style:style style:name="MT120" style:family="text">
      <style:text-properties officeooo:rsid="0268e0aa"/>
    </style:style>
    <style:style style:name="MT121" style:family="text">
      <style:text-properties officeooo:rsid="0072f07f"/>
    </style:style>
    <style:style style:name="MT122"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123" style:family="text">
      <style:text-properties fo:font-variant="small-caps" fo:color="#d7e12c" loext:opacity="100%" style:font-name="Bitstream Vera Sans2" fo:font-size="16pt" fo:font-style="normal" fo:text-shadow="none" fo:font-weight="bold" officeooo:rsid="009c03d7"/>
    </style:style>
    <style:style style:name="MT124" style:family="text">
      <style:text-properties fo:text-transform="uppercase" fo:color="#808080" loext:opacity="100%" style:font-name="Bitstream Vera Sans" fo:font-size="9pt" officeooo:rsid="00863005" fo:background-color="transparent" loext:char-shading-value="0"/>
    </style:style>
    <style:style style:name="MT125" style:family="text">
      <style:text-properties fo:text-transform="uppercase" fo:color="#808080" loext:opacity="100%" style:font-name="Bitstream Vera Sans" fo:font-size="9pt" officeooo:rsid="009c03d7" fo:background-color="transparent" loext:char-shading-value="0"/>
    </style:style>
    <style:style style:name="MT126" style:family="text">
      <style:text-properties fo:font-variant="small-caps" fo:color="#d7e12c" loext:opacity="100%" style:font-name="Bitstream Vera Sans2" fo:font-size="16pt" fo:font-style="normal" fo:text-shadow="none" fo:font-weight="bold" officeooo:rsid="009206bf"/>
    </style:style>
    <style:style style:name="MT127" style:family="text">
      <style:text-properties fo:text-transform="uppercase" fo:color="#808080" loext:opacity="100%" style:font-name="Bitstream Vera Sans" fo:font-size="9pt" officeooo:rsid="009206bf" fo:background-color="transparent" loext:char-shading-value="0"/>
    </style:style>
    <style:style style:name="MT128"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MT129" style:family="text">
      <style:text-properties fo:text-transform="uppercase" fo:color="#808080" loext:opacity="100%" style:font-name="Bitstream Vera Sans" fo:font-size="9pt" officeooo:rsid="01f8729d" fo:background-color="transparent" loext:char-shading-value="0"/>
    </style:style>
    <style:style style:name="MT130" style:family="text">
      <style:text-properties officeooo:rsid="014407b5"/>
    </style:style>
    <style:style style:name="MT131" style:family="text">
      <style:text-properties fo:font-variant="small-caps" fo:color="#7fb241" loext:opacity="100%" style:font-name="Bitstream Vera Sans2" fo:font-size="16pt" fo:font-style="normal" fo:text-shadow="none" fo:font-weight="bold" officeooo:rsid="016f3374"/>
    </style:style>
    <style:style style:name="MT132" style:family="text">
      <style:text-properties fo:text-transform="uppercase" fo:color="#808080" loext:opacity="100%" style:font-name="Bitstream Vera Sans" fo:font-size="9pt" officeooo:rsid="016f3374" fo:background-color="transparent" loext:char-shading-value="0"/>
    </style:style>
    <style:style style:name="MT133" style:family="text">
      <style:text-properties fo:text-transform="uppercase" fo:color="#808080" loext:opacity="100%" style:font-name="Bitstream Vera Sans" fo:font-size="9pt" officeooo:rsid="027e70e3" fo:background-color="transparent" loext:char-shading-value="0"/>
    </style:style>
    <style:style style:name="MT134" style:family="text">
      <style:text-properties fo:text-transform="uppercase" fo:color="#808080" loext:opacity="100%" style:font-name="Bitstream Vera Sans" fo:font-size="9pt" officeooo:rsid="01fbd77d" fo:background-color="transparent" loext:char-shading-value="0"/>
    </style:style>
    <style:style style:name="MT135" style:family="text">
      <style:text-properties officeooo:rsid="00a59a60"/>
    </style:style>
    <style:style style:name="MT136"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MT137"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MT138" style:family="text">
      <style:text-properties fo:text-transform="uppercase" fo:color="#808080" loext:opacity="100%" style:font-name="Bitstream Vera Sans" fo:font-size="9pt" officeooo:rsid="00a59a60" fo:background-color="transparent" loext:char-shading-value="0"/>
    </style:style>
    <style:style style:name="MT139"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MT140"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MT141" style:family="text">
      <style:text-properties officeooo:rsid="005a3fa8"/>
    </style:style>
    <style:style style:name="MT142" style:family="text">
      <style:text-properties fo:text-transform="uppercase" fo:color="#808080" loext:opacity="100%" style:font-name="Bitstream Vera Sans" fo:font-size="9pt" officeooo:rsid="005cb084" fo:background-color="transparent" loext:char-shading-value="0"/>
    </style:style>
    <style:style style:name="MT143" style:family="text">
      <style:text-properties officeooo:rsid="00415f3a"/>
    </style:style>
    <style:style style:name="MT144" style:family="text">
      <style:text-properties officeooo:rsid="00386ebd"/>
    </style:style>
    <style:style style:name="MT145" style:family="text">
      <style:text-properties fo:font-variant="small-caps" fo:color="#7fb241" loext:opacity="100%" style:font-name="Bitstream Vera Sans2" fo:font-size="16pt" fo:font-style="normal" fo:text-shadow="none" fo:font-weight="bold" officeooo:rsid="020eb4a7"/>
    </style:style>
    <style:style style:name="MT146" style:family="text">
      <style:text-properties fo:font-variant="small-caps" fo:color="#1ca2b8" loext:opacity="100%" style:font-name="Bitstream Vera Sans2" fo:font-size="16pt" fo:font-style="normal" fo:text-shadow="none" fo:font-weight="bold" officeooo:rsid="0334a5be"/>
    </style:style>
    <style:style style:name="MT147" style:family="text">
      <style:text-properties fo:font-variant="small-caps" fo:color="#1ca2b8" loext:opacity="100%" style:font-name="Bitstream Vera Sans2" fo:font-size="16pt" fo:font-style="normal" fo:text-shadow="none" fo:font-weight="bold" officeooo:rsid="0334510d"/>
    </style:style>
    <style:style style:name="MT148" style:family="text">
      <style:text-properties fo:text-transform="uppercase" fo:color="#808080" loext:opacity="100%" style:font-name="Bitstream Vera Sans" fo:font-size="9pt" officeooo:rsid="033506eb" fo:background-color="transparent" loext:char-shading-value="0"/>
    </style:style>
    <style:style style:name="MT149" style:family="text">
      <style:text-properties officeooo:rsid="0334a5be"/>
    </style:style>
    <style:style style:name="MT150" style:family="text">
      <style:text-properties fo:text-transform="uppercase" fo:color="#808080" loext:opacity="100%" style:font-name="Bitstream Vera Sans" fo:font-size="9pt" officeooo:rsid="030c4d7d" fo:background-color="transparent" loext:char-shading-value="0"/>
    </style:style>
    <style:style style:name="MT151" style:family="text">
      <style:text-properties fo:text-transform="uppercase" fo:color="#808080" loext:opacity="100%" style:font-name="Bitstream Vera Sans" fo:font-size="9pt" officeooo:rsid="0386731d" fo:background-color="transparent" loext:char-shading-value="0"/>
    </style:style>
    <style:style style:name="MT152"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53" style:family="text">
      <style:text-properties fo:text-transform="uppercase" fo:color="#808080" loext:opacity="100%" style:font-name="Bitstream Vera Sans" fo:font-size="9pt" officeooo:rsid="0334510d" fo:background-color="transparent" loext:char-shading-value="0"/>
    </style:style>
    <style:style style:name="MT154" style:family="text">
      <style:text-properties officeooo:rsid="0315af39"/>
    </style:style>
    <style:style style:name="MT155" style:family="text">
      <style:text-properties fo:font-variant="small-caps" fo:color="#1ca2b8" loext:opacity="100%" style:font-name="Bitstream Vera Sans2" fo:font-size="16pt" fo:font-style="normal" fo:text-shadow="none" fo:font-weight="bold" officeooo:rsid="038bc026"/>
    </style:style>
    <style:style style:name="MT156" style:family="text">
      <style:text-properties fo:text-transform="uppercase" fo:color="#808080" loext:opacity="100%" style:font-name="Bitstream Vera Sans" fo:font-size="9pt" officeooo:rsid="038bc026" fo:background-color="transparent" loext:char-shading-value="0"/>
    </style:style>
    <style:style style:name="MT157" style:family="text">
      <style:text-properties fo:text-transform="uppercase" fo:color="#808080" loext:opacity="100%" style:font-name="Bitstream Vera Sans" fo:font-size="9pt" officeooo:rsid="038719cc" fo:background-color="transparent" loext:char-shading-value="0"/>
    </style:style>
    <style:style style:name="MT158" style:family="text">
      <style:text-properties fo:font-variant="small-caps" fo:color="#1ca2b8" loext:opacity="100%" style:font-name="Bitstream Vera Sans2" fo:font-size="16pt" fo:font-style="normal" fo:text-shadow="none" fo:font-weight="bold" officeooo:rsid="0386731d"/>
    </style:style>
    <style:style style:name="MT159" style:family="text">
      <style:text-properties fo:font-variant="small-caps" fo:color="#1ca2b8" loext:opacity="100%" style:font-name="Bitstream Vera Sans2" fo:font-size="16pt" fo:font-style="normal" fo:text-shadow="none" fo:font-weight="bold" officeooo:rsid="0313166c"/>
    </style:style>
    <style:style style:name="MT160" style:family="text">
      <style:text-properties fo:font-variant="small-caps" fo:color="#1ca2b8" loext:opacity="100%" style:font-name="Bitstream Vera Sans2" fo:font-size="16pt" fo:font-style="normal" fo:text-shadow="none" fo:font-weight="bold" officeooo:rsid="030f34d6"/>
    </style:style>
    <style:style style:name="MT161" style:family="text">
      <style:text-properties fo:text-transform="uppercase" fo:color="#808080" loext:opacity="100%" style:font-name="Bitstream Vera Sans" fo:font-size="9pt" officeooo:rsid="0313166c" fo:background-color="transparent" loext:char-shading-value="0"/>
    </style:style>
    <style:style style:name="MT162" style:family="text">
      <style:text-properties fo:text-transform="uppercase" fo:color="#808080" loext:opacity="100%" style:font-name="Bitstream Vera Sans" fo:font-size="9pt" officeooo:rsid="030f34d6" fo:background-color="transparent" loext:char-shading-value="0"/>
    </style:style>
    <style:style style:name="MT163"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MT164"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MT165"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MT166" style:family="text">
      <style:text-properties fo:text-transform="uppercase" fo:color="#808080" loext:opacity="100%" style:font-name="Bitstream Vera Sans" fo:font-size="9pt" officeooo:rsid="00f252bf" fo:background-color="transparent" loext:char-shading-value="0"/>
    </style:style>
    <style:style style:name="MT167"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MT168" style:family="text">
      <style:text-properties officeooo:rsid="00a4cf55"/>
    </style:style>
    <style:style style:name="MT169"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MT170"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MT171" style:family="text">
      <style:text-properties fo:text-transform="uppercase" fo:color="#808080" loext:opacity="100%" style:font-name="Bitstream Vera Sans" fo:font-size="9pt" officeooo:rsid="00ab054e" fo:background-color="transparent" loext:char-shading-value="0"/>
    </style:style>
    <style:style style:name="MT172" style:family="text">
      <style:text-properties fo:text-transform="uppercase" fo:color="#808080" loext:opacity="100%" style:font-name="Bitstream Vera Sans" fo:font-size="9pt" officeooo:rsid="00b0f0c1" fo:background-color="transparent" loext:char-shading-value="0"/>
    </style:style>
    <style:style style:name="MT173"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MT174"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MT175"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MT176" style:family="text">
      <style:text-properties fo:text-transform="uppercase" fo:color="#808080" loext:opacity="100%" style:font-name="Bitstream Vera Sans" fo:font-size="9pt" officeooo:rsid="00d44bd3" fo:background-color="transparent" loext:char-shading-value="0"/>
    </style:style>
    <style:style style:name="MT177"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MT178"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MT179" style:family="text">
      <style:text-properties fo:text-transform="uppercase" fo:color="#808080" loext:opacity="100%" style:font-name="Bitstream Vera Sans" fo:font-size="9pt" officeooo:rsid="00fb4f81" fo:background-color="transparent" loext:char-shading-value="0"/>
    </style:style>
    <style:style style:name="MT180" style:family="text">
      <style:text-properties fo:text-transform="uppercase" fo:color="#808080" loext:opacity="100%" style:font-name="Bitstream Vera Sans" fo:font-size="9pt" officeooo:rsid="00fda0e9" fo:background-color="transparent" loext:char-shading-value="0"/>
    </style:style>
    <style:style style:name="MT181"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MT182" style:family="text">
      <style:text-properties fo:text-transform="uppercase" fo:color="#808080" loext:opacity="100%" style:font-name="Bitstream Vera Sans" fo:font-size="9pt" officeooo:rsid="0113c9a8"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4"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7">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37__5f_6_5f_SERIE_5f_G_5f_GAUCHE_5f_ET_5f_DROITE_5f_2COL" style:display-name="7_6_SERIE_G_GAUCHE_ET_DROITE_2COL" style:page-layout-name="Mpm10" draw:style-name="Mdp1">
      <style:header>
        <text:p text:style-name="_5f_Header_20_G_20_page_20_impaire_20__28_D_29_"><text:span text:style-name="MT1">P</text:span>our aller plus loin</text:p>
      </style:header>
      <style:footer>
        <text:p text:style-name="MP1"><draw:frame draw:style-name="Mfr1" draw:name="Frame1100" text:anchor-type="paragraph" svg:y="-0.06cm" draw:z-index="13"><draw:text-box fo:min-height="0.499cm" fo:min-width="7.096cm"><draw:frame draw:style-name="Mfr2" draw:name="Frame2110" text:anchor-type="frame" svg:x="0.45cm" svg:y="0.079cm" svg:width="0.817cm" draw:z-index="14"><draw:text-box fo:min-height="0.355cm"><text:p text:style-name="MP2"><draw:g text:anchor-type="paragraph" draw:z-index="15" draw:name="Shape4_49" draw:style-name="Mgr1"><draw:path draw:style-name="Mgr2" draw:text-style-name="MP3" svg:width="0.855cm" svg:height="1.172cm" svg:x="-0.03cm" svg:y="-0.194cm" svg:viewBox="0 0 856 1173" svg:d="M856 1173h-856v-991c0-100 79-182 175-182h505c97 0 176 82 176 182z"><text:p/></draw:path></draw:g><text:page-number text:select-page="current">269</text:page-number></text:p></draw:text-box></draw:frame><text:p text:style-name="MP4"><text:span text:style-name="MT2">S</text:span>ymétrie axiale : pour aller plus loin</text:p></draw:text-box></draw:frame></text:p>
      </style:footer>
      <style:footer-left>
        <text:p text:style-name="MP5"><draw:frame draw:style-name="Mfr1" draw:name="Frame319" text:anchor-type="paragraph" svg:y="-0.06cm" draw:z-index="0"><draw:text-box fo:min-height="0.499cm" fo:min-width="3cm"><draw:frame draw:style-name="Mfr2" draw:name="Frame4151" text:anchor-type="frame" svg:x="0.45cm" svg:y="0.079cm" svg:width="0.817cm" draw:z-index="0"><draw:text-box fo:min-height="0.355cm"><text:p text:style-name="MP2"><draw:g text:anchor-type="paragraph" draw:z-index="16" draw:name="Shape4_227" draw:style-name="Mgr1"><draw:path draw:style-name="Mgr2" draw:text-style-name="MP3" svg:width="0.855cm" svg:height="1.172cm" svg:x="-0.03cm" svg:y="-0.194cm" svg:viewBox="0 0 856 1173" svg:d="M856 1173h-856v-991c0-100 79-182 175-182h505c97 0 176 82 176 182z"><text:p/></draw:path></draw:g><text:page-number text:select-page="current">270</text:page-number></text:p></draw:text-box></draw:frame><text:p text:style-name="MP6"><text:span text:style-name="MT3">Géométrie plane : </text:span><text:span text:style-name="MT4">parallèles, perpendiculaires, </text:span><text:span text:style-name="MT5">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7"><text:span text:style-name="MT6">Géométrie plane</text:span><text:span text:style-name="MT7"> : </text:span><text:span text:style-name="MT8">Parallèles, perpendiculaires,<text:line-break/> </text:span><text:span text:style-name="MT9">distances</text:span></text:p>
      </style:header>
      <style:footer>
        <text:p text:style-name="MP5"><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17" draw:name="Shape4_228"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7131" text:anchor-type="paragraph" svg:y="-0.06cm" draw:z-index="0"><draw:text-box fo:min-height="0.499cm" fo:min-width="3cm"><draw:frame draw:style-name="Mfr2" draw:name="Frame8131"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18" draw:name="Shape4_229"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2">S</text:span>ymétrie : Propriétés</text:p>
      </style:header>
      <style:footer>
        <text:p text:style-name="MP1"><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2"><draw:g text:anchor-type="paragraph" draw:z-index="19" draw:name="Shape4_230"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9"><text:span text:style-name="MT2">S</text:span>ymétrie axiale : propriétés</text:p></draw:text-box></draw:frame></text:p>
      </style:footer>
      <style:footer-left>
        <text:p text:style-name="MP5"><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2"><draw:g text:anchor-type="paragraph" draw:z-index="20" draw:name="Shape4_23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Géométrie plane : </text:span><text:span text:style-name="MT4">parallèles, perpendiculaires, </text:span><text:span text:style-name="MT5">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7"><text:span text:style-name="MT6">Géométrie plane</text:span><text:span text:style-name="MT7"> : </text:span><text:span text:style-name="MT8">Parallèles, perpendiculaires,<text:line-break/> </text:span><text:span text:style-name="MT9">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21" draw:name="Shape4_232"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22" draw:name="Shape4_233"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2">Symétrie axiale</text:span><text:span text:style-name="MT13"> : </text:span><text:span text:style-name="MT14">Axes de symétrie de figures</text:span></text:p>
      </style:header>
      <style:header-left>
        <text:p text:style-name="MP10"><text:span text:style-name="MT12">Symétrie axiale</text:span><text:span text:style-name="MT13"> : </text:span><text:span text:style-name="MT14">Axes de symétrie de figures</text:span></text:p>
      </style:header-left>
      <style:footer>
        <text:p text:style-name="MP1"><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2"><draw:g text:anchor-type="paragraph" draw:z-index="23" draw:name="Shape4_234"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11"><text:span text:style-name="MT2">S</text:span>ymétrie axiale : axes de symétrie de figures</text:p></draw:text-box></draw:frame></text:p>
      </style:footer>
      <style:footer-left>
        <text:p text:style-name="MP5"><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2"><draw:g text:anchor-type="paragraph" draw:z-index="24" draw:name="Shape4_23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Géométrie plane : </text:span><text:span text:style-name="MT4">parallèles, perpendiculaires, </text:span><text:span text:style-name="MT5">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7"><text:span text:style-name="MT6">Géométrie plane</text:span><text:span text:style-name="MT7"> : </text:span><text:span text:style-name="MT8">Parallèles, perpendiculaires,<text:line-break/> </text:span><text:span text:style-name="MT9">distances</text:span></text:p>
      </style:header>
      <style:header-left>
        <text:p text:style-name="MP7"><text:span text:style-name="MT6">Géométrie plane</text:span><text:span text:style-name="MT7"> : </text:span><text:span text:style-name="MT8">Parallèles, perpendiculaires,<text:line-break/> </text:span><text:span text:style-name="MT9">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25" draw:name="Shape4_236"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26" draw:name="Shape4_237"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2">S</text:span><text:span text:style-name="MT13">ymétrie axiale : Constructions</text:span></text:p>
      </style:header>
      <style:footer>
        <text:p text:style-name="MP1"><draw:frame draw:style-name="Mfr1" draw:name="Frame1210" text:anchor-type="paragraph" svg:y="-0.06cm" draw:z-index="0"><draw:text-box fo:min-height="0.499cm" fo:min-width="7.096cm"><draw:frame draw:style-name="Mfr2" draw:name="Frame21121" text:anchor-type="frame" svg:x="0.45cm" svg:y="0.079cm" svg:width="0.817cm" draw:z-index="0"><draw:text-box fo:min-height="0.355cm"><text:p text:style-name="MP2"><draw:g text:anchor-type="paragraph" draw:z-index="27" draw:name="Shape4_238"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MP12" text:outline-level="1"><text:span text:style-name="MT2">S</text:span>ymétrie axiale : Constructions</text:h></draw:text-box></draw:frame></text:p>
      </style:footer>
      <style:footer-left>
        <text:p text:style-name="MP5"><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2"><draw:g text:anchor-type="paragraph" draw:z-index="28" draw:name="Shape4_239"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Géométrie plane : </text:span><text:span text:style-name="MT4">parallèles, perpendiculaires, </text:span><text:span text:style-name="MT5">distances</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29" draw:name="Shape4_226"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2"><text:page-number text:select-page="current">0</text:page-number></text:p></draw:text-box></draw:frame><text:p text:style-name="MP13">Symétrie axiale : constructions</text:p></draw:text-box></draw:frame><draw:g text:anchor-type="paragraph" draw:z-index="30" draw:name="Shape4_240"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5">Symétrie axiale</text:span><text:span text:style-name="MT13"> : </text:span><text:span text:style-name="MT15">Médiatrice d’un segment</text:span></text:p>
      </style:header>
      <style:footer>
        <text:p text:style-name="MP1"><draw:frame draw:style-name="Mfr1" draw:name="Frame9131" text:anchor-type="paragraph" svg:y="-0.06cm" draw:z-index="0"><draw:text-box fo:min-height="0.499cm" fo:min-width="7.096cm"><draw:frame draw:style-name="Mfr2" draw:name="Frame10131" text:anchor-type="frame" svg:x="0.45cm" svg:y="0.079cm" svg:width="0.817cm" draw:z-index="0"><draw:text-box fo:min-height="0.355cm"><text:p text:style-name="MP2"><draw:g text:anchor-type="paragraph" draw:z-index="31" draw:name="Shape4_24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S</text:span><text:span text:style-name="MT17">ymétrie axiale : </text:span><text:span text:style-name="MT18">Médiatrice d’un segment</text:span></text:h></draw:text-box></draw:frame></text:p>
      </style:footer>
      <style:footer-left>
        <text:p text:style-name="MP5"><draw:frame draw:style-name="Mfr1" draw:name="Frame11121" text:anchor-type="paragraph" svg:y="-0.06cm" draw:z-index="0"><draw:text-box fo:min-height="0.499cm" fo:min-width="7.096cm"><draw:frame draw:style-name="Mfr2" draw:name="Frame315" text:anchor-type="frame" svg:x="0.45cm" svg:y="0.079cm" svg:width="0.817cm" draw:z-index="0"><draw:text-box fo:min-height="0.355cm"><text:p text:style-name="MP2"><draw:g text:anchor-type="paragraph" draw:z-index="32" draw:name="Shape4_242"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16">S</text:span><text:span text:style-name="MT17">ymétrie axiale : </text:span><text:span text:style-name="MT18">Médiatrice d’un segment</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7"><text:span text:style-name="MT6">Géométrie plane</text:span><text:span text:style-name="MT7"> : </text:span><text:span text:style-name="MT8">Parallèles, perpendiculaires,<text:line-break/> </text:span><text:span text:style-name="MT9">distances</text:span></text:p>
      </style:header>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33" draw:name="Shape4_243"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415" text:anchor-type="paragraph" svg:y="-0.06cm" draw:z-index="0"><draw:text-box fo:min-height="0.499cm" fo:min-width="3cm"><draw:frame draw:style-name="Mfr2" draw:name="Frame2921"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34" draw:name="Shape4_244"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5">Symétrie axiale</text:span><text:span text:style-name="MT13"> : </text:span><text:span text:style-name="MT19">Reconnaissance et axes</text:span></text:p>
      </style:header>
      <style:footer>
        <text:p text:style-name="MP1"><draw:frame draw:style-name="Mfr1" draw:name="Frame8113" text:anchor-type="paragraph" svg:y="-0.06cm" draw:z-index="0"><draw:text-box fo:min-height="0.499cm" fo:min-width="7.096cm"><draw:frame draw:style-name="Mfr2" draw:name="Frame2112" text:anchor-type="frame" svg:x="0.45cm" svg:y="0.079cm" svg:width="0.817cm" draw:z-index="0"><draw:text-box fo:min-height="0.355cm"><text:p text:style-name="MP2"><draw:g text:anchor-type="paragraph" draw:z-index="35" draw:name="Shape4_24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S</text:span>ymétrie axiale : reconnaissance et axes</text:h></draw:text-box></draw:frame></text:p>
      </style:footer>
      <style:footer-left>
        <text:p text:style-name="MP5"><draw:frame draw:style-name="Mfr1" draw:name="Frame293" text:anchor-type="paragraph" svg:y="-0.06cm" draw:z-index="0"><draw:text-box fo:min-height="0.499cm" fo:min-width="3cm"><draw:frame draw:style-name="Mfr2" draw:name="Frame297" text:anchor-type="frame" svg:x="0.45cm" svg:y="0.079cm" svg:width="0.817cm" draw:z-index="0"><draw:text-box fo:min-height="0.355cm"><text:p text:style-name="MP2"><draw:g text:anchor-type="paragraph" draw:z-index="36" draw:name="Shape4_246"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Géométrie plane : </text:span><text:span text:style-name="MT4">parallèles, perpendiculaires, </text:span><text:span text:style-name="MT5">distances</text:span></text:p></draw:text-box></draw:frame></text:p>
      </style:footer-left>
    </style:master-page>
    <style:master-page style:name="_37__5f_1_5f_SERIE_5f_G_5f_GAUCHE_5f_ET_5f_DROITE_5f_1COL" style:display-name="7_1_SERIE_G_GAUCHE_ET_DROITE_1COL" style:page-layout-name="Mpm11" draw:style-name="Mdp1">
      <style:header>
        <text:p text:style-name="MP7"><text:span text:style-name="MT6">Géométrie plane</text:span><text:span text:style-name="MT7"> : </text:span><text:span text:style-name="MT8">Parallèles, perpendiculaires,<text:line-break/> </text:span><text:span text:style-name="MT9">distances</text:span></text:p>
      </style:header>
      <style:footer>
        <text:p text:style-name="MP5"><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37" draw:name="Shape4_247"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38" draw:name="Shape4_248"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7">S</text:span><text:span text:style-name="MT20">olides</text:span> : <text:span text:style-name="MT7">Vocabulaire, nature</text:span></text:p>
      </style:header>
      <style:header-left>
        <text:p text:style-name="_5f_Header_20_G_20_page_20_impaire_20__28_D_29_"><text:span text:style-name="MT7">S</text:span><text:span text:style-name="MT20">olides</text:span> : <text:span text:style-name="MT7">Vocabulaire, nature</text:span></text:p>
      </style:header-left>
      <style:footer>
        <text:p text:style-name="MP5"><draw:frame draw:style-name="Mfr1" draw:name="Frame3113" text:anchor-type="paragraph" svg:y="-0.06cm" draw:z-index="0"><draw:text-box fo:min-height="0.499cm" fo:min-width="3cm"><draw:frame draw:style-name="Mfr2" draw:name="Frame325"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39" draw:name="Shape4_249"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40" draw:name="Shape4_250"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21">S</text:span>olides : <text:span text:style-name="MT22">Patrons</text:span></text:p>
      </style:header>
      <style:header-left>
        <text:p text:style-name="_5f_Header_20_G_20_page_20_impaire_20__28_D_29_"><text:span text:style-name="MT21">S</text:span>olides : <text:span text:style-name="MT22">Patrons</text:span></text:p>
      </style:header-left>
      <style:footer>
        <text:p text:style-name="MP5"><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2"><draw:g text:anchor-type="paragraph" draw:z-index="41" draw:name="Shape4_222"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3">solides : </text:span><text:span text:style-name="MT24">Patrons</text:span></text:h></draw:text-box></draw:frame></text:p>
      </style:footer>
      <style:footer-left>
        <text:p text:style-name="MP5"><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2"><draw:g text:anchor-type="paragraph" draw:z-index="42" draw:name="Shape4_25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23">solides : </text:span><text:span text:style-name="MT24">Patrons</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7">Solides : </text:span><text:span text:style-name="MT25">Patrons</text:span></text:p>
      </style:header>
      <style:header-left>
        <text:p text:style-name="_5f_Header_20_G_20_page_20_paire_20__28_G_29_"><text:span text:style-name="MT7">Solides : </text:span><text:span text:style-name="MT25">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2"><text:page-number text:select-page="current">0</text:page-number></text:p></draw:text-box></draw:frame><text:p text:style-name="MP15">solides : <text:span text:style-name="MT26">patrons</text:span></text:p></draw:text-box></draw:frame><draw:g text:anchor-type="paragraph" draw:z-index="43" draw:name="Shape4_223" draw:style-name="Mgr1"><draw:path draw:style-name="Mgr2" draw:text-style-name="MP3" svg:width="0.855cm" svg:height="1.172cm" svg:x="18.41cm" svg:y="-0.175cm" svg:viewBox="0 0 856 1173" svg:d="M856 1173h-856v-991c0-100 79-182 175-182h505c97 0 176 82 176 182z"><text:p/></draw:path></draw:g></text:h>
      </style:footer>
      <style:footer-left>
        <text:p text:style-name="MP5"><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2"><text:page-number text:select-page="current">0</text:page-number></text:p></draw:text-box></draw:frame><text:h text:style-name="_5f_Footer_20_page_20_paire_20__28_G_29_" text:outline-level="1">solides : <text:span text:style-name="MT26">patrons</text:span></text:h></draw:text-box></draw:frame><draw:g text:anchor-type="paragraph" draw:z-index="44" draw:name="Shape4_252"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21">S</text:span>olides : <text:span text:style-name="MT27">Perspective cavalière</text:span></text:p>
      </style:header>
      <style:header-left>
        <text:p text:style-name="_5f_Header_20_G_20_page_20_impaire_20__28_D_29_"><text:span text:style-name="MT21">S</text:span>olides : <text:span text:style-name="MT27">Perspective cavalière</text:span></text:p>
      </style:header-left>
      <style:footer>
        <text:p text:style-name="MP5"><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2"><draw:g text:anchor-type="paragraph" draw:z-index="45" draw:name="Shape4_224"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3">solides : </text:span><text:span text:style-name="MT28">perspective cavalière</text:span></text:h></draw:text-box></draw:frame></text:p>
      </style:footer>
      <style:footer-left>
        <text:p text:style-name="MP5"><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2"><draw:g text:anchor-type="paragraph" draw:z-index="46" draw:name="Shape4_253"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23">solides : </text:span><text:span text:style-name="MT28">perspective cavalière</text:span></text:p></draw:text-box></draw:frame></text:p>
      </style:footer-left>
    </style:master-page>
    <style:master-page style:name="_36__5f_2_5f_SERIE_5f_G_5f_GAUCHE_5f_ET_5f_DROITE_5f_1COL" style:display-name="6_2_SERIE_G_GAUCHE_ET_DROITE_1COL" style:page-layout-name="Mpm12" draw:style-name="Mdp1">
      <style:header>
        <text:p text:style-name="MP16"><text:span text:style-name="MT7">S</text:span><text:span text:style-name="MT20">olides</text:span> : <text:span text:style-name="MT7">Vocabulaire, nature</text:span></text:p>
      </style:header>
      <style:header-left>
        <text:p text:style-name="MP16"><text:span text:style-name="MT7">S</text:span><text:span text:style-name="MT20">olides</text:span> : <text:span text:style-name="MT7">Vocabulaire, nature</text:span></text:p>
      </style:header-left>
      <style:footer>
        <text:p text:style-name="MP5"><draw:frame draw:style-name="Mfr1" draw:name="Frame340" text:anchor-type="paragraph" svg:y="-0.06cm" draw:z-index="0"><draw:text-box fo:min-height="0.499cm" fo:min-width="3cm"><draw:frame draw:style-name="Mfr2" draw:name="Frame813"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47" draw:name="Shape4_225"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48" draw:name="Shape4_254"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21">S</text:span>olides : <text:span text:style-name="MT21">Vocabulaire, nature</text:span></text:p>
      </style:header>
      <style:header-left>
        <text:p text:style-name="_5f_Header_20_G_20_page_20_impaire_20__28_D_29_"><text:span text:style-name="MT21">S</text:span>olides : <text:span text:style-name="MT21">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2"><draw:g text:anchor-type="paragraph" draw:z-index="49" draw:name="Shape4_25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17">solides : Vocabulaire, NatuRE</text:p></draw:text-box></draw:frame></text:h>
      </style:footer>
      <style:footer-left>
        <text:p text:style-name="MP5"><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2"><text:page-number text:select-page="current">0</text:page-number></text:p></draw:text-box></draw:frame><text:p text:style-name="MP17">solides : Vocabulaire, NatuRE</text:p></draw:text-box></draw:frame><draw:g text:anchor-type="paragraph" draw:z-index="50" draw:name="Shape4_256" draw:style-name="Mgr1"><draw:path draw:style-name="Mgr2" draw:text-style-name="MP3" svg:width="0.855cm" svg:height="1.172cm" svg:x="-0.266cm" svg:y="-0.175cm" svg:viewBox="0 0 856 1173" svg:d="M856 1173h-856v-991c0-100 79-182 175-182h505c97 0 176 82 176 182z"><text:p/></draw:path></draw:g></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29">Constructions géométriques : </text:span><text:span text:style-name="MT30">Rédiger</text:span></text:p>
      </style:header>
      <style:header-left>
        <text:p text:style-name="_5f_Header_20_G_20_page_20_paire_20__28_G_29_"><text:span text:style-name="MT29">Constructions géométriques : </text:span><text:span text:style-name="MT30">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2"><draw:g text:anchor-type="paragraph" draw:z-index="51" draw:name="Shape4_22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18"><text:span text:style-name="MT31">CONSTRUCTIONS Géométriques : </text:span><text:span text:style-name="MT32">Rédiger</text:span></text:p></draw:text-box></draw:frame></text:p>
      </style:footer>
    </style:master-page>
    <style:master-page style:name="_35__5f_3_5f_SERIE_5f_G_5f_GAUCHE_5f_ET_5f_DROITE_5f_1COL" style:display-name="5_3_SERIE_G_GAUCHE_ET_DROITE_1COL" style:page-layout-name="Mpm12" draw:style-name="Mdp1">
      <style:header>
        <text:p text:style-name="MP19"><text:span text:style-name="MT33">Constructions géométriques : </text:span><text:span text:style-name="MT34">Reproduire</text:span></text:p>
      </style:header>
      <style:footer>
        <text:p text:style-name="MP5"><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2"><draw:g text:anchor-type="paragraph" draw:z-index="52" draw:name="Shape10_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31">CONSTRUCTIONS Géométriques : <text:s/></text:span><text:span text:style-name="MT35">REPRODUIRE</text:span></text:p></draw:text-box></draw:frame></text:p>
      </style:footer>
      <style:footer-left>
        <text:p text:style-name="MP5"><draw:frame draw:style-name="Mfr1" draw:name="Frame350" text:anchor-type="paragraph" svg:y="-0.06cm" draw:z-index="0"><draw:text-box fo:min-height="0.499cm" fo:min-width="3cm"><draw:frame draw:style-name="Mfr2" draw:name="Frame913" text:anchor-type="frame" svg:x="0.45cm" svg:y="0.079cm" svg:width="0.817cm" draw:z-index="0"><draw:text-box fo:min-height="0.355cm"><text:p text:style-name="MP2"><draw:g text:anchor-type="paragraph" draw:z-index="53" draw:name="Shape10_3"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31">CONSTRUCTIONS Géométriques : <text:s/></text:span><text:span text:style-name="MT35">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29">Constructions géométriques : </text:span><text:span text:style-name="MT36">Reproduire</text:span></text:p>
      </style:header>
      <style:header-left>
        <text:p text:style-name="_5f_Header_20_G_20_page_20_paire_20__28_G_29_"><text:span text:style-name="MT29">Constructions géométriques : </text:span><text:span text:style-name="MT36">Reproduire</text:span></text:p>
      </style:header-left>
      <style:footer>
        <text:p text:style-name="MP5"><draw:frame draw:style-name="Mfr1" draw:name="Frame612" text:anchor-type="paragraph" svg:y="-0.06cm" draw:z-index="0"><draw:text-box fo:min-height="0.499cm" fo:min-width="3cm"><draw:frame draw:style-name="Mfr2" draw:name="Frame713" text:anchor-type="frame" svg:x="0.45cm" svg:y="0.079cm" svg:width="0.817cm" draw:z-index="0"><draw:text-box fo:min-height="0.355cm"><text:p text:style-name="MP2"><draw:g text:anchor-type="paragraph" draw:z-index="54" draw:name="Shape4_220"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18"><text:span text:style-name="MT31">CONSTRUCTIONS Géométriques : </text:span><text:span text:style-name="MT35">REPRODUIRE</text:span></text:p></draw:text-box></draw:frame></text:p>
      </style:footer>
      <style:footer-left>
        <text:p text:style-name="MP5"><draw:frame draw:style-name="Mfr1" draw:name="Frame12121" text:anchor-type="paragraph" svg:y="-0.06cm" draw:z-index="0"><draw:text-box fo:min-height="0.499cm" fo:min-width="3cm"><draw:frame draw:style-name="Mfr2" draw:name="Frame1310" text:anchor-type="frame" svg:x="0.45cm" svg:y="0.079cm" svg:width="0.817cm" draw:z-index="0"><draw:text-box fo:min-height="0.355cm"><text:p text:style-name="MP2"><draw:g text:anchor-type="paragraph" draw:z-index="55" draw:name="Shape4_219"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18"><text:span text:style-name="MT31">CONSTRUCTIONS Géométriques : <text:s/></text:span><text:span text:style-name="MT35">REPRODUIRE</text:span></text:p></draw:text-box></draw:frame></text:p>
      </style:footer-left>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33">Constructions géométriques : </text:span><text:span text:style-name="MT34">Reproduire</text:span></text:p>
      </style:header>
      <style:header-left>
        <text:p text:style-name="MP21"><text:span text:style-name="MT33">Constructions géométriques : </text:span><text:span text:style-name="MT34">Reproduire</text:span></text:p>
      </style:header-left>
      <style:footer>
        <text:p text:style-name="MP5"><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2"><text:page-number text:select-page="current">0</text:page-number></text:p></draw:text-box></draw:frame><text:h text:style-name="_5f_Footer_20_page_20_impaire_20__28_D_29_" text:outline-level="1">CONSTRUCTIONS Géométriques : <text:s/>REPRODUIRE</text:h></draw:text-box></draw:frame><draw:g text:anchor-type="paragraph" draw:z-index="56" draw:name="Shape4_218" draw:style-name="Mgr1"><draw:path draw:style-name="Mgr2" draw:text-style-name="MP3" svg:width="0.855cm" svg:height="1.172cm" svg:x="18.45cm" svg:y="-0.175cm" svg:viewBox="0 0 856 1173" svg:d="M856 1173h-856v-991c0-100 79-182 175-182h505c97 0 176 82 176 182z"><text:p/></draw:path></draw:g></text:p>
      </style:footer>
      <style:footer-left>
        <text:p text:style-name="MP5"><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2"><text:page-number text:select-page="current">0</text:page-number></text:p></draw:text-box></draw:frame><text:p text:style-name="MP20"><text:span text:style-name="MT31">CONSTRUCTIONS Géométriques : <text:s/></text:span><text:span text:style-name="MT35">REPRODUIRE</text:span></text:p></draw:text-box></draw:frame></text:p>
      </style:footer-left>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2"><draw:g text:anchor-type="paragraph" draw:z-index="57" draw:name="Shape4_21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22">CONSTRUCTIONS Géométriques : construire</text:p></draw:text-box></draw:frame></text:p>
      </style:footer>
    </style:master-page>
    <style:master-page style:name="_35__5f_1_5f_SERIE_5f_G_5f_GAUCHE_5f_ET_5f_DROITE_5f_1COL" style:display-name="5_1_SERIE_G_GAUCHE_ET_DROITE_1COL" style:page-layout-name="Mpm12" draw:style-name="Mdp1">
      <style:header>
        <text:p text:style-name="MP23"><draw:line text:anchor-type="paragraph" draw:z-index="58" draw:name="Shape9_1" draw:style-name="Mgr3" draw:text-style-name="MP24" svg:x1="11.559cm" svg:y1="0.36cm" svg:x2="20.5cm" svg:y2="0.36cm"><text:p/></draw:line><draw:frame text:anchor-type="paragraph" draw:z-index="59" draw:name="Shape8_6" draw:style-name="Mgr4" draw:text-style-name="MP25" svg:width="2.703cm" svg:height="0.715cm" draw:transform="rotate (0.0872664625997165) translate (-0.172861111111111cm 0.218722222222222cm)"><draw:text-box><text:p text:style-name="MP24"><text:span text:style-name="MT37">Série 1</text:span></text:p></draw:text-box></draw:frame><draw:path text:anchor-type="paragraph" draw:z-index="60" draw:name="Shape7_1" draw:style-name="Mgr5" draw:text-style-name="MP26" svg:width="4.329cm" svg:height="2.24cm" svg:x="-1.499cm" svg:y="-1cm" svg:viewBox="0 0 4330 2241" svg:d="M0 2241l3984-288c209-15 363-168 345-342l-170-1611h-4159z"><text:p/></draw:path>T<text:span text:style-name="MT38">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2"><draw:g text:anchor-type="paragraph" draw:z-index="61" draw:name="Shape10_4"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39">Éléments de géométrie</text:span> • <text:span text:style-name="MT39">G0</text:span></text:p></draw:text-box></draw:frame></text:p>
      </style:footer>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28">Géométrie de base, partie 1: nommer, mesurer</text:p>
      </style:header>
      <style:header-left>
        <text:p text:style-name="_5f_Header_20_G_20_page_20_impaire_20__28_D_29_">Géométrie plane : Vocabulaire</text:p>
        <text:p text:style-name="MP29">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2"><draw:g text:anchor-type="paragraph" draw:z-index="62" draw:name="Shape4_208"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35">G</text:span><text:span text:style-name="MT40">éométrie </text:span><text:span text:style-name="MT41">plane </text:span><text:span text:style-name="MT40">: </text:span><text:span text:style-name="MT41">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2"><draw:g text:anchor-type="paragraph" draw:z-index="63" draw:name="Shape4_207"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35">G</text:span><text:span text:style-name="MT40">éométrie </text:span><text:span text:style-name="MT42">plane</text:span><text:span text:style-name="MT40"> : </text:span><text:span text:style-name="MT42">vocabulaire</text:span></text:p></draw:text-box></draw:frame></text:p>
      </style:footer-left>
    </style:master-page>
    <style:master-page style:name="_34__5f_1_5f_SERIE_5f_G_5f_GAUCHE_5f_ET_5f_DROITE_5f_1COL" style:display-name="4_1_SERIE_G_GAUCHE_ET_DROITE_1COL" style:page-layout-name="Mpm12" draw:style-name="Mdp1">
      <style:header>
        <text:p text:style-name="MP19"><text:span text:style-name="MT33">Constructions géométriques : </text:span><text:span text:style-name="MT34">Reproduire</text:span></text:p>
      </style:header>
      <style:header-left>
        <text:p text:style-name="MP19"><text:span text:style-name="MT33">Constructions géométriques : </text:span><text:span text:style-name="MT34">Reproduire</text:span></text:p>
      </style:header-left>
      <style:footer>
        <text:p text:style-name="MP5"><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2"><draw:g text:anchor-type="paragraph" draw:z-index="64" draw:name="Shape10_0"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31">CONSTRUCTIONS Géométriques : <text:s/></text:span><text:span text:style-name="MT35">REPRODUIRE</text:span></text:p></draw:text-box></draw:frame></text:p>
      </style:footer>
      <style:footer-left>
        <text:p text:style-name="MP5"><draw:frame draw:style-name="Mfr1" draw:name="Frame360" text:anchor-type="paragraph" svg:y="-0.06cm" draw:z-index="0"><draw:text-box fo:min-height="0.499cm" fo:min-width="3cm"><draw:frame draw:style-name="Mfr2" draw:name="Frame1013" text:anchor-type="frame" svg:x="0.45cm" svg:y="0.079cm" svg:width="0.817cm" draw:z-index="0"><draw:text-box fo:min-height="0.355cm"><text:p text:style-name="MP2"><draw:g text:anchor-type="paragraph" draw:z-index="65" draw:name="Shape10_2"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31">CONSTRUCTIONS Géométriques : <text:s/></text:span><text:span text:style-name="MT35">REPRODUIRE</text:span></text:p></draw:text-box></draw:frame></text:p>
      </style:footer-left>
    </style:master-page>
    <style:master-page style:name="_32__5f_4_5f_SERIE_5f_M_5f_GAUCHE_5f_ET_5f_DROITE_5f_2COL" style:display-name="2_4_SERIE_M_GAUCHE_ET_DROITE_2COL" style:page-layout-name="Mpm10" draw:style-name="Mdp1">
      <style:header>
        <text:p text:style-name="MP31"><text:span text:style-name="MT43"><text:s text:c="15"/>A</text:span>ires : Calculer une aire</text:p>
      </style:header>
      <style:footer>
        <text:p text:style-name="MP1"><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2"><draw:g text:anchor-type="paragraph" draw:z-index="66" draw:name="Shape4_161"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33">Aires : Calculer une aire</text:p></draw:text-box></draw:frame></text:p>
      </style:footer>
    </style:master-page>
    <style:master-page style:name="_32__5f_4_5f_SERIE_5f_M_5f_GAUCHE_5f_ET_5f_DROITE_5f_1COL" style:display-name="2_4_SERIE_M_GAUCHE_ET_DROITE_1COL" style:page-layout-name="Mpm11" draw:style-name="Mdp1">
      <style:header>
        <text:p text:style-name="Header"><text:s/><text:span text:style-name="MT44">Calculer</text:span> : <text:span text:style-name="MT44">Additionner et soustraire</text:span></text:p>
      </style:header>
      <style:footer>
        <text:p text:style-name="MP5"><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67" draw:name="Shape4_159"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366"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68" draw:name="Shape4_160" draw:style-name="Mgr1"><draw:path draw:style-name="Mgr7" draw:text-style-name="MP35" svg:width="0.855cm" svg:height="1.172cm" svg:x="-0.143cm" svg:y="-0.175cm" svg:viewBox="0 0 856 1173" svg:d="M856 1173h-856v-991c0-100 79-182 175-182h505c97 0 176 82 176 182z"><text:p/></draw:path></draw:g><draw:g text:anchor-type="paragraph" draw:z-index="69" draw:name="Shape4_158"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2__5f_3_5f_SERIE_5f_M_5f_GAUCHE_5f_ET_5f_DROITE_5f_2COL" style:display-name="2_3_SERIE_M_GAUCHE_ET_DROITE_2COL" style:page-layout-name="Mpm14">
      <style:header>
        <text:p text:style-name="_5f_Header_20_M_20_page_20_impaire_20__28_D_29_">Aires : Problèmes</text:p>
      </style:header>
      <style:footer>
        <text:h text:style-name="_5f_Footer_20_page_20_impaire_20__28_D_29_" text:outline-level="1"><text:span text:style-name="MT47">Aires </text:span>: <text:span text:style-name="MT47">problèmes <text:s text:c="4"/></text:span></text:h>
      </style:footer>
      <style:footer-left>
        <text:p text:style-name="MP37">Série 2 :<text:tab/> <text:s text:c="87"/>Chapitre G? : ...</text:p>
      </style:footer-left>
    </style:master-page>
    <style:master-page style:name="_32__5f_3_5f_SERIE_5f_M_5f_GAUCHE_5f_ET_5f_DROITE_5f_1COL" style:display-name="2_3_SERIE_M_GAUCHE_ET_DROITE_1COL" style:page-layout-name="Mpm15">
      <style:header>
        <text:p text:style-name="Header"/>
      </style:header>
      <style:header-left>
        <text:p text:style-name="Header_20_left"/>
      </style:header-left>
      <style:footer>
        <text:p text:style-name="Footer"/>
      </style:footer>
      <style:footer-left>
        <text:p text:style-name="Footer"/>
      </style:footer-left>
    </style:master-page>
    <style:master-page style:name="_32__5f_2_5f_SERIE_5f_M_5f_GAUCHE_5f_ET_5f_DROITE_5f_2COL" style:display-name="2_2_SERIE_M_GAUCHE_ET_DROITE_2COL" style:page-layout-name="Mpm10" draw:style-name="Mdp1">
      <style:header>
        <text:p text:style-name="MP38"><text:span text:style-name="MT43"><text:s text:c="15"/>A</text:span>ires : Aire et unité</text:p>
      </style:header>
      <style:header-left>
        <text:p text:style-name="MP38"><text:span text:style-name="MT43"><text:s text:c="15"/>A</text:span>ires : Aire et unité</text:p>
      </style:header-left>
      <style:footer>
        <text:p text:style-name="MP1"><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2"><draw:g text:anchor-type="paragraph" draw:z-index="135" draw:name="Shape4_157"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39">Aires : aire et unité</text:p></draw:text-box></draw:frame></text:p>
      </style:footer>
    </style:master-page>
    <style:master-page style:name="_32__5f_2_5f_SERIE_5f_M_5f_GAUCHE_5f_ET_5f_DROITE_5f_1COL" style:display-name="2_2_SERIE_M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136" draw:name="Shape4_100"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37" draw:name="Shape4_155" draw:style-name="Mgr1"><draw:path draw:style-name="Mgr7" draw:text-style-name="MP35" svg:width="0.855cm" svg:height="1.172cm" svg:x="-0.143cm" svg:y="-0.175cm" svg:viewBox="0 0 856 1173" svg:d="M856 1173h-856v-991c0-100 79-182 175-182h505c97 0 176 82 176 182z"><text:p/></draw:path></draw:g><draw:g text:anchor-type="paragraph" draw:z-index="138" draw:name="Shape4_156"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40"><text:span text:style-name="MT48">Conversions d’unités : </text:span><text:span text:style-name="MT49">Problèmes</text:span></text:p>
      </style:header>
      <style:header-left>
        <text:p text:style-name="MP40"><text:span text:style-name="MT48">Conversions d’unités : </text:span><text:span text:style-name="MT49">Problèmes</text:span></text:p>
      </style:header-left>
      <style:footer>
        <text:p text:style-name="MP1"><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51">problèmes</text:span></text:p></draw:text-box></draw:frame><draw:g text:anchor-type="paragraph" draw:z-index="139" draw:name="Shape4_6"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1"><draw:frame draw:style-name="Mfr3"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2"><text:page-number text:select-page="current">0</text:page-number></text:p></draw:text-box></draw:frame><text:p text:style-name="MP41"><text:span text:style-name="MT52">Conversions d’unités : </text:span><text:span text:style-name="MT51">problèmes</text:span></text:p></draw:text-box></draw:frame><draw:g text:anchor-type="paragraph" draw:z-index="140" draw:name="Shape4_142" draw:style-name="Mgr1"><draw:path draw:style-name="Mgr7" draw:text-style-name="MP35"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53">Conversions d’unités : </text:span><text:span text:style-name="MT49">Problèmes</text:span></text:p>
      </style:header>
      <style:header-left>
        <text:p text:style-name="_5f_Header_20_N_20_page_20_paire_20__28_G_29_"><text:s/><text:span text:style-name="MT53">Conversions d’unités : </text:span><text:span text:style-name="MT49">Problèmes</text:span></text:p>
      </style:header-left>
      <style:footer>
        <text:p text:style-name="MP5"><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51">problèmes</text:span></text:p></draw:text-box></draw:frame><draw:g text:anchor-type="paragraph" draw:z-index="141" draw:name="Shape4_147"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2"><text:page-number text:select-page="current">0</text:page-number></text:p></draw:text-box></draw:frame><text:p text:style-name="MP34"><text:span text:style-name="MT54">Conversions d’unités </text:span><text:span text:style-name="MT46">: </text:span><text:span text:style-name="MT54">problèmes</text:span></text:p></draw:text-box></draw:frame><draw:g text:anchor-type="paragraph" draw:z-index="142" draw:name="Shape4_63" draw:style-name="Mgr1"><draw:path draw:style-name="Mgr7" draw:text-style-name="MP35"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48">Conversions d’unités : </text:span><text:span text:style-name="MT55">Aires</text:span></text:p>
      </style:header>
      <style:header-left>
        <text:p text:style-name="_5f_Header_20_N_20_page_20_paire_20__28_G_29_"><text:span text:style-name="MT48">Conversions d’unités : </text:span><text:span text:style-name="MT55">Aires</text:span></text:p>
      </style:header-left>
      <style:footer>
        <text:p text:style-name="MP1"><draw:frame draw:style-name="Mfr1" draw:name="Frame311111111111111" text:anchor-type="paragraph" svg:y="-0.06cm" draw:z-index="0"><draw:text-box fo:min-height="0.499cm" fo:min-width="3cm"><draw:frame draw:style-name="Mfr2" draw:name="Frame411111111111111"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50">Conversions d’unités : </text:span><text:span text:style-name="MT56">Aires</text:span></text:h></draw:text-box></draw:frame><draw:g text:anchor-type="paragraph" draw:z-index="143" draw:name="Shape4_146"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1"/>
      </style:footer-left>
    </style:master-page>
    <style:master-page style:name="_35__5f_6_5f_SERIE_5f_N_5f_GAUCHE_5f_ET_5f_DROITE_5f_1COL" style:display-name="5_6_SERIE_N_GAUCHE_ET_DROITE_1COL" style:page-layout-name="Mpm11" draw:style-name="Mdp1">
      <style:header>
        <text:p text:style-name="Header"><text:s/><text:span text:style-name="MT53">Conversions d’unités : </text:span><text:span text:style-name="MT55">Aires</text:span></text:p>
      </style:header>
      <style:header-left>
        <text:p text:style-name="Header"><text:s/><text:span text:style-name="MT53">Conversions d’unités : </text:span><text:span text:style-name="MT55">Aires</text:span></text:p>
      </style:header-left>
      <style:footer>
        <text:p text:style-name="MP5"><draw:frame draw:style-name="Mfr1" draw:name="Frame11111111111" text:anchor-type="paragraph" svg:y="-0.06cm" draw:z-index="0"><draw:text-box fo:min-height="0.499cm" fo:min-width="3cm"><draw:frame draw:style-name="Mfr2" draw:name="Frame199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56">aires</text:span></text:p></draw:text-box></draw:frame><draw:g text:anchor-type="paragraph" draw:z-index="144" draw:name="Shape4_5"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45" draw:name="Shape4_153" draw:style-name="Mgr1"><draw:path draw:style-name="Mgr8" draw:text-style-name="MP36" svg:width="0.855cm" svg:height="1.172cm" svg:x="-0.143cm" svg:y="-0.175cm" svg:viewBox="0 0 856 1173" svg:d="M856 1173h-856v-991c0-100 79-182 175-182h505c97 0 176 82 176 182z"><text:p/></draw:path></draw:g><draw:g text:anchor-type="paragraph" draw:z-index="146" draw:name="Shape4_2"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48">Conversions d’unités : </text:span><text:span text:style-name="MT57">Vitesse</text:span></text:p>
      </style:header>
      <style:header-left>
        <text:p text:style-name="_5f_Header_20_N_20_page_20_impaire_20__28_D_29_"><text:span text:style-name="MT48">Conversions d’unités : </text:span><text:span text:style-name="MT57">Vitesse</text:span></text:p>
      </style:header-left>
      <style:footer>
        <text:p text:style-name="MP1"><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58">vitesse</text:span><text:span text:style-name="MT46"> </text:span></text:p></draw:text-box></draw:frame><draw:g text:anchor-type="paragraph" draw:z-index="147" draw:name="Shape4_140"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1"><draw:frame draw:style-name="Mfr3" draw:name="Frame200" text:anchor-type="paragraph" svg:y="-0.06cm" draw:z-index="0"><draw:text-box fo:min-height="0.499cm" fo:min-width="7.096cm"><draw:frame draw:style-name="Mfr2" draw:name="Frame201" text:anchor-type="frame" svg:x="0.45cm" svg:y="0.079cm" svg:width="0.817cm" draw:z-index="0"><draw:text-box fo:min-height="0.355cm"><text:p text:style-name="MP2"><draw:g text:anchor-type="paragraph" draw:z-index="148" draw:name="Shape4_4"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52">Conversions d’unités : </text:span><text:span text:style-name="MT58">vitesse</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53">Conversions d’unités : </text:span><text:span text:style-name="MT59">Temps et durées</text:span></text:p>
      </style:header>
      <style:header-left>
        <text:p text:style-name="_5f_Header_20_N_20_page_20_impaire_20__28_D_29_"><text:s/><text:span text:style-name="MT53">Conversions d’unités : </text:span><text:span text:style-name="MT59">Temps et durées</text:span></text:p>
      </style:header-left>
      <style:footer>
        <text:p text:style-name="MP5"><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60">Temps et </text:span><text:span text:style-name="MT61">Durée</text:span><text:span text:style-name="MT46"> </text:span></text:p></draw:text-box></draw:frame><draw:g text:anchor-type="paragraph" draw:z-index="149" draw:name="Shape4_137"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50" draw:name="Shape4_143" draw:style-name="Mgr1"><draw:path draw:style-name="Mgr7" draw:text-style-name="MP35" svg:width="0.855cm" svg:height="1.172cm" svg:x="-0.143cm" svg:y="-0.175cm" svg:viewBox="0 0 856 1173" svg:d="M856 1173h-856v-991c0-100 79-182 175-182h505c97 0 176 82 176 182z"><text:p/></draw:path></draw:g><draw:g text:anchor-type="paragraph" draw:z-index="151" draw:name="Shape4_144"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48">Conversions d’unités : </text:span><text:span text:style-name="MT62">Temps et d</text:span><text:span text:style-name="MT63">urées</text:span></text:p>
      </style:header>
      <style:header-left>
        <text:p text:style-name="_5f_Header_20_N_20_page_20_impaire_20__28_D_29_"><text:span text:style-name="MT48">Conversions d’unités : </text:span><text:span text:style-name="MT62">Temps et d</text:span><text:span text:style-name="MT63">urées</text:span></text:p>
      </style:header-left>
      <style:footer>
        <text:p text:style-name="MP1"><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64">temps et </text:span><text:span text:style-name="MT65">durées</text:span><text:span text:style-name="MT46"> </text:span></text:p></draw:text-box></draw:frame><draw:g text:anchor-type="paragraph" draw:z-index="152" draw:name="Shape4_132"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1"><draw:frame draw:style-name="Mfr3" draw:name="Frame193" text:anchor-type="paragraph" svg:y="-0.06cm" draw:z-index="0"><draw:text-box fo:min-height="0.499cm" fo:min-width="7.096cm"><draw:frame draw:style-name="Mfr2" draw:name="Frame194" text:anchor-type="frame" svg:x="0.45cm" svg:y="0.079cm" svg:width="0.817cm" draw:z-index="0"><draw:text-box fo:min-height="0.355cm"><text:p text:style-name="MP2"><draw:g text:anchor-type="paragraph" draw:z-index="153" draw:name="Shape4_141"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52">Conversions d’unités : </text:span><text:span text:style-name="MT64">temps et </text:span><text:span text:style-name="MT65">durées</text:span></text:p></draw:text-box></draw:frame></text:p>
      </style:footer-left>
    </style:master-page>
    <style:master-page style:name="_35__5f_4_5f_SERIE_5f_N_5f_GAUCHE_5f_ET_5f_DROITE_5f_1COL" style:display-name="5_4_SERIE_N_GAUCHE_ET_DROITE_1COL" style:page-layout-name="Mpm11" draw:style-name="Mdp1">
      <style:header>
        <text:p text:style-name="Header"><text:s/><text:span text:style-name="MT53">Conversions d’unités : </text:span><text:span text:style-name="MT62">Temps et d</text:span><text:span text:style-name="MT63">urées</text:span></text:p>
      </style:header>
      <style:header-left>
        <text:p text:style-name="Header"><text:s/><text:span text:style-name="MT53">Conversions d’unités : </text:span><text:span text:style-name="MT62">Temps et d</text:span><text:span text:style-name="MT63">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64">temps et </text:span><text:span text:style-name="MT65">durées</text:span><text:span text:style-name="MT46"> </text:span></text:p></draw:text-box></draw:frame><draw:g text:anchor-type="paragraph" draw:z-index="154" draw:name="Shape4_131"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55" draw:name="Shape4_138" draw:style-name="Mgr1"><draw:path draw:style-name="Mgr7" draw:text-style-name="MP35" svg:width="0.855cm" svg:height="1.172cm" svg:x="-0.143cm" svg:y="-0.175cm" svg:viewBox="0 0 856 1173" svg:d="M856 1173h-856v-991c0-100 79-182 175-182h505c97 0 176 82 176 182z"><text:p/></draw:path></draw:g><draw:g text:anchor-type="paragraph" draw:z-index="156" draw:name="Shape4_139"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48">Conversions d’unités : </text:span><text:span text:style-name="MT66">Capacités</text:span></text:p>
      </style:header>
      <style:header-left>
        <text:p text:style-name="_5f_Header_20_N_20_page_20_impaire_20__28_D_29_"><text:span text:style-name="MT48">Conversions d’unités : </text:span><text:span text:style-name="MT66">Capacités</text:span></text:p>
      </style:header-left>
      <style:footer>
        <text:p text:style-name="MP1"><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67">Capacités</text:span><text:span text:style-name="MT46"> </text:span></text:p></draw:text-box></draw:frame><draw:g text:anchor-type="paragraph" draw:z-index="157" draw:name="Shape4_148"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1"/>
      </style:footer-left>
    </style:master-page>
    <style:master-page style:name="_35__5f_3_5f_SERIE_5f_N_5f_GAUCHE_5f_ET_5f_DROITE_5f_1COL" style:display-name="5_3_SERIE_N_GAUCHE_ET_DROITE_1COL" style:page-layout-name="Mpm11" draw:style-name="Mdp1">
      <style:header>
        <text:p text:style-name="Header"><text:s/><text:span text:style-name="MT53">Conversions d’unités : </text:span><text:span text:style-name="MT66">Capacités</text:span></text:p>
      </style:header>
      <style:header-left>
        <text:p text:style-name="Header"><text:s/><text:span text:style-name="MT53">Conversions d’unités : </text:span><text:span text:style-name="MT66">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68">capacités</text:span><text:span text:style-name="MT46"> </text:span></text:p></draw:text-box></draw:frame><draw:g text:anchor-type="paragraph" draw:z-index="158" draw:name="Shape4_136"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59" draw:name="Shape4_134" draw:style-name="Mgr1"><draw:path draw:style-name="Mgr8" draw:text-style-name="MP36" svg:width="0.855cm" svg:height="1.172cm" svg:x="-0.143cm" svg:y="-0.175cm" svg:viewBox="0 0 856 1173" svg:d="M856 1173h-856v-991c0-100 79-182 175-182h505c97 0 176 82 176 182z"><text:p/></draw:path></draw:g><draw:g text:anchor-type="paragraph" draw:z-index="160" draw:name="Shape4_135"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69"><text:s/></text:span><text:span text:style-name="MT53">Conversions d’unités : </text:span><text:span text:style-name="MT69">masses</text:span></text:p>
      </style:header>
      <style:header-left>
        <text:p text:style-name="_5f_Header_20_N_20_page_20_impaire_20__28_D_29_"><text:span text:style-name="MT69"><text:s/></text:span><text:span text:style-name="MT53">Conversions d’unités : </text:span><text:span text:style-name="MT69">masses</text:span></text:p>
      </style:header-left>
      <style:footer>
        <text:p text:style-name="MP42"><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70">Masses</text:span><text:span text:style-name="MT46"> </text:span></text:p></draw:text-box></draw:frame><draw:g text:anchor-type="paragraph" draw:z-index="161" draw:name="Shape4_128" draw:style-name="Mgr1"><draw:path draw:style-name="Mgr7" draw:text-style-name="MP35" svg:width="0.855cm" svg:height="1.172cm" svg:x="18.41cm" svg:y="-0.175cm" svg:viewBox="0 0 856 1173" svg:d="M856 1173h-856v-991c0-100 79-182 175-182h505c97 0 176 82 176 182z"><text:p/></draw:path></draw:g><draw:g text:anchor-type="paragraph" draw:z-index="162" draw:name="Shape4_126" draw:style-name="Mgr1"><draw:path draw:style-name="Mgr7" draw:text-style-name="MP35" svg:width="0.855cm" svg:height="1.172cm" svg:x="18.41cm" svg:y="-0.175cm" svg:viewBox="0 0 856 1173" svg:d="M856 1173h-856v-991c0-100 79-182 175-182h505c97 0 176 82 176 182z"><text:p/></draw:path></draw:g><text:s/></text:p>
      </style:footer>
      <style:footer-left>
        <text:p text:style-name="MP1"><draw:frame draw:style-name="Mfr3" draw:name="Frame179" text:anchor-type="paragraph" svg:y="-0.06cm" draw:z-index="0"><draw:text-box fo:min-height="0.499cm" fo:min-width="7.096cm"><draw:frame draw:style-name="Mfr2" draw:name="Frame180" text:anchor-type="frame" svg:x="0.45cm" svg:y="0.079cm" svg:width="0.817cm" draw:z-index="0"><draw:text-box fo:min-height="0.355cm"><text:p text:style-name="MP2"><draw:g text:anchor-type="paragraph" draw:z-index="163" draw:name="Shape4_3"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52">Conversions d’unités : </text:span><text:span text:style-name="MT71">masses</text:span></text:p></draw:text-box></draw:frame></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53">Conversions d’unités : </text:span><text:span text:style-name="MT69">masses</text:span></text:p>
      </style:header>
      <style:header-left>
        <text:p text:style-name="_5f_Header_20_N_20_page_20_impaire_20__28_D_29_"><text:s/><text:span text:style-name="MT53">Conversions d’unités : </text:span><text:span text:style-name="MT69">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72">masses</text:span><text:span text:style-name="MT46"> </text:span></text:p></draw:text-box></draw:frame><draw:g text:anchor-type="paragraph" draw:z-index="164" draw:name="Shape4_123"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65" draw:name="Shape4_129" draw:style-name="Mgr1"><draw:path draw:style-name="Mgr8" draw:text-style-name="MP36" svg:width="0.855cm" svg:height="1.172cm" svg:x="-0.143cm" svg:y="-0.175cm" svg:viewBox="0 0 856 1173" svg:d="M856 1173h-856v-991c0-100 79-182 175-182h505c97 0 176 82 176 182z"><text:p/></draw:path></draw:g><draw:g text:anchor-type="paragraph" draw:z-index="166" draw:name="Shape4_130"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43"><draw:frame draw:style-name="Mfr4"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2"><draw:g text:anchor-type="paragraph" draw:z-index="174" draw:name="Shape4_109"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73">Périmètre : </text:span><text:span text:style-name="MT74">Problèmes</text:span></text:p></draw:text-box></draw:frame></text:p>
      </style:footer>
      <style:footer-left>
        <text:p text:style-name="MP43"><draw:frame draw:style-name="Mfr4"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2"><text:page-number text:select-page="current">0</text:page-number></text:p></draw:text-box></draw:frame><text:p text:style-name="MP44"><text:span text:style-name="MT73">Périmètre : </text:span><text:span text:style-name="MT74">Problèmes</text:span></text:p></draw:text-box></draw:frame><draw:g text:anchor-type="paragraph" draw:z-index="175" draw:name="Shape4_122" draw:style-name="Mgr1"><draw:path draw:style-name="Mgr6" draw:text-style-name="MP32"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176" draw:name="Shape4_108"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77" draw:name="Shape4_120" draw:style-name="Mgr1"><draw:path draw:style-name="Mgr8" draw:text-style-name="MP36" svg:width="0.855cm" svg:height="1.172cm" svg:x="-0.143cm" svg:y="-0.175cm" svg:viewBox="0 0 856 1173" svg:d="M856 1173h-856v-991c0-100 79-182 175-182h505c97 0 176 82 176 182z"><text:p/></draw:path></draw:g><draw:g text:anchor-type="paragraph" draw:z-index="178" draw:name="Shape4_121"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79" draw:name="Shape3_16" draw:style-name="Mgr9" draw:text-style-name="MP24" svg:x1="12.726cm" svg:y1="0.399cm" svg:x2="20.496cm" svg:y2="0.36cm"><text:p/></draw:line><text:span text:style-name="MT75">Périmètre</text:span> : <text:span text:style-name="MT76">Périmètres et unités</text:span></text:p>
      </style:header>
      <style:header-left>
        <text:p text:style-name="MP45"><draw:line text:anchor-type="paragraph" draw:z-index="181" draw:name="Shape3_17" draw:style-name="Mgr9" draw:text-style-name="MP24" svg:x1="16.083cm" svg:y1="0.383cm" svg:x2="20.496cm" svg:y2="0.36cm"><text:p/></draw:line><text:span text:style-name="MT75">Périmètre</text:span> : <text:span text:style-name="MT76">Périmètres et unités</text:span></text:p>
      </style:header-left>
      <style:footer>
        <text:p text:style-name="MP1"><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2"><draw:g text:anchor-type="paragraph" draw:z-index="180" draw:name="Shape4_107"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3">Périmètre <text:s/>: </text:span><text:span text:style-name="MT77">périmètres et unités</text:span></text:h></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6121" text:anchor-type="paragraph" svg:y="-0.06cm" draw:z-index="0"><draw:text-box fo:min-height="0.499cm" fo:min-width="3cm"><draw:frame draw:style-name="Mfr2" draw:name="Frame1910"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182" draw:name="Shape4_12"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83" draw:name="Shape4_263" draw:style-name="Mgr1"><draw:path draw:style-name="Mgr7" draw:text-style-name="MP35" svg:width="0.855cm" svg:height="1.172cm" svg:x="-0.143cm" svg:y="-0.175cm" svg:viewBox="0 0 856 1173" svg:d="M856 1173h-856v-991c0-100 79-182 175-182h505c97 0 176 82 176 182z"><text:p/></draw:path></draw:g><draw:g text:anchor-type="paragraph" draw:z-index="184" draw:name="Shape4_265"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85" draw:name="Shape3_11" draw:style-name="Mgr9" draw:text-style-name="MP24" svg:x1="12.45cm" svg:y1="0.362cm" svg:x2="20.497cm" svg:y2="0.36cm"><text:p/></draw:line><text:span text:style-name="MT75">Périmètre</text:span> : <text:span text:style-name="MT78">Mesurer, reporter</text:span></text:p>
      </style:header>
      <style:header-left>
        <text:p text:style-name="_5f_Header_20_M_20_page_20_impaire_20__28_D_29_"><draw:line text:anchor-type="paragraph" draw:z-index="187" draw:name="Shape3_20" draw:style-name="Mgr9" draw:text-style-name="MP24" svg:x1="12.45cm" svg:y1="0.362cm" svg:x2="20.497cm" svg:y2="0.36cm"><text:p/></draw:line><text:span text:style-name="MT75">Périmètre</text:span> : <text:span text:style-name="MT78">Mesurer, reporter</text:span></text:p>
      </style:header-left>
      <style:footer>
        <text:p text:style-name="MP1"><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2"><draw:g text:anchor-type="paragraph" draw:z-index="186" draw:name="Shape4_113"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73">Périmètre : </text:span><text:span text:style-name="MT79">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188" draw:name="Shape4_18"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89" draw:name="Shape4_114" draw:style-name="Mgr1"><draw:path draw:style-name="Mgr7" draw:text-style-name="MP35" svg:width="0.855cm" svg:height="1.172cm" svg:x="-0.143cm" svg:y="-0.175cm" svg:viewBox="0 0 856 1173" svg:d="M856 1173h-856v-991c0-100 79-182 175-182h505c97 0 176 82 176 182z"><text:p/></draw:path></draw:g><draw:g text:anchor-type="paragraph" draw:z-index="190" draw:name="Shape4_115"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5">Périmètre</text:span> : <text:span text:style-name="MT75">Calculs sur une figure</text:span></text:p>
      </style:header>
      <style:header-left>
        <text:p text:style-name="_5f_Header_20_M_20_page_20_paire_20__28_G_29_"><text:span text:style-name="MT75">Périmètre</text:span> : <text:span text:style-name="MT75">Calculs sur une figure</text:span></text:p>
      </style:header-left>
      <style:footer>
        <text:p text:style-name="MP1"><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2"><draw:g text:anchor-type="paragraph" draw:z-index="192" draw:name="Shape4_94"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4"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2"><draw:g text:anchor-type="paragraph" draw:z-index="193" draw:name="Shape4_95"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94" draw:name="Shape4_96" draw:style-name="Mgr1"><draw:path draw:style-name="Mgr6" draw:text-style-name="MP32"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195" draw:name="Shape4_93"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96" draw:name="Shape4_102" draw:style-name="Mgr1"><draw:path draw:style-name="Mgr7" draw:text-style-name="MP35" svg:width="0.855cm" svg:height="1.172cm" svg:x="-0.143cm" svg:y="-0.175cm" svg:viewBox="0 0 856 1173" svg:d="M856 1173h-856v-991c0-100 79-182 175-182h505c97 0 176 82 176 182z"><text:p/></draw:path></draw:g><draw:g text:anchor-type="paragraph" draw:z-index="197" draw:name="Shape4_101"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80">Proportionnalité et pourcentage</text:span><text:span text:style-name="MT81"> </text:span>: <text:span text:style-name="MT82">Pourcentages</text:span> </text:p>
      </style:header>
      <style:header-left>
        <text:p text:style-name="_5f_Header_20_D_20_page_20_impaire_20__28_D_29_"><text:span text:style-name="MT80">Proportionnalité et pourcentage</text:span><text:span text:style-name="MT81"> </text:span>: <text:span text:style-name="MT82">Pourcentages</text:span> </text:p>
      </style:header-left>
      <style:footer>
        <text:p text:style-name="MP1"><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2"><draw:g text:anchor-type="paragraph" draw:z-index="198" draw:name="Shape4_98" draw:style-name="Mgr1"><draw:path draw:style-name="Mgr8" draw:text-style-name="MP36"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83">Proportionnalité et pourcentage : </text:span><text:span text:style-name="MT84">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2"><text:page-number text:select-page="current">0</text:page-number></text:p></draw:text-box></draw:frame><text:p text:style-name="MP47"><text:span text:style-name="MT85">Proportionnalité et pourcentages : </text:span><text:span text:style-name="MT84">pourcentages</text:span></text:p></draw:text-box></draw:frame><draw:g text:anchor-type="paragraph" draw:z-index="199" draw:name="Shape4_112" draw:style-name="Mgr1"><draw:path draw:style-name="Mgr8" draw:text-style-name="MP36"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80">Proportionnalité et pourcentages</text:span><text:span text:style-name="MT81"> </text:span>: <text:span text:style-name="MT80">proportionnalité</text:span> </text:p>
        <text:p text:style-name="MP48"/>
      </style:header>
      <style:header-left>
        <text:p text:style-name="Header"><text:span text:style-name="MT80">Proportionnalité et pourcentages</text:span><text:span text:style-name="MT81"> </text:span>: <text:span text:style-name="MT80">proportionnalité</text:span> </text:p>
        <text:p text:style-name="MP48"/>
      </style:header-left>
      <style:footer>
        <text:p text:style-name="MP5"><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2"><text:page-number text:select-page="current">0</text:page-number></text:p></draw:text-box></draw:frame><text:p text:style-name="MP49">Proportionnalité et pourcentages : proportionalité</text:p></draw:text-box></draw:frame><draw:g text:anchor-type="paragraph" draw:z-index="200" draw:name="Shape4_23"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7111111111111" text:anchor-type="paragraph" svg:y="-0.06cm" draw:z-index="0"><draw:text-box fo:min-height="0.499cm" fo:min-width="3cm"><draw:frame draw:style-name="Mfr2" draw:name="Frame1921" text:anchor-type="frame" svg:x="0.45cm" svg:y="0.079cm" svg:width="0.817cm" draw:z-index="0"><draw:text-box fo:min-height="0.355cm"><text:p text:style-name="MP2"><text:page-number text:select-page="current">0</text:page-number></text:p></draw:text-box></draw:frame><text:p text:style-name="MP50">: </text:p></draw:text-box></draw:frame><draw:g text:anchor-type="paragraph" draw:z-index="201" draw:name="Shape4_99"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86">Utiliser des données</text:span> : <text:span text:style-name="MT86">Organiser</text:span> </text:p>
      </style:header>
      <style:header-left>
        <text:p text:style-name="MP51"><text:span text:style-name="MT86">Utiliser des données</text:span> : <text:span text:style-name="MT86">Organiser</text:span> </text:p>
      </style:header-left>
      <style:footer>
        <text:p text:style-name="MP1"><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2"><draw:g text:anchor-type="paragraph" draw:z-index="212" draw:name="Shape4_7"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2">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2"><draw:g text:anchor-type="paragraph" draw:z-index="213" draw:name="Shape4_72"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2">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81">Utilis</text:span><text:span text:style-name="MT87">er des</text:span><text:span text:style-name="MT81"> données </text:span>: <text:span text:style-name="MT88">Organiser</text:span> </text:p>
      </style:header>
      <style:header-left>
        <text:p text:style-name="_5f_Header_20_D_20_page_20_paire_20__28_G_29_"><text:s/><text:span text:style-name="MT81">Utilis</text:span><text:span text:style-name="MT87">er des</text:span><text:span text:style-name="MT81"> données </text:span>: <text:span text:style-name="MT88">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2"><text:page-number text:select-page="current">0</text:page-number></text:p></draw:text-box></draw:frame><text:p text:style-name="MP34"><text:span text:style-name="MT89">Utilis</text:span><text:span text:style-name="MT90">er</text:span><text:span text:style-name="MT89"> de</text:span><text:span text:style-name="MT90">s</text:span><text:span text:style-name="MT89"> données</text:span><text:span text:style-name="MT46"> : </text:span><text:span text:style-name="MT91">Organiser</text:span><text:span text:style-name="MT46"> </text:span></text:p></draw:text-box></draw:frame><draw:g text:anchor-type="paragraph" draw:z-index="214" draw:name="Shape4_74" draw:style-name="Mgr1"><draw:path draw:style-name="Mgr8" draw:text-style-name="MP36"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2"><text:page-number text:select-page="current">0</text:page-number></text:p></draw:text-box></draw:frame><text:p text:style-name="MP34"><text:span text:style-name="MT89">Utilis</text:span><text:span text:style-name="MT90">er</text:span><text:span text:style-name="MT89"> de</text:span><text:span text:style-name="MT90">s</text:span><text:span text:style-name="MT89"> données</text:span><text:span text:style-name="MT46"> : </text:span><text:span text:style-name="MT91">Organiser</text:span><text:span text:style-name="MT46"> </text:span></text:p></draw:text-box></draw:frame><draw:g text:anchor-type="paragraph" draw:z-index="215" draw:name="Shape4_75" draw:style-name="Mgr1"><draw:path draw:style-name="Mgr8" draw:text-style-name="MP53" svg:width="0.855cm" svg:height="1.172cm" svg:x="-0.268cm" svg:y="-0.175cm" svg:viewBox="0 0 856 1173" svg:d="M856 1173h-856v-991c0-100 79-182 175-182h505c97 0 176 82 176 182z"><text:p/></draw:path></draw:g><draw:g text:anchor-type="paragraph" draw:z-index="216" draw:name="Shape4_259"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54"><text:span text:style-name="MT92">Repères du plan : Se repérer</text:span> </text:p>
      </style:header>
      <style:header-left>
        <text:p text:style-name="MP54"><text:span text:style-name="MT92">Repères du plan : Se repérer</text:span> </text:p>
      </style:header-left>
      <style:footer>
        <text:p text:style-name="MP1"><draw:frame draw:style-name="Mfr1" draw:name="Frame221" text:anchor-type="paragraph" svg:y="-0.06cm" draw:z-index="0"><draw:text-box fo:min-height="0.499cm" fo:min-width="7.096cm"><draw:frame draw:style-name="Mfr2" draw:name="Frame3211" text:anchor-type="frame" svg:x="0.45cm" svg:y="0.079cm" svg:width="0.817cm" draw:z-index="0"><draw:text-box fo:min-height="0.355cm"><text:p text:style-name="MP2"><draw:g text:anchor-type="paragraph" draw:z-index="217" draw:name="Shape4_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2">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2"><draw:g text:anchor-type="paragraph" draw:z-index="218" draw:name="Shape4_11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2">R</text:span>epères du plan : se repérer</text:p></draw:text-box></draw:frame></text:p>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s/><text:span text:style-name="MT81">Utilis</text:span><text:span text:style-name="MT87">er des</text:span><text:span text:style-name="MT81"> données </text:span>: <text:span text:style-name="MT93">Représenter</text:span> </text:p>
      </style:header>
      <style:header-left>
        <text:p text:style-name="_5f_Header_20_D_20_page_20_paire_20__28_G_29_"><text:span text:style-name="_5f_Caractères"><text:span text:style-name="MT94"><text:s/>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34"><text:span text:style-name="MT89">Utilis</text:span><text:span text:style-name="MT90">er</text:span><text:span text:style-name="MT89"> de</text:span><text:span text:style-name="MT90">s</text:span><text:span text:style-name="MT89"> données</text:span><text:span text:style-name="MT46"> : </text:span><text:span text:style-name="MT96">représenter</text:span><text:span text:style-name="MT46"> </text:span></text:p></draw:text-box></draw:frame><draw:g text:anchor-type="paragraph" draw:z-index="219" draw:name="Shape4_70" draw:style-name="Mgr1"><draw:path draw:style-name="Mgr8" draw:text-style-name="MP36"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2"><text:page-number text:select-page="current">0</text:page-number></text:p></draw:text-box></draw:frame><text:p text:style-name="MP34"><text:span text:style-name="MT89">Utilis</text:span><text:span text:style-name="MT90">er</text:span><text:span text:style-name="MT89"> de</text:span><text:span text:style-name="MT90">s</text:span><text:span text:style-name="MT89"> données</text:span><text:span text:style-name="MT46"> : </text:span><text:span text:style-name="MT96">représenter</text:span><text:span text:style-name="MT46"> </text:span></text:p></draw:text-box></draw:frame><draw:g text:anchor-type="paragraph" draw:z-index="220" draw:name="Shape4_91" draw:style-name="Mgr1"><draw:path draw:style-name="Mgr8" draw:text-style-name="MP53" svg:width="0.855cm" svg:height="1.172cm" svg:x="-0.268cm" svg:y="-0.175cm" svg:viewBox="0 0 856 1173" svg:d="M856 1173h-856v-991c0-100 79-182 175-182h505c97 0 176 82 176 182z"><text:p/></draw:path></draw:g><draw:g text:anchor-type="paragraph" draw:z-index="221" draw:name="Shape4_90"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3" draw:name="Frame1251" text:anchor-type="paragraph" svg:y="-0.06cm" draw:z-index="0"><draw:text-box fo:min-height="0.499cm" fo:min-width="7.096cm"><draw:frame draw:style-name="Mfr2" draw:name="Frame1261" text:anchor-type="frame" svg:x="0.45cm" svg:y="0.079cm" svg:width="0.817cm" draw:z-index="0"><draw:text-box fo:min-height="0.355cm"><text:p text:style-name="MP2"><draw:g text:anchor-type="paragraph" draw:z-index="225" draw:name="Shape4_82"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97">R</text:span>ésoudre des problèmes</text:p></draw:text-box></draw:frame></text:h>
      </style:footer>
      <style:footer-left>
        <text:h text:style-name="_5f_Footer_20_page_20_paire_20__28_G_29_" text:outline-level="1"><draw:frame draw:style-name="Mfr3" draw:name="Frame1311" text:anchor-type="paragraph" svg:y="-0.06cm" draw:z-index="0"><draw:text-box fo:min-height="0.499cm" fo:min-width="7.096cm"><draw:frame draw:style-name="Mfr2" draw:name="Frame1321" text:anchor-type="frame" svg:x="0.45cm" svg:y="0.079cm" svg:width="0.817cm" draw:z-index="0"><draw:text-box fo:min-height="0.355cm"><text:p text:style-name="MP2"><text:page-number text:select-page="current">0</text:page-number></text:p></draw:text-box></draw:frame><text:p text:style-name="MP56">Résoudre des problèmes</text:p></draw:text-box></draw:frame><draw:g text:anchor-type="paragraph" draw:z-index="226" draw:name="Shape4_97" draw:style-name="Mgr1"><draw:path draw:style-name="Mgr7" draw:text-style-name="MP35"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27" draw:name="Shape4_68"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28" draw:name="Shape4_89" draw:style-name="Mgr1"><draw:path draw:style-name="Mgr7" draw:text-style-name="MP35" svg:width="0.855cm" svg:height="1.172cm" svg:x="-0.143cm" svg:y="-0.175cm" svg:viewBox="0 0 856 1173" svg:d="M856 1173h-856v-991c0-100 79-182 175-182h505c97 0 176 82 176 182z"><text:p/></draw:path></draw:g><draw:g text:anchor-type="paragraph" draw:z-index="229" draw:name="Shape4_83"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98">Calculer : </text:span><text:span text:style-name="MT99">Distributivité</text:span><text:span text:style-name="MT98"> </text:span></text:p>
      </style:header>
      <style:header-left>
        <text:p text:style-name="_5f_Header_20_N_20_page_20_impaire_20__28_D_29_"><text:span text:style-name="MT98">Calculer : </text:span><text:span text:style-name="MT99">Distributivité</text:span><text:span text:style-name="MT98"> </text:span></text:p>
      </style:header-left>
      <style:footer>
        <text:p text:style-name="MP1"><draw:frame draw:style-name="Mfr3" draw:name="Frame1221" text:anchor-type="paragraph" svg:y="-0.06cm" draw:z-index="0"><draw:text-box fo:min-height="0.499cm" fo:min-width="7.096cm"><draw:frame draw:style-name="Mfr2" draw:name="Frame2791" text:anchor-type="frame" svg:x="0.45cm" svg:y="0.079cm" svg:width="0.817cm" draw:z-index="0"><draw:text-box fo:min-height="0.355cm"><text:p text:style-name="MP2"><draw:g text:anchor-type="paragraph" draw:z-index="235" draw:name="Shape4_79"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100">calculer</text:span><text:span text:style-name="MT101"> : </text:span><text:span text:style-name="MT102">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36" draw:name="Shape4_64"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37" draw:name="Shape4_80" draw:style-name="Mgr1"><draw:path draw:style-name="Mgr8" draw:text-style-name="MP36" svg:width="0.855cm" svg:height="1.172cm" svg:x="-0.143cm" svg:y="-0.175cm" svg:viewBox="0 0 856 1173" svg:d="M856 1173h-856v-991c0-100 79-182 175-182h505c97 0 176 82 176 182z"><text:p/></draw:path></draw:g><draw:g text:anchor-type="paragraph" draw:z-index="238" draw:name="Shape4_81"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98">Calculer : </text:span><text:span text:style-name="MT103">Critères de divisibilité</text:span><text:span text:style-name="MT98"> </text:span></text:p>
      </style:header>
      <style:header-left>
        <text:p text:style-name="_5f_Header_20_N_20_page_20_impaire_20__28_D_29_"><text:span text:style-name="MT98">Calculer : </text:span><text:span text:style-name="MT103">Critères de divisibilité</text:span><text:span text:style-name="MT98"> </text:span></text:p>
      </style:header-left>
      <style:footer>
        <text:h text:style-name="_5f_Footer_20_page_20_impaire_20__28_D_29_" text:outline-level="1"><draw:frame draw:style-name="Mfr3" draw:name="Frame1101" text:anchor-type="paragraph" svg:y="-0.06cm" draw:z-index="0"><draw:text-box fo:min-height="0.499cm" fo:min-width="7.096cm"><draw:frame draw:style-name="Mfr2" draw:name="Frame1141" text:anchor-type="frame" svg:x="0.45cm" svg:y="0.079cm" svg:width="0.817cm" draw:z-index="0"><draw:text-box fo:min-height="0.355cm"><text:p text:style-name="MP2"><draw:g text:anchor-type="paragraph" draw:z-index="239" draw:name="Shape4_61"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100">calculer</text:span><text:span text:style-name="MT101"> : </text:span><text:span text:style-name="MT104">Critères de divisibilités</text:span></text:p></draw:text-box></draw:frame></text:h>
      </style:footer>
      <style:footer-left>
        <text:h text:style-name="_5f_Footer_20_page_20_impaire_20__28_D_29_" text:outline-level="1"><draw:frame draw:style-name="Mfr3" draw:name="Frame1191" text:anchor-type="paragraph" svg:y="-0.06cm" draw:z-index="0"><draw:text-box fo:min-height="0.499cm" fo:min-width="7.096cm"><draw:frame draw:style-name="Mfr2" draw:name="Frame1201" text:anchor-type="frame" svg:x="0.45cm" svg:y="0.079cm" svg:width="0.817cm" draw:z-index="0"><draw:text-box fo:min-height="0.355cm"><text:p text:style-name="MP2"><text:page-number text:select-page="current">0</text:page-number></text:p></draw:text-box></draw:frame><text:p text:style-name="MP58"><text:span text:style-name="MT100">calculer</text:span><text:span text:style-name="MT101"> : </text:span><text:span text:style-name="MT104">critères de divisibilité</text:span></text:p></draw:text-box></draw:frame><draw:g text:anchor-type="paragraph" draw:z-index="240" draw:name="Shape4_65" draw:style-name="Mgr1"><draw:path draw:style-name="Mgr7" draw:text-style-name="MP35"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59"><text:span text:style-name="MT105">G</text:span>éométrie plane : Parallèles, perpendiculaires,<text:line-break/> distances</text:p>
      </style:header>
      <style:header-left>
        <text:p text:style-name="MP60"><text:s/><text:span text:style-name="MT105">Géométrie plane</text:span> : <text:span text:style-name="MT11">P</text:span><text:span text:style-name="MT106">arallèles, perpendiculaires,<text:line-break/> </text:span><text:span text:style-name="MT13">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3">Géométrie plane : </text:span><text:span text:style-name="MT4">parallèles, perpendiculaires, </text:span><text:span text:style-name="MT5">distances</text:span></text:h></draw:text-box></draw:frame><draw:g text:anchor-type="paragraph" draw:z-index="241" draw:name="Shape4_59" draw:style-name="Mgr1"><draw:path draw:style-name="Mgr2" draw:text-style-name="MP3"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2"><text:page-number text:select-page="current">0</text:page-number></text:p></draw:text-box></draw:frame><text:h text:style-name="MP61" text:outline-level="1"><text:span text:style-name="MT107">G</text:span>éométrie plane : Parallèles, perpendiculaires, distances</text:h></draw:text-box></draw:frame><draw:g text:anchor-type="paragraph" draw:z-index="242" draw:name="Shape4_62" draw:style-name="Mgr1"><draw:path draw:style-name="Mgr2" draw:text-style-name="MP3"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98">Calculer : </text:span><text:span text:style-name="MT108">Diviser</text:span><text:span text:style-name="MT98"> </text:span></text:p>
      </style:header>
      <style:header-left>
        <text:p text:style-name="_5f_Header_20_N_20_page_20_impaire_20__28_D_29_"><text:span text:style-name="MT98">Calculer : </text:span><text:span text:style-name="MT108">Diviser</text:span><text:span text:style-name="MT98"> </text:span></text:p>
      </style:header-left>
      <style:footer>
        <text:p text:style-name="MP1"><draw:frame draw:style-name="Mfr3" draw:name="Frame1001" text:anchor-type="paragraph" svg:y="-0.06cm" draw:z-index="0"><draw:text-box fo:min-height="0.499cm" fo:min-width="7.096cm"><draw:frame draw:style-name="Mfr2" draw:name="Frame1031" text:anchor-type="frame" svg:x="0.45cm" svg:y="0.079cm" svg:width="0.817cm" draw:z-index="0"><draw:text-box fo:min-height="0.355cm"><text:p text:style-name="MP2"><text:page-number text:select-page="current">0</text:page-number></text:p></draw:text-box></draw:frame><text:p text:style-name="MP57"><draw:g text:anchor-type="paragraph" draw:z-index="243" draw:name="Shape4_51" draw:style-name="Mgr1"><draw:path draw:style-name="Mgr7" draw:text-style-name="MP35" svg:width="0.855cm" svg:height="1.172cm" svg:x="7.545cm" svg:y="-0.194cm" svg:viewBox="0 0 856 1173" svg:d="M856 1173h-856v-991c0-100 79-182 175-182h505c97 0 176 82 176 182z"><text:p/></draw:path></draw:g><text:span text:style-name="MT100">calculer</text:span><text:span text:style-name="MT101"> : </text:span><text:span text:style-name="MT109">diviser</text:span></text:p></draw:text-box></draw:frame></text:p>
      </style:footer>
      <style:footer-left>
        <text:p text:style-name="MP1"><draw:frame draw:style-name="Mfr3" draw:name="Frame1081" text:anchor-type="paragraph" svg:y="-0.06cm" draw:z-index="0"><draw:text-box fo:min-height="0.499cm" fo:min-width="7.096cm"><draw:frame draw:style-name="Mfr2" draw:name="Frame1091" text:anchor-type="frame" svg:x="0.45cm" svg:y="0.079cm" svg:width="0.817cm" draw:z-index="0"><draw:text-box fo:min-height="0.355cm"><text:p text:style-name="MP2"><text:page-number text:select-page="current">0</text:page-number></text:p></draw:text-box></draw:frame><text:p text:style-name="MP58"><text:span text:style-name="MT100">calculer</text:span><text:span text:style-name="MT101"> : </text:span><text:span text:style-name="MT109">diviser</text:span></text:p></draw:text-box></draw:frame><draw:g text:anchor-type="paragraph" draw:z-index="244" draw:name="Shape4_60" draw:style-name="Mgr1"><draw:path draw:style-name="Mgr7" draw:text-style-name="MP35"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45" draw:name="Shape4_54"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46" draw:name="Shape4_57" draw:style-name="Mgr1"><draw:path draw:style-name="Mgr8" draw:text-style-name="MP36" svg:width="0.855cm" svg:height="1.172cm" svg:x="-0.143cm" svg:y="-0.175cm" svg:viewBox="0 0 856 1173" svg:d="M856 1173h-856v-991c0-100 79-182 175-182h505c97 0 176 82 176 182z"><text:p/></draw:path></draw:g><draw:g text:anchor-type="paragraph" draw:z-index="247" draw:name="Shape4_58"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62">Calculer : <text:span text:style-name="MT110">Multiplier</text:span> </text:p>
      </style:header>
      <style:header-left>
        <text:p text:style-name="MP62">Calculer : <text:span text:style-name="MT110">Multiplier</text:span> </text:p>
      </style:header-left>
      <style:footer>
        <text:p text:style-name="MP1"><draw:frame draw:style-name="Mfr3" draw:name="Frame901" text:anchor-type="paragraph" svg:y="-0.06cm" draw:z-index="0"><draw:text-box fo:min-height="0.499cm" fo:min-width="7.096cm"><draw:frame draw:style-name="Mfr2" draw:name="Frame931" text:anchor-type="frame" svg:x="0.45cm" svg:y="0.079cm" svg:width="0.817cm" draw:z-index="0"><draw:text-box fo:min-height="0.355cm"><text:p text:style-name="MP2"><text:page-number text:select-page="current">0</text:page-number></text:p></draw:text-box></draw:frame><text:p text:style-name="MP57"><draw:g text:anchor-type="paragraph" draw:z-index="248" draw:name="Shape4_55" draw:style-name="Mgr1"><draw:path draw:style-name="Mgr7" draw:text-style-name="MP35" svg:width="0.855cm" svg:height="1.172cm" svg:x="7.535cm" svg:y="-0.178cm" svg:viewBox="0 0 856 1173" svg:d="M856 1173h-856v-991c0-100 79-182 175-182h505c97 0 176 82 176 182z"><text:p/></draw:path></draw:g><text:span text:style-name="MT100">calculer</text:span><text:span text:style-name="MT101"> : </text:span><text:span text:style-name="MT111">Multiplier</text:span></text:p></draw:text-box></draw:frame></text:p>
      </style:footer>
      <style:footer-left>
        <text:p text:style-name="MP1"><draw:frame draw:style-name="Mfr3" draw:name="Frame981" text:anchor-type="paragraph" svg:y="-0.06cm" draw:z-index="0"><draw:text-box fo:min-height="0.499cm" fo:min-width="7.096cm"><draw:frame draw:style-name="Mfr2" draw:name="Frame991" text:anchor-type="frame" svg:x="0.45cm" svg:y="0.079cm" svg:width="0.817cm" draw:z-index="0"><draw:text-box fo:min-height="0.355cm"><text:p text:style-name="MP2"><text:page-number text:select-page="current">0</text:page-number></text:p></draw:text-box></draw:frame><text:p text:style-name="MP58"><text:span text:style-name="MT100">calculer</text:span><text:span text:style-name="MT101"> : </text:span><text:span text:style-name="MT111">Multiplier</text:span></text:p></draw:text-box></draw:frame><draw:g text:anchor-type="paragraph" draw:z-index="249" draw:name="Shape4_262" draw:style-name="Mgr1"><draw:path draw:style-name="Mgr7" draw:text-style-name="MP35"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50" draw:name="Shape4_50"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51" draw:name="Shape4_52" draw:style-name="Mgr1"><draw:path draw:style-name="Mgr8" draw:text-style-name="MP36" svg:width="0.855cm" svg:height="1.172cm" svg:x="-0.143cm" svg:y="-0.175cm" svg:viewBox="0 0 856 1173" svg:d="M856 1173h-856v-991c0-100 79-182 175-182h505c97 0 176 82 176 182z"><text:p/></draw:path></draw:g><draw:g text:anchor-type="paragraph" draw:z-index="252" draw:name="Shape4_53"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1"><draw:frame draw:style-name="Mfr1" draw:name="Frame1102" text:anchor-type="paragraph" svg:y="-0.06cm" draw:z-index="0"><draw:text-box fo:min-height="0.499cm" fo:min-width="7.096cm"><draw:frame draw:style-name="Mfr2" draw:name="Frame2101" text:anchor-type="frame" svg:x="0.45cm" svg:y="0.079cm" svg:width="0.817cm" draw:z-index="0"><draw:text-box fo:min-height="0.355cm"><text:p text:style-name="MP2"><text:page-number text:select-page="current">0</text:page-number></text:p></draw:text-box></draw:frame><text:p text:style-name="MP63"><text:span text:style-name="MT100">calculer</text:span><text:span text:style-name="MT101"> : </text:span><text:span text:style-name="MT100">additionner et soustraire</text:span></text:p></draw:text-box></draw:frame><draw:g text:anchor-type="paragraph" draw:z-index="253" draw:name="Shape4_47" draw:style-name="Mgr1"><draw:path draw:style-name="Mgr7" draw:text-style-name="MP35" svg:width="0.855cm" svg:height="1.172cm" svg:x="18.45cm" svg:y="-0.175cm" svg:viewBox="0 0 856 1173" svg:d="M856 1173h-856v-991c0-100 79-182 175-182h505c97 0 176 82 176 182z"><text:p/></draw:path></draw:g></text:p>
      </style:footer>
      <style:footer-left>
        <text:p text:style-name="MP1"><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2"><text:page-number text:select-page="current">0</text:page-number></text:p></draw:text-box></draw:frame><text:p text:style-name="MP63"><text:span text:style-name="MT100">calculer</text:span><text:span text:style-name="MT101"> : </text:span><text:span text:style-name="MT100">additionner et soustraire</text:span></text:p></draw:text-box></draw:frame><draw:g text:anchor-type="paragraph" draw:z-index="254" draw:name="Shape4_261" draw:style-name="Mgr1"><draw:path draw:style-name="Mgr7" draw:text-style-name="MP35"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44">Calculer</text:span> : <text:span text:style-name="MT44">Additionner et soustraire</text:span></text:p>
      </style:header>
      <style:header-left>
        <text:p text:style-name="_5f_Header_20_N_20_page_20_paire_20__28_G_29_"><text:s/><text:span text:style-name="MT44">Calculer</text:span> : <text:span text:style-name="MT44">Additionner et soustraire</text:span></text:p>
      </style:header-left>
      <style:footer>
        <text:p text:style-name="MP5"><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55" draw:name="Shape4_46"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56" draw:name="Shape4_48"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64"><draw:path text:anchor-type="paragraph" draw:z-index="257" draw:name="Shape1_6" draw:style-name="Mgr10" draw:text-style-name="MP65" svg:width="4.329cm" svg:height="2.238cm" svg:x="-1.5cm" svg:y="-1.001cm" svg:viewBox="0 0 4330 2239" svg:d="M0 2239l3984-288c209-15 363-167 345-342l-170-1609h-4159z"><text:p/></draw:path><draw:line text:anchor-type="paragraph" draw:z-index="258" draw:name="Shape3_10" draw:style-name="Mgr11" draw:text-style-name="MP24" svg:x1="10.308cm" svg:y1="0.388cm" svg:x2="20.496cm" svg:y2="0.36cm"><text:p/></draw:line><text:span text:style-name="MT112">Fractions</text:span><text:span text:style-name="MT113"> : </text:span><text:span text:style-name="MT114">Problèmes</text:span><text:span text:style-name="MT113"> </text:span></text:p>
      </style:header>
      <style:header-left>
        <text:p text:style-name="MP64"><draw:line text:anchor-type="paragraph" draw:z-index="260" draw:name="Shape3_27" draw:style-name="Mgr11" draw:text-style-name="MP24" svg:x1="10.308cm" svg:y1="0.388cm" svg:x2="20.496cm" svg:y2="0.36cm"><text:p/></draw:line><draw:path text:anchor-type="paragraph" draw:z-index="261" draw:name="Shape1_10" draw:style-name="Mgr10" draw:text-style-name="MP65" svg:width="4.329cm" svg:height="2.238cm" svg:x="-1.5cm" svg:y="-1.001cm" svg:viewBox="0 0 4330 2239" svg:d="M0 2239l3984-288c209-15 363-167 345-342l-170-1609h-4159z"><text:p/></draw:path><text:span text:style-name="MT112">Fractions</text:span><text:span text:style-name="MT113"> : </text:span><text:span text:style-name="MT114">Problèmes</text:span><text:span text:style-name="MT113"> </text:span></text:p>
      </style:header-left>
      <style:footer>
        <text:p text:style-name="MP1"><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2"><draw:g text:anchor-type="paragraph" draw:z-index="259" draw:name="Shape4_43"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115">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65" draw:name="Shape4_41"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66" draw:name="Shape4_45" draw:style-name="Mgr1"><draw:path draw:style-name="Mgr8" draw:text-style-name="MP36" svg:width="0.855cm" svg:height="1.172cm" svg:x="-0.143cm" svg:y="-0.175cm" svg:viewBox="0 0 856 1173" svg:d="M856 1173h-856v-991c0-100 79-182 175-182h505c97 0 176 82 176 182z"><text:p/></draw:path></draw:g><draw:g text:anchor-type="paragraph" draw:z-index="267" draw:name="Shape4_44"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67"><draw:line text:anchor-type="paragraph" draw:z-index="268" draw:name="Shape3_9" draw:style-name="Mgr11" draw:text-style-name="MP24" svg:x1="10.37cm" svg:y1="0.365cm" svg:x2="20.496cm" svg:y2="0.36cm"><text:p/></draw:line><draw:path text:anchor-type="paragraph" draw:z-index="269" draw:name="Shape1_4" draw:style-name="Mgr10" draw:text-style-name="MP65" svg:width="4.329cm" svg:height="2.238cm" svg:x="-1.5cm" svg:y="-7.4cm" svg:viewBox="0 0 4330 2239" svg:d="M0 2239l3984-288c209-15 363-167 345-342l-170-1609h-4159z"><text:p/></draw:path><text:span text:style-name="MT116">Fractions</text:span> : <text:span text:style-name="MT116">Opérations</text:span> </text:p>
      </style:header>
      <style:header-left>
        <text:p text:style-name="MP67"><draw:path text:anchor-type="paragraph" draw:z-index="271" draw:name="Shape1_8" draw:style-name="Mgr10" draw:text-style-name="MP65" svg:width="4.329cm" svg:height="2.238cm" svg:x="-1.5cm" svg:y="-7.4cm" svg:viewBox="0 0 4330 2239" svg:d="M0 2239l3984-288c209-15 363-167 345-342l-170-1609h-4159z"><text:p/></draw:path><draw:line text:anchor-type="paragraph" draw:z-index="272" draw:name="Shape3_26" draw:style-name="Mgr11" draw:text-style-name="MP24" svg:x1="10.37cm" svg:y1="0.365cm" svg:x2="20.496cm" svg:y2="0.36cm"><text:p/></draw:line><text:span text:style-name="MT116">Fractions</text:span> : <text:span text:style-name="MT116">Opérations</text:span> </text:p>
      </style:header-left>
      <style:footer>
        <text:p text:style-name="MP1"><draw:frame draw:style-name="Mfr1" draw:name="Frame511111111211" text:anchor-type="paragraph" svg:y="-0.06cm" draw:z-index="0"><draw:text-box fo:min-height="0.499cm" fo:min-width="5.099cm"><draw:frame draw:style-name="Mfr2" draw:name="Frame231" text:anchor-type="frame" svg:x="0.45cm" svg:y="0.079cm" svg:width="0.817cm" draw:z-index="0"><draw:text-box fo:min-height="0.355cm"><text:p text:style-name="MP2"><draw:g text:anchor-type="paragraph" draw:z-index="270" draw:name="Shape4_38"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5">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73" draw:name="Shape4_37"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74" draw:name="Shape4_39" draw:style-name="Mgr1"><draw:path draw:style-name="Mgr8" draw:text-style-name="MP36" svg:width="0.855cm" svg:height="1.172cm" svg:x="-0.143cm" svg:y="-0.175cm" svg:viewBox="0 0 856 1173" svg:d="M856 1173h-856v-991c0-100 79-182 175-182h505c97 0 176 82 176 182z"><text:p/></draw:path></draw:g><draw:g text:anchor-type="paragraph" draw:z-index="275" draw:name="Shape4_40"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69"><draw:line text:anchor-type="paragraph" draw:z-index="276" draw:name="Shape3_8" draw:style-name="Mgr11" draw:text-style-name="MP24" svg:x1="17.736cm" svg:y1="0.376cm" svg:x2="20.496cm" svg:y2="0.36cm"><text:p/></draw:line><text:span text:style-name="MT117">Fractions</text:span> : <text:span text:style-name="MT117">Fractions, décimaux et comparaison</text:span></text:p>
      </style:header>
      <style:header-left>
        <text:p text:style-name="MP69"><draw:line text:anchor-type="paragraph" draw:z-index="278" draw:name="Shape3_25" draw:style-name="Mgr11" draw:text-style-name="MP24" svg:x1="17.736cm" svg:y1="0.376cm" svg:x2="20.496cm" svg:y2="0.36cm"><text:p/></draw:line><text:span text:style-name="MT117">Fractions</text:span> : <text:span text:style-name="MT117">Fractions, décimaux et comparaison</text:span></text:p>
      </style:header-left>
      <style:footer>
        <text:p text:style-name="MP1"><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2"><draw:g text:anchor-type="paragraph" draw:z-index="277" draw:name="Shape4_34"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115">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79" draw:name="Shape4_33"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80" draw:name="Shape4_35" draw:style-name="Mgr1"><draw:path draw:style-name="Mgr7" draw:text-style-name="MP35" svg:width="0.855cm" svg:height="1.172cm" svg:x="-0.143cm" svg:y="-0.175cm" svg:viewBox="0 0 856 1173" svg:d="M856 1173h-856v-991c0-100 79-182 175-182h505c97 0 176 82 176 182z"><text:p/></draw:path></draw:g><draw:g text:anchor-type="paragraph" draw:z-index="281" draw:name="Shape4_36"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71"><draw:line text:anchor-type="paragraph" draw:z-index="282" draw:name="Shape3_24" draw:style-name="Mgr11" draw:text-style-name="MP24" svg:x1="11.52cm" svg:y1="0.376cm" svg:x2="20.496cm" svg:y2="0.36cm"><text:p/></draw:line><text:span text:style-name="MT118">Fractions</text:span> : <text:span text:style-name="MT118">Droite graduée</text:span></text:p>
      </style:header>
      <style:header-left>
        <text:p text:style-name="MP71"><draw:line text:anchor-type="paragraph" draw:z-index="284" draw:name="Shape3_28" draw:style-name="Mgr11" draw:text-style-name="MP24" svg:x1="11.52cm" svg:y1="0.376cm" svg:x2="20.496cm" svg:y2="0.36cm"><text:p/></draw:line><text:span text:style-name="MT118">Fractions</text:span> : <text:span text:style-name="MT118">Droite graduée</text:span></text:p>
      </style:header-left>
      <style:footer>
        <text:p text:style-name="MP1"><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2"><draw:g text:anchor-type="paragraph" draw:z-index="283" draw:name="Shape4_30"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72"><text:span text:style-name="MT115">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85" draw:name="Shape4_29"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2122" text:anchor-type="paragraph" svg:y="-0.06cm" draw:z-index="0"><draw:text-box fo:min-height="0.499cm" fo:min-width="3cm"><draw:frame draw:style-name="Mfr2" draw:name="Frame278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86" draw:name="Shape4_32" draw:style-name="Mgr1"><draw:path draw:style-name="Mgr7" draw:text-style-name="MP35" svg:width="0.855cm" svg:height="1.172cm" svg:x="-0.143cm" svg:y="-0.175cm" svg:viewBox="0 0 856 1173" svg:d="M856 1173h-856v-991c0-100 79-182 175-182h505c97 0 176 82 176 182z"><text:p/></draw:path></draw:g><draw:g text:anchor-type="paragraph" draw:z-index="287" draw:name="Shape4_31"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73"><draw:line text:anchor-type="paragraph" draw:z-index="288" draw:name="Shape3_14" draw:style-name="Mgr11" draw:text-style-name="MP24" svg:x1="12.876cm" svg:y1="0.392cm" svg:x2="20.496cm" svg:y2="0.36cm"><text:p/></draw:line><draw:path text:anchor-type="paragraph" draw:z-index="289" draw:name="Shape1_3" draw:style-name="Mgr10" draw:text-style-name="MP65" svg:width="4.329cm" svg:height="2.238cm" svg:x="-1.8cm" svg:y="-8.982cm" svg:viewBox="0 0 4330 2239" svg:d="M0 2239l3984-288c209-15 363-167 345-342l-170-1609h-4159z"><text:p/></draw:path><text:span text:style-name="MT119">Fractions</text:span> : <text:span text:style-name="MT119">Vocabulaire et sens</text:span></text:p>
      </style:header>
      <style:header-left>
        <text:p text:style-name="MP73"><draw:line text:anchor-type="paragraph" draw:z-index="291" draw:name="Shape3_23" draw:style-name="Mgr11" draw:text-style-name="MP24" svg:x1="12.876cm" svg:y1="0.392cm" svg:x2="20.496cm" svg:y2="0.36cm"><text:p/></draw:line><draw:path text:anchor-type="paragraph" draw:z-index="292" draw:name="Shape1_7" draw:style-name="Mgr10" draw:text-style-name="MP65" svg:width="4.329cm" svg:height="2.238cm" svg:x="-1.8cm" svg:y="-8.982cm" svg:viewBox="0 0 4330 2239" svg:d="M0 2239l3984-288c209-15 363-167 345-342l-170-1609h-4159z"><text:p/></draw:path><text:span text:style-name="MT119">Fractions</text:span> : <text:span text:style-name="MT119">Vocabulaire et sens</text:span></text:p>
      </style:header-left>
      <style:footer>
        <text:p text:style-name="MP1"><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2"><draw:g text:anchor-type="paragraph" draw:z-index="290" draw:name="Shape4_26"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74"><text:span text:style-name="MT115">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93" draw:name="Shape4_27"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94" draw:name="Shape4_28" draw:style-name="Mgr1"><draw:path draw:style-name="Mgr8" draw:text-style-name="MP36" svg:width="0.855cm" svg:height="1.172cm" svg:x="-0.143cm" svg:y="-0.175cm" svg:viewBox="0 0 856 1173" svg:d="M856 1173h-856v-991c0-100 79-182 175-182h505c97 0 176 82 176 182z"><text:p/></draw:path></draw:g><draw:g text:anchor-type="paragraph" draw:z-index="295" draw:name="Shape4_0"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75"><draw:path text:anchor-type="paragraph" draw:z-index="296" draw:name="Shape1_1" draw:style-name="Mgr10" draw:text-style-name="MP65" svg:width="4.329cm" svg:height="2.238cm" svg:x="-1.8cm" svg:y="-8.982cm" svg:viewBox="0 0 4330 2239" svg:d="M0 2239l3984-288c209-15 363-167 345-342l-170-1609h-4159z"><text:p/></draw:path><draw:line text:anchor-type="paragraph" draw:z-index="297" draw:name="Shape3_13" draw:style-name="Mgr11" draw:text-style-name="MP24" svg:x1="15.337cm" svg:y1="0.36cm" svg:x2="20.496cm" svg:y2="0.36cm"><text:p/></draw:line><text:span text:style-name="MT120">Fractions</text:span> : <text:span text:style-name="MT120">Représentation géométrique</text:span></text:p>
      </style:header>
      <style:header-left>
        <text:p text:style-name="MP75"><draw:line text:anchor-type="paragraph" draw:z-index="298" draw:name="Shape3_21" draw:style-name="Mgr11" draw:text-style-name="MP24" svg:x1="15.337cm" svg:y1="0.36cm" svg:x2="20.496cm" svg:y2="0.36cm"><text:p/></draw:line><draw:path text:anchor-type="paragraph" draw:z-index="299" draw:name="Shape1_13" draw:style-name="Mgr10" draw:text-style-name="MP65" svg:width="4.329cm" svg:height="2.238cm" svg:x="-1.8cm" svg:y="-8.982cm" svg:viewBox="0 0 4330 2239" svg:d="M0 2239l3984-288c209-15 363-167 345-342l-170-1609h-4159z"><text:p/></draw:path><text:span text:style-name="MT120">Fractions</text:span> : <text:span text:style-name="MT120">Représentation géométrique</text:span></text:p>
      </style:header-left>
      <style:footer>
        <text:p text:style-name="MP1"><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2"><text:page-number text:select-page="current">0</text:page-number></text:p></draw:text-box></draw:frame><text:p text:style-name="MP76"><text:span text:style-name="MT115">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300" draw:name="Shape4_24"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581" text:anchor-type="paragraph" svg:y="-0.06cm" draw:z-index="0"><draw:text-box fo:min-height="0.499cm" fo:min-width="3cm"><draw:frame draw:style-name="Mfr2" draw:name="Frame63"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301" draw:name="Shape4_25" draw:style-name="Mgr1"><draw:path draw:style-name="Mgr8" draw:text-style-name="MP36" svg:width="0.855cm" svg:height="1.172cm" svg:x="-0.143cm" svg:y="-0.175cm" svg:viewBox="0 0 856 1173" svg:d="M856 1173h-856v-991c0-100 79-182 175-182h505c97 0 176 82 176 182z"><text:p/></draw:path></draw:g><draw:g text:anchor-type="paragraph" draw:z-index="302" draw:name="Shape4_86"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77"><draw:line text:anchor-type="paragraph" draw:z-index="303" draw:name="Shape3_5" draw:style-name="Mgr11" draw:text-style-name="MP24" svg:x1="18.701cm" svg:y1="0.36cm" svg:x2="20.497cm" svg:y2="0.36cm"><text:p/></draw:line><text:span text:style-name="MT121">Nombres entiers et décimaux</text:span> : <text:span text:style-name="MT121">Comparer, encadrer</text:span></text:p>
      </style:header>
      <style:header-left>
        <text:p text:style-name="MP77"><draw:line text:anchor-type="paragraph" draw:z-index="305" draw:name="Shape3_6" draw:style-name="Mgr11" draw:text-style-name="MP24" svg:x1="18.701cm" svg:y1="0.36cm" svg:x2="20.497cm" svg:y2="0.36cm"><text:p/></draw:line><text:span text:style-name="MT121">Nombres entiers et décimaux</text:span> : <text:span text:style-name="MT121">Comparer, encadrer</text:span></text:p>
      </style:header-left>
      <style:footer>
        <text:p text:style-name="MP1"><draw:frame draw:style-name="Mfr1" draw:name="Frame1121" text:anchor-type="paragraph" svg:y="-0.06cm" draw:z-index="0"><draw:text-box fo:min-height="0.499cm" fo:min-width="7.096cm"><draw:frame draw:style-name="Mfr2" draw:name="Frame141" text:anchor-type="frame" svg:x="0.45cm" svg:y="0.079cm" svg:width="0.817cm" draw:z-index="0"><draw:text-box fo:min-height="0.355cm"><text:p text:style-name="MP2"><draw:g text:anchor-type="paragraph" draw:z-index="304" draw:name="Shape4_19"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15">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306" draw:name="Shape4_14"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2021" text:anchor-type="paragraph" svg:y="-0.06cm" draw:z-index="0"><draw:text-box fo:min-height="0.499cm" fo:min-width="3cm"><draw:frame draw:style-name="Mfr2" draw:name="Frame2111111111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307" draw:name="Shape4_21" draw:style-name="Mgr1"><draw:path draw:style-name="Mgr8" draw:text-style-name="MP36" svg:width="0.855cm" svg:height="1.172cm" svg:x="-0.143cm" svg:y="-0.175cm" svg:viewBox="0 0 856 1173" svg:d="M856 1173h-856v-991c0-100 79-182 175-182h505c97 0 176 82 176 182z"><text:p/></draw:path></draw:g><draw:g text:anchor-type="paragraph" draw:z-index="308" draw:name="Shape4_20"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79"><draw:line text:anchor-type="paragraph" draw:z-index="309" draw:name="Shape3_2" draw:style-name="Mgr11" draw:text-style-name="MP24" svg:x1="16.083cm" svg:y1="0.383cm" svg:x2="20.496cm" svg:y2="0.36cm"><text:p/></draw:line>Nombres entiers et décimaux : Numération</text:p>
      </style:header>
      <style:header-left>
        <text:p text:style-name="MP79"><draw:line text:anchor-type="paragraph" draw:z-index="311" draw:name="Shape3_3" draw:style-name="Mgr12" draw:text-style-name="MP24" svg:x1="16.085cm" svg:y1="1.458cm" svg:x2="20.498cm" svg:y2="1.435cm"><text:p/></draw:line>Nombres entiers et décimaux : Numération</text:p>
      </style:header-left>
      <style:footer>
        <text:p text:style-name="MP1"><draw:g text:anchor-type="paragraph" draw:z-index="310" draw:name="Shape4_42" draw:style-name="Mgr1"><draw:path draw:style-name="Mgr7" draw:text-style-name="MP35" svg:width="0.855cm" svg:height="1.172cm" svg:x="18.41cm" svg:y="-0.175cm" svg:viewBox="0 0 856 1173" svg:d="M856 1173h-856v-991c0-100 79-182 175-182h505c97 0 176 82 176 182z"><text:p/></draw:path></draw:g><draw:frame draw:style-name="Mfr1" draw:name="Frame135" text:anchor-type="paragraph" svg:y="-0.06cm" draw:z-index="0"><draw:text-box fo:min-height="0.499cm" fo:min-width="7.096cm"><draw:frame draw:style-name="Mfr2" draw:name="Frame521" text:anchor-type="frame" svg:x="0.45cm" svg:y="0.079cm" svg:width="0.817cm" draw:z-index="0"><draw:text-box fo:min-height="0.355cm"><text:p text:style-name="MP2"><text:page-number text:select-page="current">0</text:page-number></text:p></draw:text-box></draw:frame><text:p text:style-name="MP80"><text:span text:style-name="MT115">N</text:span>ombres entiers et décimaux : numération</text:p></draw:text-box></draw:frame></text:p>
      </style:footer>
      <style:footer-left>
        <text:p text:style-name="MP1"><draw:g text:anchor-type="paragraph" draw:z-index="312" draw:name="Shape4_8" draw:style-name="Mgr1"><draw:path draw:style-name="Mgr7" draw:text-style-name="MP35" svg:width="0.855cm" svg:height="1.172cm" svg:x="-0.217cm" svg:y="-0.175cm" svg:viewBox="0 0 856 1173" svg:d="M856 1173h-856v-991c0-100 79-182 175-182h505c97 0 176 82 176 182z"><text:p/></draw:path></draw:g><draw:frame draw:style-name="Mfr1" draw:name="Frame421" text:anchor-type="paragraph" svg:y="-0.06cm" draw:z-index="0"><draw:text-box fo:min-height="0.499cm" fo:min-width="7.096cm"><draw:frame draw:style-name="Mfr2" draw:name="Frame2391" text:anchor-type="frame" svg:x="0.45cm" svg:y="0.079cm" svg:width="0.817cm" draw:z-index="0"><draw:text-box fo:min-height="0.355cm"><text:p text:style-name="MP2"><text:page-number text:select-page="current">0</text:page-number></text:p></draw:text-box></draw:frame><text:p text:style-name="MP80"><text:span text:style-name="MT115">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313" draw:name="Shape4_78"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314" draw:name="Shape4_110" draw:style-name="Mgr1"><draw:path draw:style-name="Mgr7" draw:text-style-name="MP35" svg:width="0.855cm" svg:height="1.172cm" svg:x="-0.143cm" svg:y="-0.175cm" svg:viewBox="0 0 856 1173" svg:d="M856 1173h-856v-991c0-100 79-182 175-182h505c97 0 176 82 176 182z"><text:p/></draw:path></draw:g><draw:g text:anchor-type="paragraph" draw:z-index="315" draw:name="Shape4_92"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81"><draw:line text:anchor-type="paragraph" draw:z-index="316" draw:name="Shape3_15" draw:style-name="Mgr11" draw:text-style-name="MP24" svg:x1="17.597cm" svg:y1="0.383cm" svg:x2="19.595cm" svg:y2="0.383cm"><text:p/></draw:line><text:span text:style-name="MT113">Nombres entiers et décimaux : </text:span><text:span text:style-name="Character_5f_20_5f_style"><text:span text:style-name="MT122">×</text:span></text:span><text:span text:style-name="MT123"> 10, 100, 1000</text:span></text:p>
      </style:header>
      <style:header-left>
        <text:p text:style-name="MP81"><draw:line text:anchor-type="paragraph" draw:z-index="318" draw:name="Shape3_19" draw:style-name="Mgr11" draw:text-style-name="MP24" svg:x1="17.597cm" svg:y1="0.383cm" svg:x2="19.595cm" svg:y2="0.383cm"><text:p/></draw:line><text:span text:style-name="MT113">Nombres entiers et décimaux : </text:span><text:span text:style-name="Character_5f_20_5f_style"><text:span text:style-name="MT122">×</text:span></text:span><text:span text:style-name="MT123"> 10, 100, 1000</text:span></text:p>
      </style:header-left>
      <style:footer>
        <text:p text:style-name="MP1"><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2"><draw:g text:anchor-type="paragraph" draw:z-index="317" draw:name="Shape4_15"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82"><text:span text:style-name="MT100">N</text:span><text:span text:style-name="MT124">ombres entiers et décimaux : </text:span><text:span text:style-name="Character_5f_20_5f_style"><text:span text:style-name="MT122">×</text:span></text:span><text:span text:style-name="MT125">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612" text:anchor-type="paragraph" svg:y="-0.06cm" draw:z-index="0"><draw:text-box fo:min-height="0.499cm" fo:min-width="3cm"><draw:frame draw:style-name="Mfr2" draw:name="Frame1712"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319" draw:name="Shape4_16"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320" draw:name="Shape4_106" draw:style-name="Mgr1"><draw:path draw:style-name="Mgr7" draw:text-style-name="MP35" svg:width="0.855cm" svg:height="1.172cm" svg:x="-0.143cm" svg:y="-0.175cm" svg:viewBox="0 0 856 1173" svg:d="M856 1173h-856v-991c0-100 79-182 175-182h505c97 0 176 82 176 182z"><text:p/></draw:path></draw:g><draw:g text:anchor-type="paragraph" draw:z-index="321" draw:name="Shape4_17"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322" draw:name="Shape4_10"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323" draw:name="Shape4_11" draw:style-name="Mgr1"><draw:path draw:style-name="Mgr8" draw:text-style-name="MP36" svg:width="0.855cm" svg:height="1.172cm" svg:x="-0.143cm" svg:y="-0.175cm" svg:viewBox="0 0 856 1173" svg:d="M856 1173h-856v-991c0-100 79-182 175-182h505c97 0 176 82 176 182z"><text:p/></draw:path></draw:g><draw:g text:anchor-type="paragraph" draw:z-index="324" draw:name="Shape4_116"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81"><draw:line text:anchor-type="paragraph" draw:z-index="325" draw:name="Shape3_22" draw:style-name="Mgr13" draw:text-style-name="MP24" svg:x1="16.575cm" svg:y1="0cm" svg:x2="19.073cm" svg:y2="0cm"><text:p/></draw:line><text:span text:style-name="MT113">Nombres entiers et décimaux : </text:span><text:span text:style-name="MT126">La droite graduée</text:span></text:p>
      </style:header>
      <style:header-left>
        <text:p text:style-name="MP81"><draw:line text:anchor-type="paragraph" draw:z-index="327" draw:name="Shape3_37" draw:style-name="Mgr11" draw:text-style-name="MP24" svg:x1="17.999cm" svg:y1="0.36cm" svg:x2="20.497cm" svg:y2="0.36cm"><text:p/></draw:line><text:span text:style-name="MT113">Nombres entiers et décimaux : </text:span><text:span text:style-name="MT126">La droite graduée</text:span></text:p>
      </style:header-left>
      <style:footer>
        <text:p text:style-name="MP1"><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2"><draw:g text:anchor-type="paragraph" draw:z-index="326" draw:name="Shape4_9"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82"><text:span text:style-name="MT100">N</text:span><text:span text:style-name="MT124">ombres entiers et décimaux : </text:span><text:span text:style-name="MT127">la droite graduée</text:span></text:p></draw:text-box></draw:frame></text:p>
      </style:footer>
      <style:footer-left>
        <text:p text:style-name="MP1"><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2"><draw:g text:anchor-type="paragraph" draw:z-index="328" draw:name="Shape4_13"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82"><text:span text:style-name="MT100">N</text:span><text:span text:style-name="MT124">ombres entiers et décimaux : </text:span><text:span text:style-name="MT127">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22" draw:name="Shape4_66"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23" draw:name="Shape4_76" draw:style-name="Mgr1"><draw:path draw:style-name="Mgr8" draw:text-style-name="MP36" svg:width="0.855cm" svg:height="1.172cm" svg:x="-0.143cm" svg:y="-0.175cm" svg:viewBox="0 0 856 1173" svg:d="M856 1173h-856v-991c0-100 79-182 175-182h505c97 0 176 82 176 182z"><text:p/></draw:path></draw:g><draw:g text:anchor-type="paragraph" draw:z-index="224" draw:name="Shape4_77"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98">Calculer : </text:span><text:span text:style-name="MT128">Priorités opératoires</text:span><text:span text:style-name="MT98"> </text:span></text:p>
      </style:header>
      <style:header-left>
        <text:p text:style-name="_5f_Header_20_N_20_page_20_impaire_20__28_D_29_"><text:span text:style-name="MT98">Calculer : </text:span><text:span text:style-name="MT128">Priorités opératoires</text:span><text:span text:style-name="MT98"> </text:span></text:p>
      </style:header-left>
      <style:footer>
        <text:p text:style-name="MP1"><draw:frame draw:style-name="Mfr3" draw:name="Frame2271" text:anchor-type="paragraph" svg:y="-0.06cm" draw:z-index="0"><draw:text-box fo:min-height="0.499cm" fo:min-width="7.096cm"><draw:frame draw:style-name="Mfr2" draw:name="Frame228" text:anchor-type="frame" svg:x="0.45cm" svg:y="0.079cm" svg:width="0.817cm" draw:z-index="0"><draw:text-box fo:min-height="0.355cm"><text:p text:style-name="MP2"><draw:g text:anchor-type="paragraph" draw:z-index="230" draw:name="Shape4_67"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100">calculer</text:span><text:span text:style-name="MT101"> : </text:span><text:span text:style-name="MT129">priorités opératoires</text:span></text:p></draw:text-box></draw:frame></text:p>
      </style:footer>
      <style:footer-left>
        <text:p text:style-name="MP1"><draw:frame draw:style-name="Mfr3" draw:name="Frame312" text:anchor-type="paragraph" svg:y="-0.06cm" draw:z-index="0"><draw:text-box fo:min-height="0.499cm" fo:min-width="7.096cm"><draw:frame draw:style-name="Mfr2" draw:name="Frame412" text:anchor-type="frame" svg:x="0.45cm" svg:y="0.079cm" svg:width="0.817cm" draw:z-index="0"><draw:text-box fo:min-height="0.355cm"><text:p text:style-name="MP2"><text:page-number text:select-page="current">0</text:page-number></text:p></draw:text-box></draw:frame><text:p text:style-name="MP58"><text:span text:style-name="MT100">calculer</text:span><text:span text:style-name="MT101"> : </text:span><text:span text:style-name="MT129">priorités opératoires</text:span></text:p></draw:text-box></draw:frame><draw:g text:anchor-type="paragraph" draw:z-index="231" draw:name="Shape4_69" draw:style-name="Mgr1"><draw:path draw:style-name="Mgr7" draw:text-style-name="MP35"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130">P</text:span>roportionnalité </text:p>
      </style:header>
      <style:header-left>
        <text:p text:style-name="_5f_Header_20_D_20_page_20_paire_20__28_G_29_"><text:span text:style-name="MT80"><text:tab/>Proportionnalité et pourcentage</text:span><text:span text:style-name="MT81"> </text:span>: <text:span text:style-name="MT80">proportionnalité</text:span> </text:p>
      </style:header-left>
      <style:footer>
        <text:p text:style-name="MP1"><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2"><text:page-number text:select-page="current">0</text:page-number></text:p></draw:text-box></draw:frame><text:p text:style-name="MP83"><draw:g text:anchor-type="paragraph" draw:z-index="202" draw:name="Shape4_73" draw:style-name="Mgr1"><draw:path draw:style-name="Mgr8" draw:text-style-name="MP53"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2"><draw:g text:anchor-type="paragraph" draw:z-index="203" draw:name="Shape4_88" draw:style-name="Mgr1"><draw:path draw:style-name="Mgr8" draw:text-style-name="MP36" svg:width="0.855cm" svg:height="1.172cm" svg:x="-0.03cm" svg:y="-0.194cm" svg:viewBox="0 0 856 1173" svg:d="M856 1173h-856v-991c0-100 79-182 175-182h505c97 0 176 82 176 182z"><text:p/></draw:path></draw:g><text:page-number text:select-page="current">0</text:page-number></text:p></draw:text-box></draw:frame><text:p text:style-name="MP84">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80">Proportionnalité et pourcentages</text:span><text:span text:style-name="MT81"> </text:span>: <text:span text:style-name="MT80">proportionnalité</text:span> </text:p>
        <text:p text:style-name="MP48"/>
      </style:header>
      <style:header-left>
        <text:p text:style-name="Header"><text:span text:style-name="MT80">Proportionnalité et pourcentages</text:span><text:span text:style-name="MT81"> </text:span>: <text:span text:style-name="MT80">proportionnalité</text:span> </text:p>
        <text:p text:style-name="MP48"/>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2"><text:page-number text:select-page="current">0</text:page-number></text:p></draw:text-box></draw:frame><text:p text:style-name="MP49">Proportionnalité et pourcentages : proportionalité</text:p></draw:text-box></draw:frame><draw:g text:anchor-type="paragraph" draw:z-index="204" draw:name="Shape4_22"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2"><text:page-number text:select-page="current">0</text:page-number></text:p></draw:text-box></draw:frame><text:p text:style-name="MP50">: </text:p></draw:text-box></draw:frame><draw:g text:anchor-type="paragraph" draw:z-index="205" draw:name="Shape4_257"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06" draw:name="Shape4_71"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112" text:anchor-type="paragraph" svg:y="-0.06cm" draw:z-index="0"><draw:text-box fo:min-height="0.499cm" fo:min-width="3cm"><draw:frame draw:style-name="Mfr2" draw:name="Frame28"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07" draw:name="Shape4_104" draw:style-name="Mgr1"><draw:path draw:style-name="Mgr7" draw:text-style-name="MP35" svg:width="0.855cm" svg:height="1.172cm" svg:x="-0.143cm" svg:y="-0.175cm" svg:viewBox="0 0 856 1173" svg:d="M856 1173h-856v-991c0-100 79-182 175-182h505c97 0 176 82 176 182z"><text:p/></draw:path></draw:g><draw:g text:anchor-type="paragraph" draw:z-index="208" draw:name="Shape4_105"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09" draw:name="Shape3_4" draw:style-name="Mgr9" draw:text-style-name="MP24" svg:x1="12.104cm" svg:y1="0.392cm" svg:x2="20.497cm" svg:y2="0.36cm"><text:p/></draw:line><text:span text:style-name="MT75">Périmètre</text:span> : <text:span text:style-name="MT131">Coder et calculer</text:span></text:p>
      </style:header>
      <style:header-left>
        <text:p text:style-name="_5f_Header_20_M_20_page_20_impaire_20__28_D_29_"><draw:line text:anchor-type="paragraph" draw:z-index="211" draw:name="Shape3_18" draw:style-name="Mgr9" draw:text-style-name="MP24" svg:x1="12.104cm" svg:y1="0.392cm" svg:x2="20.497cm" svg:y2="0.36cm"><text:p/></draw:line><text:span text:style-name="MT75">Périmètre</text:span> : <text:span text:style-name="MT131">Coder et calculer</text:span></text:p>
      </style:header-left>
      <style:footer>
        <text:p text:style-name="MP1"><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2"><draw:g text:anchor-type="paragraph" draw:z-index="210" draw:name="Shape4_103"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73">Périmètre : </text:span><text:span text:style-name="MT132">coder et calculer</text:span></text:p></draw:text-box></draw:frame></text:p>
      </style:footer>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53">Conversions d’unités : longueurs</text:span></text:p>
      </style:header>
      <style:header-left>
        <text:p text:style-name="_5f_Header_20_N_20_page_20_impaire_20__28_D_29_"><text:s/><text:span text:style-name="MT53">Conversions d’unités : longueurs</text:span></text:p>
      </style:header-left>
      <style:footer>
        <text:p text:style-name="MP5"><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2"><text:page-number text:select-page="current">0</text:page-number></text:p></draw:text-box></draw:frame><text:p text:style-name="MP34"><text:span text:style-name="MT50">Conversions d’unités : longueurs</text:span><text:span text:style-name="MT46"> </text:span></text:p></draw:text-box></draw:frame><draw:g text:anchor-type="paragraph" draw:z-index="167" draw:name="Shape4_84"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1212" text:anchor-type="paragraph" svg:y="-0.06cm" draw:z-index="0"><draw:text-box fo:min-height="0.499cm" fo:min-width="3cm"><draw:frame draw:style-name="Mfr2" draw:name="Frame13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168" draw:name="Shape4_124" draw:style-name="Mgr1"><draw:path draw:style-name="Mgr7" draw:text-style-name="MP35" svg:width="0.855cm" svg:height="1.172cm" svg:x="-0.143cm" svg:y="-0.175cm" svg:viewBox="0 0 856 1173" svg:d="M856 1173h-856v-991c0-100 79-182 175-182h505c97 0 176 82 176 182z"><text:p/></draw:path></draw:g><draw:g text:anchor-type="paragraph" draw:z-index="169" draw:name="Shape4_125"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1"><draw:frame draw:style-name="Mfr3" draw:name="Frame811111112" text:anchor-type="paragraph" svg:y="-0.06cm" draw:z-index="0"><draw:text-box fo:min-height="0.499cm" fo:min-width="7.096cm"><draw:frame draw:style-name="Mfr2" draw:name="Frame461" text:anchor-type="frame" svg:x="0.45cm" svg:y="0.079cm" svg:width="0.817cm" draw:z-index="0"><draw:text-box fo:min-height="0.355cm"><text:p text:style-name="MP2"><text:page-number text:select-page="current">0</text:page-number></text:p></draw:text-box></draw:frame><text:p text:style-name="MP85">Conversions d’unités : longueurs</text:p></draw:text-box></draw:frame><draw:g text:anchor-type="paragraph" draw:z-index="170" draw:name="Shape4_127"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1"><draw:frame draw:style-name="Mfr3" draw:name="Frame471" text:anchor-type="paragraph" svg:y="-0.06cm" draw:z-index="0"><draw:text-box fo:min-height="0.499cm" fo:min-width="7.096cm"><draw:frame draw:style-name="Mfr2" draw:name="Frame220" text:anchor-type="frame" svg:x="0.45cm" svg:y="0.079cm" svg:width="0.817cm" draw:z-index="0"><draw:text-box fo:min-height="0.355cm"><text:p text:style-name="MP2"><draw:g text:anchor-type="paragraph" draw:z-index="171" draw:name="Shape4_133"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86">Conversions d’unités : longueurs</text:p></draw:text-box></draw:frame><draw:g text:anchor-type="paragraph" draw:z-index="172" draw:name="Shape4_177" draw:style-name="Mgr1"><draw:path draw:style-name="Mgr7" draw:text-style-name="MP35"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6">
      <style:header>
        <text:p text:style-name="MP87">Conversions d’unités : Volume</text:p>
      </style:header>
      <style:header-left>
        <text:p text:style-name="Header_20_left"/>
      </style:header-left>
    </style:master-page>
    <style:master-page style:name="_35__5f_7_5f_SERIE_5f_N_5f_GAUCHE_5f_ET_5f_DROITE_5f_2COL" style:display-name="5_7_SERIE_N_GAUCHE_ET_DROITE_2COL" style:page-layout-name="Mpm17">
      <style:header>
        <text:p text:style-name="MP88">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173" draw:name="Shape4_145" draw:style-name="Mgr1"><draw:path draw:style-name="Mgr7" draw:text-style-name="MP35"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2"><text:page-number text:select-page="current">0</text:page-number></text:p></draw:text-box></draw:frame><text:p text:style-name="MP34"><text:span text:style-name="MT50">Conversions d’unités : </text:span><text:span text:style-name="MT133">Volume</text:span><text:span text:style-name="MT46"> </text:span></text:p></draw:text-box></draw:frame></text:h>
      </style:footer>
      <style:footer-left>
        <text:p text:style-name="Footer"/>
      </style:footer-left>
    </style:master-page>
    <style:master-page style:name="_32__5f_1_5f_SERIE_5f_M_5f_GAUCHE_5f_ET_5f_DROITE_5f_1COL" style:display-name="2_1_SERIE_M_GAUCHE_ET_DROITE_1COL" style:page-layout-name="Mpm11" draw:style-name="Mdp1">
      <style:header>
        <text:p text:style-name="Header"><text:s/><text:span text:style-name="MT44">Calculer</text:span> : <text:span text:style-name="MT44">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70" draw:name="Shape4_162"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71" draw:name="Shape4_163" draw:style-name="Mgr1"><draw:path draw:style-name="Mgr7" draw:text-style-name="MP35" svg:width="0.855cm" svg:height="1.172cm" svg:x="-0.143cm" svg:y="-0.175cm" svg:viewBox="0 0 856 1173" svg:d="M856 1173h-856v-991c0-100 79-182 175-182h505c97 0 176 82 176 182z"><text:p/></draw:path></draw:g><draw:g text:anchor-type="paragraph" draw:z-index="72" draw:name="Shape4_164"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2__5f_1_5f_SERIE_5f_M_5f_GAUCHE_5f_ET_5f_DROITE_5f_2COL" style:display-name="2_1_SERIE_M_GAUCHE_ET_DROITE_2COL" style:page-layout-name="Mpm10" draw:style-name="Mdp1">
      <style:header>
        <text:p text:style-name="MP89"><text:span text:style-name="MT43"><text:s text:c="15"/>A</text:span>ires : Aire par comptage</text:p>
      </style:header>
      <style:footer>
        <text:p text:style-name="MP1"><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2"><draw:g text:anchor-type="paragraph" draw:z-index="73" draw:name="Shape4_165"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134">Aires</text:span><text:span text:style-name="MT73"> <text:s/>: </text:span><text:span text:style-name="MT134">aire par comptage</text:span></text:p></draw:text-box></draw:frame></text:p>
      </style:footer>
    </style:master-page>
    <style:master-page style:name="_33__5f_2_5f_SERIE_5f_G_5f_GAUCHE_5f_ET_5f_DROITE_5f_2COL" style:display-name="3_2_SERIE_G_GAUCHE_ET_DROITE_2COL" style:page-layout-name="Mpm13" draw:style-name="Mdp1">
      <style:header>
        <text:p text:style-name="MP90"><text:span text:style-name="MT105">Géométrie plane</text:span> : <text:span text:style-name="MT135">D</text:span><text:span text:style-name="MT105">roites, </text:span><text:span text:style-name="MT136">demi-droites </text:span><text:span text:style-name="MT137">&amp; </text:span><text:span text:style-name="MT136">segments</text:span></text:p>
      </style:header>
      <style:footer>
        <text:p text:style-name="MP5"><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2"><draw:g text:anchor-type="paragraph" draw:z-index="74" draw:name="Shape4_198"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91"><text:span text:style-name="MT16">Géométrie plane : </text:span><text:span text:style-name="MT3">droites, </text:span><text:span text:style-name="MT138">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2"><draw:g text:anchor-type="paragraph" draw:z-index="75" draw:name="Shape4_199"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Géométrie plane : droites, </text:span><text:span text:style-name="MT138">DEMI-droites et segments</text:span></text:p></draw:text-box></draw:frame></text:p>
      </style:footer-left>
    </style:master-page>
    <style:master-page style:name="_33__5f_2_5f_SERIE_5f_G_5f_GAUCHE_5f_ET_5f_DROITE_5f_1COL" style:display-name="3_2_SERIE_G_GAUCHE_ET_DROITE_1COL" style:page-layout-name="Mpm12" draw:style-name="Mdp1">
      <style:header>
        <text:p text:style-name="MP16"><text:span text:style-name="MT7">S</text:span><text:span text:style-name="MT20">olides</text:span> : <text:span text:style-name="MT7">Vocabulaire, nature</text:span></text:p>
      </style:header>
      <style:footer>
        <text:p text:style-name="MP5"><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76" draw:name="Shape4_196"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77" draw:name="Shape4_197"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39">Volumes : </text:span><text:span text:style-name="MT140">Calculs et conversions</text:span></text:p>
      </style:header>
      <style:header-left>
        <text:p text:style-name="_5f_Header_20_M_20_page_20_paire_20__28_G_29_"><text:span text:style-name="MT139">Volumes : </text:span><text:span text:style-name="MT140">Calculs et conversions</text:span></text:p>
      </style:header-left>
      <style:footer>
        <text:list xml:id="list903906339" text:style-name="_5f_Numérotation_20_des_20_exercices">
          <text:list-item>
            <text:list>
              <text:list-item>
                <text:p text:style-name="MP92"><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2"><text:page-number text:select-page="current">0</text:page-number></text:p></draw:text-box></draw:frame><text:p text:style-name="MP93"><text:s/><text:span text:style-name="MT141">Volumes : </text:span><text:span text:style-name="MT142">Calculs et conversions</text:span> </text:p></draw:text-box></draw:frame><draw:g text:anchor-type="paragraph" draw:z-index="78" draw:name="Shape4_174" draw:style-name="Mgr1"><draw:path draw:style-name="Mgr6" draw:text-style-name="MP32"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225412979999779" text:continue-numbering="true" text:style-name="_5f_Numérotation_20_des_20_exercices">
          <text:list-item>
            <text:list>
              <text:list-item>
                <text:p text:style-name="MP92"><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2"><text:page-number text:select-page="current">0</text:page-number></text:p></draw:text-box></draw:frame><text:p text:style-name="MP93"><text:s/><text:span text:style-name="MT141">Volumes : </text:span><text:span text:style-name="MT142">Calculs et conversions</text:span> </text:p></draw:text-box></draw:frame><draw:g text:anchor-type="paragraph" draw:z-index="79" draw:name="Shape4_175" draw:style-name="Mgr1"><draw:path draw:style-name="Mgr6" draw:text-style-name="MP32"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M_5f_GAUCHE_5f_ET_5f_DROITE_5f_1COL" style:display-name="3_2_SERIE_M_GAUCHE_ET_DROITE_1COL" style:page-layout-name="Mpm12" draw:style-name="Mdp1">
      <style:header>
        <text:p text:style-name="MP94"><draw:path text:anchor-type="paragraph" draw:z-index="80" draw:name="Shape5_3" draw:style-name="Mgr14" draw:text-style-name="MP95" svg:width="4.329cm" svg:height="2.24cm" svg:x="-1.499cm" svg:y="-1cm" svg:viewBox="0 0 4330 2241" svg:d="M0 2241l3984-288c209-15 363-168 345-342l-170-1611h-4159z"><text:p/></draw:path><draw:frame text:anchor-type="paragraph" draw:z-index="81" draw:name="Shape6_3" draw:style-name="Mgr4" draw:text-style-name="MP25" svg:width="2.703cm" svg:height="0.715cm" draw:transform="rotate (0.0872664625997165) translate (-0.172861111111111cm 0.218722222222222cm)"><draw:text-box><text:p text:style-name="MP24"><text:span text:style-name="MT37">Série 1</text:span></text:p></draw:text-box></draw:frame><draw:line text:anchor-type="paragraph" draw:z-index="82" draw:name="Shape7_6" draw:style-name="Mgr9" draw:text-style-name="MP24" svg:x1="9.042cm" svg:y1="0.36cm" svg:x2="20.461cm" svg:y2="0.36cm"><text:p/></draw:line>T<text:span text:style-name="MT143">itre de la série</text:span></text:p>
      </style:header>
      <style:header-left>
        <text:p text:style-name="MP94"><draw:path text:anchor-type="paragraph" draw:z-index="84" draw:name="Shape5_4" draw:style-name="Mgr14" draw:text-style-name="MP95" svg:width="4.329cm" svg:height="2.24cm" svg:x="-1.499cm" svg:y="-1cm" svg:viewBox="0 0 4330 2241" svg:d="M0 2241l3984-288c209-15 363-168 345-342l-170-1611h-4159z"><text:p/></draw:path><draw:frame text:anchor-type="paragraph" draw:z-index="85" draw:name="Shape6_4" draw:style-name="Mgr4" draw:text-style-name="MP25" svg:width="2.703cm" svg:height="0.715cm" draw:transform="rotate (0.0872664625997165) translate (-0.172861111111111cm 0.218722222222222cm)"><draw:text-box><text:p text:style-name="MP24"><text:span text:style-name="MT37">Série 1</text:span></text:p></draw:text-box></draw:frame><draw:line text:anchor-type="paragraph" draw:z-index="86" draw:name="Shape7_3" draw:style-name="Mgr9" draw:text-style-name="MP24" svg:x1="9.042cm" svg:y1="0.36cm" svg:x2="20.461cm" svg:y2="0.36cm"><text:p/></draw:line>T<text:span text:style-name="MT143">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2"><draw:g text:anchor-type="paragraph" draw:z-index="83" draw:name="Shape8_4"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93"><text:span text:style-name="MT144">Angles</text:span> • <text:span text:style-name="MT144">M1</text:span></text:p></draw:text-box></draw:frame></text:p>
      </style:footer>
    </style:master-page>
    <style:master-page style:name="_32__5f_8_5f_SERIE_5f_M_5f_GAUCHE_5f_ET_5f_DROITE_5f_2COL" style:display-name="2_8_SERIE_M_GAUCHE_ET_DROITE_2COL" style:page-layout-name="Mpm10" draw:style-name="Mdp1">
      <style:header>
        <text:p text:style-name="MP96"><text:span text:style-name="MT43"><text:s text:c="15"/>A</text:span>ires : Aires de disques</text:p>
      </style:header>
      <style:footer>
        <text:p text:style-name="MP1"><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2"><draw:g text:anchor-type="paragraph" draw:z-index="87" draw:name="Shape4_173"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97">Aires : Aires de disques</text:p></draw:text-box></draw:frame></text:p>
      </style:footer>
    </style:master-page>
    <style:master-page style:name="_32__5f_8_5f_SERIE_5f_M_5f_GAUCHE_5f_ET_5f_DROITE_5f_1COL" style:display-name="2_8_SERIE_M_GAUCHE_ET_DROITE_1COL" style:page-layout-name="Mpm11" draw:style-name="Mdp1">
      <style:header>
        <text:p text:style-name="Header"><text:s/><text:span text:style-name="MT44">Calculer</text:span> : <text:span text:style-name="MT44">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88" draw:name="Shape4_170"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89" draw:name="Shape4_171" draw:style-name="Mgr1"><draw:path draw:style-name="Mgr8" draw:text-style-name="MP36" svg:width="0.855cm" svg:height="1.172cm" svg:x="-0.143cm" svg:y="-0.175cm" svg:viewBox="0 0 856 1173" svg:d="M856 1173h-856v-991c0-100 79-182 175-182h505c97 0 176 82 176 182z"><text:p/></draw:path></draw:g><draw:g text:anchor-type="paragraph" draw:z-index="90" draw:name="Shape4_172"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2__5f_9_5f_SERIE_5f_M_5f_GAUCHE_5f_ET_5f_DROITE_5f_1COL" style:display-name="2_9_SERIE_M_GAUCHE_ET_DROITE_1COL" style:page-layout-name="Mpm11" draw:style-name="Mdp1">
      <style:header>
        <text:p text:style-name="Header"><text:s/><text:span text:style-name="MT44">Calculer</text:span> : <text:span text:style-name="MT44">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91" draw:name="Shape4_166"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92" draw:name="Shape4_167" draw:style-name="Mgr1"><draw:path draw:style-name="Mgr7" draw:text-style-name="MP35" svg:width="0.855cm" svg:height="1.172cm" svg:x="-0.143cm" svg:y="-0.175cm" svg:viewBox="0 0 856 1173" svg:d="M856 1173h-856v-991c0-100 79-182 175-182h505c97 0 176 82 176 182z"><text:p/></draw:path></draw:g><draw:g text:anchor-type="paragraph" draw:z-index="93" draw:name="Shape4_168"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98"><text:span text:style-name="MT75"><text:s text:c="15"/>A</text:span><text:span text:style-name="MT145">ires : Problèmes d’aires</text:span></text:p>
      </style:header>
      <style:footer>
        <text:p text:style-name="MP1"><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2"><draw:g text:anchor-type="paragraph" draw:z-index="94" draw:name="Shape4_169"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99">Aires : Problèmes d’Air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44">Calculer</text:span> : <text:span text:style-name="MT44">Additionner et soustraire</text:span></text:p>
      </style:header>
      <style:footer>
        <text:p text:style-name="MP5"><draw:frame draw:style-name="Mfr1" draw:name="Frame5111111112111" text:anchor-type="paragraph" svg:y="-0.06cm" draw:z-index="0"><draw:text-box fo:min-height="0.499cm" fo:min-width="3cm"><draw:frame draw:style-name="Mfr2" draw:name="Frame611111111211"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95" draw:name="Shape4_181"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96" draw:name="Shape4_182" draw:style-name="Mgr1"><draw:path draw:style-name="Mgr7" draw:text-style-name="MP35" svg:width="0.855cm" svg:height="1.172cm" svg:x="-0.143cm" svg:y="-0.175cm" svg:viewBox="0 0 856 1173" svg:d="M856 1173h-856v-991c0-100 79-182 175-182h505c97 0 176 82 176 182z"><text:p/></draw:path></draw:g><draw:g text:anchor-type="paragraph" draw:z-index="97" draw:name="Shape4_183"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2__5f_7_5f_SERIE_5f_M_5f_GAUCHE_5f_ET_5f_DROITE_5f_2COL" style:display-name="2_7_SERIE_M_GAUCHE_ET_DROITE_2COL" style:page-layout-name="Mpm10" draw:style-name="Mdp1">
      <style:header>
        <text:p text:style-name="MP100"><text:span text:style-name="MT43"><text:s text:c="15"/>A</text:span>ires : Aires de triangles</text:p>
      </style:header>
      <style:footer>
        <text:p text:style-name="MP1"><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2"><draw:g text:anchor-type="paragraph" draw:z-index="98" draw:name="Shape4_178"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101">Aires : aires de triangles</text:p></draw:text-box></draw:frame></text:p>
      </style:footer>
    </style:master-page>
    <style:master-page style:name="_33__5f_1_5f_SERIE_5f_M_5f_GAUCHE_5f_ET_5f_DROITE_5f_1COL" style:display-name="3_1_SERIE_M_GAUCHE_ET_DROITE_1COL" style:page-layout-name="Mpm12" draw:style-name="Mdp1">
      <style:header>
        <text:p text:style-name="MP94"><draw:line text:anchor-type="paragraph" draw:z-index="99" draw:name="Shape7_8" draw:style-name="Mgr9" draw:text-style-name="MP24" svg:x1="9.042cm" svg:y1="0.36cm" svg:x2="20.461cm" svg:y2="0.36cm"><text:p/></draw:line><draw:path text:anchor-type="paragraph" draw:z-index="100" draw:name="Shape5_1" draw:style-name="Mgr14" draw:text-style-name="MP95" svg:width="4.329cm" svg:height="2.24cm" svg:x="-1.499cm" svg:y="-1cm" svg:viewBox="0 0 4330 2241" svg:d="M0 2241l3984-288c209-15 363-168 345-342l-170-1611h-4159z"><text:p/></draw:path><draw:frame text:anchor-type="paragraph" draw:z-index="101" draw:name="Shape6_2" draw:style-name="Mgr4" draw:text-style-name="MP25" svg:width="2.703cm" svg:height="0.715cm" draw:transform="rotate (0.0872664625997165) translate (-0.172861111111111cm 0.218722222222222cm)"><draw:text-box><text:p text:style-name="MP24"><text:span text:style-name="MT37">Série 1</text:span></text:p></draw:text-box></draw:frame>T<text:span text:style-name="MT143">itre de la série</text:span></text:p>
      </style:header>
      <style:header-left>
        <text:p text:style-name="MP94"><draw:line text:anchor-type="paragraph" draw:z-index="103" draw:name="Shape7_9" draw:style-name="Mgr9" draw:text-style-name="MP24" svg:x1="9.042cm" svg:y1="0.36cm" svg:x2="20.461cm" svg:y2="0.36cm"><text:p/></draw:line><draw:path text:anchor-type="paragraph" draw:z-index="104" draw:name="Shape5_2" draw:style-name="Mgr14" draw:text-style-name="MP95" svg:width="4.329cm" svg:height="2.24cm" svg:x="-1.499cm" svg:y="-1cm" svg:viewBox="0 0 4330 2241" svg:d="M0 2241l3984-288c209-15 363-168 345-342l-170-1611h-4159z"><text:p/></draw:path><draw:frame text:anchor-type="paragraph" draw:z-index="105" draw:name="Shape6_5" draw:style-name="Mgr4" draw:text-style-name="MP25" svg:width="2.703cm" svg:height="0.715cm" draw:transform="rotate (0.0872664625997165) translate (-0.172861111111111cm 0.218722222222222cm)"><draw:text-box><text:p text:style-name="MP24"><text:span text:style-name="MT37">Série 1</text:span></text:p></draw:text-box></draw:frame>T<text:span text:style-name="MT143">itre de la série</text:span></text:p>
      </style:header-left>
      <style:footer>
        <text:p text:style-name="MP5"><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2"><draw:g text:anchor-type="paragraph" draw:z-index="102" draw:name="Shape8_5"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93"><text:span text:style-name="MT144">Angles</text:span> • <text:span text:style-name="MT144">M1</text:span></text:p></draw:text-box></draw:frame></text:p>
      </style:footer>
    </style:master-page>
    <style:master-page style:name="_33__5f_1_5f_SERIE_5f_M_5f_GAUCHE_5f_ET_5f_DROITE_5f_2COL" style:display-name="3_1_SERIE_M_GAUCHE_ET_DROITE_2COL" style:page-layout-name="Mpm13" draw:style-name="Mdp1">
      <style:header>
        <text:p text:style-name="MP102">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2"><draw:g text:anchor-type="paragraph" draw:z-index="106" draw:name="Shape4_179" draw:style-name="Mgr1"><draw:path draw:style-name="Mgr6" draw:text-style-name="MP32" svg:width="0.855cm" svg:height="1.172cm" svg:x="-0.03cm" svg:y="-0.194cm" svg:viewBox="0 0 856 1173" svg:d="M856 1173h-856v-991c0-100 79-182 175-182h505c97 0 176 82 176 182z"><text:p/></draw:path></draw:g><text:page-number text:select-page="current">0</text:page-number></text:p></draw:text-box></draw:frame><text:p text:style-name="MP93"><text:s/><text:span text:style-name="MT141">Volumes : Volume par comptage</text:span> </text:p></draw:text-box></draw:frame></text:p>
      </style:footer>
    </style:master-page>
    <style:master-page style:name="_31__5f_1_5f_SERIE_5f_G_5f_GAUCHE_5f_ET_5f_DROITE_5f_1COL" style:display-name="1_1_SERIE_G_GAUCHE_ET_DROITE_1COL" style:page-layout-name="Mpm11" draw:style-name="Mdp1">
      <style:header>
        <text:p text:style-name="MP103"><draw:line text:anchor-type="paragraph" draw:z-index="342" draw:name="Shape3_33" draw:style-name="Mgr3" draw:text-style-name="MP24" svg:x1="15.12cm" svg:y1="0.36cm" svg:x2="20.496cm" svg:y2="0.36cm"><text:p/></draw:line><text:s/><text:span text:style-name="MT146">Angles</text:span> : <text:span text:style-name="MT147">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text:p>
      </style:footer>
      <style:footer-left>
        <text:p text:style-name="MP5"><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2"><text:page-number text:select-page="current">0</text:page-number></text:p></draw:text-box></draw:frame><text:p text:style-name="MP34"><text:span text:style-name="MT148">Angles</text:span><text:span text:style-name="MT46"> : </text:span><text:span text:style-name="MT148">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43" draw:name="Shape3_7" draw:style-name="Mgr3" draw:text-style-name="MP24" svg:x1="15.12cm" svg:y1="0.36cm" svg:x2="20.496cm" svg:y2="0.36cm"><text:p/></draw:line><text:s/><text:span text:style-name="MT149">Angles : </text:span>Angles : <text:span text:style-name="MT147">Comprendre la notion d’angle</text:span></text:p>
      </style:header>
      <style:header-left>
        <text:p text:style-name="MP104"><draw:line text:anchor-type="paragraph" draw:z-index="344" draw:name="Shape3_29" draw:style-name="Mgr3" draw:text-style-name="MP24" svg:x1="15.12cm" svg:y1="0.36cm" svg:x2="20.496cm" svg:y2="0.36cm"><text:p/></draw:line>Angles : <text:span text:style-name="MT147">Comprendre la notion d’angle</text:span></text:p>
      </style:header-left>
      <style:footer>
        <text:h text:style-name="_5f_Footer_20_page_20_paire_20__28_G_29_" text:outline-level="1"><draw:frame draw:style-name="Mfr4"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2"><text:page-number text:select-page="current">0</text:page-number></text:p></draw:text-box></draw:frame><text:p text:style-name="MP105"><text:span text:style-name="MT150">Angles : </text:span><text:span text:style-name="MT151">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150">Angles : </text:span><text:span text:style-name="MT152">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2"><text:page-number text:select-page="current">0</text:page-number></text:p></draw:text-box></draw:frame><text:p text:style-name="MP105"><text:span text:style-name="MT150">Angles : </text:span><text:span text:style-name="MT153">Comprendre la notion d’angle</text:span></text:p></draw:text-box></draw:frame></text:h>
      </style:footer-left>
    </style:master-page>
    <style:master-page style:name="_31__5f_2_5f_SERIE_5f_G_5f_GAUCHE_5f_ET_5f_DROITE_5f_1COL" style:display-name="1_2_SERIE_G_GAUCHE_ET_DROITE_1COL" style:page-layout-name="Mpm11" draw:style-name="Mdp1">
      <style:header>
        <text:p text:style-name="Header"><text:s/><text:span text:style-name="MT44">Calculer</text:span> : <text:span text:style-name="MT44">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338" draw:name="Shape4_184"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339" draw:name="Shape4_186" draw:style-name="Mgr1"><draw:path draw:style-name="Mgr8" draw:text-style-name="MP36" svg:width="0.855cm" svg:height="1.172cm" svg:x="-0.143cm" svg:y="-0.175cm" svg:viewBox="0 0 856 1173" svg:d="M856 1173h-856v-991c0-100 79-182 175-182h505c97 0 176 82 176 182z"><text:p/></draw:path></draw:g><draw:g text:anchor-type="paragraph" draw:z-index="340" draw:name="Shape4_185" draw:style-name="Mgr1"><draw:path draw:style-name="Mgr7" draw:text-style-name="MP35" svg:width="0.855cm" svg:height="1.172cm" svg:x="-0.143cm" svg:y="-0.175cm" svg:viewBox="0 0 856 1173" svg:d="M856 1173h-856v-991c0-100 79-182 175-182h505c97 0 176 82 176 182z"><text:p/></draw:path></draw:g></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41" draw:name="Shape3_35" draw:style-name="Mgr3" draw:text-style-name="MP24" svg:x1="11.344cm" svg:y1="0.358cm" svg:x2="20.497cm" svg:y2="0.36cm"><text:p/></draw:line><text:span text:style-name="MT154">Angles </text:span>: Nommer un angle</text:p>
      </style:header>
      <style:footer>
        <text:p text:style-name="MP1"><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2"><text:page-number text:select-page="current">0</text:page-number></text:p></draw:text-box></draw:frame><text:p text:style-name="MP106">Angles : NOMMER UN ANGLE </text:p></draw:text-box></draw:frame></text:p>
      </style:footer>
    </style:master-page>
    <style:master-page style:name="_31__5f_3_5f_SERIE_5f_G_5f_GAUCHE_5f_ET_5f_DROITE_5f_1COL" style:display-name="1_3_SERIE_G_GAUCHE_ET_DROITE_1COL" style:page-layout-name="Mpm11" draw:style-name="Mdp1">
      <style:header>
        <text:p text:style-name="Header"><text:s/><text:span text:style-name="MT44">Calculer</text:span> : <text:span text:style-name="MT44">Additionner et soustraire</text:span></text:p>
      </style:header>
      <style:header-left>
        <text:p text:style-name="_5f_Header_20_G_20_page_20_paire_20__28_G_29_"><draw:line text:anchor-type="paragraph" draw:z-index="337" draw:name="Shape3_30" draw:style-name="Mgr3" draw:text-style-name="MP24" svg:x1="11.435cm" svg:y1="0.388cm" svg:x2="20.496cm" svg:y2="0.36cm"><text:p/></draw:line><text:span text:style-name="MT155">Angles</text:span> : <text:span text:style-name="MT155">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336" draw:name="Shape4_176"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2"><text:page-number text:select-page="current">0</text:page-number></text:p></draw:text-box></draw:frame><text:p text:style-name="MP34"><text:span text:style-name="MT156">Angles </text:span><text:span text:style-name="MT46">: </text:span><text:span text:style-name="MT156">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34" draw:name="Shape3_31" draw:style-name="Mgr3" draw:text-style-name="MP24" svg:x1="11.435cm" svg:y1="0.388cm" svg:x2="20.496cm" svg:y2="0.36cm"><text:p/></draw:line>Angles : Mesurer un angle</text:p>
      </style:header>
      <style:header-left>
        <text:p text:style-name="_5f_Header_20_G_20_page_20_paire_20__28_G_29_"><draw:line text:anchor-type="paragraph" draw:z-index="335" draw:name="Shape3_32" draw:style-name="Mgr3" draw:text-style-name="MP24" svg:x1="11.435cm" svg:y1="0.388cm" svg:x2="20.496cm" svg:y2="0.36cm"><text:p/></draw:line>Angles : Mesurer un angle</text:p>
      </style:header-left>
      <style:footer>
        <text:h text:style-name="_5f_Footer_20_page_20_paire_20__28_G_29_" text:outline-level="1"><draw:frame draw:style-name="Mfr4"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2"><text:page-number text:select-page="current">0</text:page-number></text:p></draw:text-box></draw:frame><text:p text:style-name="MP105"><text:span text:style-name="MT150">Angles : </text:span><text:span text:style-name="MT151">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2"><text:page-number text:select-page="current">0</text:page-number></text:p></draw:text-box></draw:frame><text:p text:style-name="MP105"><text:span text:style-name="MT150">Angles : </text:span><text:span text:style-name="MT157">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2"><text:page-number text:select-page="current">0</text:page-number></text:p></draw:text-box></draw:frame><text:p text:style-name="MP105"><text:span text:style-name="MT150">Angles : </text:span><text:span text:style-name="MT15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44">Calculer</text:span> : <text:span text:style-name="MT44">Additionner et soustraire</text:span></text:p>
      </style:header>
      <style:header-left>
        <text:p text:style-name="Header"><text:s/><text:span text:style-name="MT44">Calculer</text:span> : <text:span text:style-name="MT44">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331" draw:name="Shape4_180"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332" draw:name="Shape4_188" draw:style-name="Mgr1"><draw:path draw:style-name="Mgr7" draw:text-style-name="MP35" svg:width="0.855cm" svg:height="1.172cm" svg:x="-0.143cm" svg:y="-0.175cm" svg:viewBox="0 0 856 1173" svg:d="M856 1173h-856v-991c0-100 79-182 175-182h505c97 0 176 82 176 182z"><text:p/></draw:path></draw:g><draw:g text:anchor-type="paragraph" draw:z-index="333" draw:name="Shape4_187"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29" draw:name="Shape3_34" draw:style-name="Mgr3" draw:text-style-name="MP24" svg:x1="15.448cm" svg:y1="0.365cm" svg:x2="20.496cm" svg:y2="0.36cm"><text:p/></draw:line><text:span text:style-name="MT158">Angles</text:span><text:span text:style-name="MT159"> : </text:span><text:span text:style-name="MT160">Calculer des mesures d’angle</text:span></text:p>
      </style:header>
      <style:header-left>
        <text:p text:style-name="_5f_Header_20_G_20_page_20_paire_20__28_G_29_"><draw:line text:anchor-type="paragraph" draw:z-index="330" draw:name="Shape3_36" draw:style-name="Mgr3" draw:text-style-name="MP24" svg:x1="15.448cm" svg:y1="0.365cm" svg:x2="20.496cm" svg:y2="0.36cm"><text:p/></draw:line><text:span text:style-name="MT158">Angles : </text:span><text:span text:style-name="MT160">Calculer des mesures d’angle</text:span></text:p>
      </style:header-left>
      <style:footer>
        <text:h text:style-name="_5f_Footer_20_page_20_paire_20__28_G_29_" text:outline-level="1"><draw:frame draw:style-name="Mfr4"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2"><text:page-number text:select-page="current">0</text:page-number></text:p></draw:text-box></draw:frame><text:p text:style-name="MP105"><text:span text:style-name="MT150">Angles : </text:span><text:span text:style-name="MT15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2"><text:page-number text:select-page="current">0</text:page-number></text:p></draw:text-box></draw:frame><text:p text:style-name="MP105"><text:span text:style-name="MT150">Angles : </text:span><text:span text:style-name="MT161">Calculer des </text:span><text:span text:style-name="MT157">Mesure</text:span><text:span text:style-name="MT161">s</text:span><text:span text:style-name="MT157">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2"><text:page-number text:select-page="current">0</text:page-number></text:p></draw:text-box></draw:frame><text:p text:style-name="MP105"><text:span text:style-name="MT150">Angles : </text:span><text:span text:style-name="MT162">Calculer des mesures d’angle</text:span></text:p></draw:text-box></draw:frame></text:h>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2">R</text:span>epères du plan : Se repérer</text:p>
      </style:header>
      <style:header-left>
        <text:p text:style-name="_5f_Header_20_G_20_page_20_paire_20__28_G_29_"><text:span text:style-name="MT2">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2"><text:page-number text:select-page="current">0</text:page-number></text:p></draw:text-box></draw:frame><text:p text:style-name="MP107">Repères du plan : Se repérer</text:p></draw:text-box></draw:frame><draw:g text:anchor-type="paragraph" draw:z-index="107" draw:name="Shape4_117"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2"><text:page-number text:select-page="current">0</text:page-number></text:p></draw:text-box></draw:frame><text:p text:style-name="MP50">Repères du plan : se repérer</text:p></draw:text-box></draw:frame><draw:g text:anchor-type="paragraph" draw:z-index="108" draw:name="Shape4_189"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54"><text:span text:style-name="MT92">Repères du plan : Se repérer</text:span> </text:p>
      </style:header>
      <style:footer>
        <text:p text:style-name="MP1"><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2"><draw:g text:anchor-type="paragraph" draw:z-index="109" draw:name="Shape4_190"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2">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2"><draw:g text:anchor-type="paragraph" draw:z-index="110" draw:name="Shape4_19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2">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63">R</text:span><text:span text:style-name="MT164">epères du plan : Se </text:span><text:span text:style-name="MT165">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2"><text:page-number text:select-page="current">0</text:page-number></text:p></draw:text-box></draw:frame><text:p text:style-name="MP34"><text:span text:style-name="MT46">Repères du plan : Se </text:span><text:span text:style-name="MT166">déplacer</text:span></text:p></draw:text-box></draw:frame><draw:g text:anchor-type="paragraph" draw:z-index="111" draw:name="Shape4_192" draw:style-name="Mgr1"><draw:path draw:style-name="Mgr2" draw:text-style-name="MP3"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2"><text:page-number text:select-page="current">0</text:page-number></text:p></draw:text-box></draw:frame><text:p text:style-name="MP108"><text:span text:style-name="MT46">Repères du plan : se </text:span><text:span text:style-name="MT166">déplacer</text:span></text:p></draw:text-box></draw:frame><draw:g text:anchor-type="paragraph" draw:z-index="112" draw:name="Shape4_193"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54"><text:span text:style-name="MT92">Repères du plan : Se repérer</text:span> </text:p>
      </style:header>
      <style:footer>
        <text:p text:style-name="MP1"><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2"><draw:g text:anchor-type="paragraph" draw:z-index="113" draw:name="Shape4_194"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2">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2"><draw:g text:anchor-type="paragraph" draw:z-index="114" draw:name="Shape4_19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2">R</text:span>epères du plan : se repérer</text:p></draw:text-box></draw:frame></text:p>
      </style:footer-left>
    </style:master-page>
    <style:master-page style:name="_33__5f_1_5f_SERIE_5f_G_5f_GAUCHE_5f_ET_5f_DROITE_5f_1COL" style:display-name="3_1_SERIE_G_GAUCHE_ET_DROITE_1COL" style:page-layout-name="Mpm12" draw:style-name="Mdp1">
      <style:header>
        <text:p text:style-name="MP16"><text:span text:style-name="MT7">S</text:span><text:span text:style-name="MT20">olides</text:span> : <text:span text:style-name="MT7">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115" draw:name="Shape4_200"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116" draw:name="Shape4_201"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105">Géométrie plane</text:span> : <text:span text:style-name="MT105">Points, droites </text:span><text:span text:style-name="MT167">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2"><draw:g text:anchor-type="paragraph" draw:z-index="117" draw:name="Shape4_202"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109">Géométrie plane : points, droites <text:span text:style-name="MT168">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2"><draw:g text:anchor-type="paragraph" draw:z-index="118" draw:name="Shape4_203"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110">Géométrie plane : points, droites <text:span text:style-name="MT168">et cercles</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16"><text:span text:style-name="MT7">S</text:span><text:span text:style-name="MT20">olides</text:span> : <text:span text:style-name="MT7">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119" draw:name="Shape4_149"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2"><text:page-number text:select-page="current">0</text:page-number></text:p></draw:text-box></draw:frame><text:p text:style-name="MP15">solides : Vocabulaire, NatuRE</text:p></draw:text-box></draw:frame><draw:g text:anchor-type="paragraph" draw:z-index="120" draw:name="Shape4_150"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105">Géométrie plane</text:span> : <text:span text:style-name="MT169">Milieu, alignement, </text:span><text:span text:style-name="MT170">appartenance</text:span></text:p>
      </style:header>
      <style:footer>
        <text:p text:style-name="MP1"><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2"><draw:g text:anchor-type="paragraph" draw:z-index="121" draw:name="Shape4_15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91"><text:span text:style-name="MT16">Géométrie plane : </text:span><text:span text:style-name="MT171">milieu, Alignement, </text:span><text:span text:style-name="MT172">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2"><draw:g text:anchor-type="paragraph" draw:z-index="122" draw:name="Shape4_152"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Géométrie plane : </text:span><text:span text:style-name="MT171">milieu, alignement, </text:span><text:span text:style-name="MT172">APPARTENANCE</text:span></text:p></draw:text-box></draw:frame></text:p>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1"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123" draw:name="Shape4_205"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2"><text:page-number text:select-page="current">0</text:page-number></text:p></draw:text-box></draw:frame><text:p text:style-name="MP8"><text:span text:style-name="MT10">Géométrie plane : </text:span><text:span text:style-name="MT11">parallèles, perpendiculaires, </text:span><text:span text:style-name="MT2">distances</text:span></text:p></draw:text-box></draw:frame><draw:g text:anchor-type="paragraph" draw:z-index="124" draw:name="Shape4_154"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105">Géométrie plane</text:span> : <text:span text:style-name="MT11">P</text:span><text:span text:style-name="MT106">arallèles, perpendiculaires,<text:line-break/> </text:span><text:span text:style-name="MT13">distances</text:span></text:p>
      </style:header>
      <style:footer>
        <text:p text:style-name="MP1"><draw:frame draw:style-name="Mfr1" draw:name="Frame209" text:anchor-type="paragraph" svg:y="-0.06cm" draw:z-index="0"><draw:text-box fo:min-height="0.499cm" fo:min-width="7.096cm"><draw:frame draw:style-name="Mfr2" draw:name="Frame21011" text:anchor-type="frame" svg:x="0.45cm" svg:y="0.079cm" svg:width="0.817cm" draw:z-index="0"><draw:text-box fo:min-height="0.355cm"><text:p text:style-name="MP2"><draw:g text:anchor-type="paragraph" draw:z-index="125" draw:name="Shape4_204"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Géométrie plane : </text:span><text:span text:style-name="MT4">Parallèles, perpendiculaires, </text:span><text:span text:style-name="MT5">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2"><text:page-number text:select-page="current">0</text:page-number></text:p></draw:text-box></draw:frame><text:p text:style-name="MP6"><text:span text:style-name="MT3">Géométrie plane : </text:span><text:span text:style-name="MT4">parallèles, perpendiculaires, </text:span><text:span text:style-name="MT5">distances</text:span></text:p></draw:text-box></draw:frame><draw:g text:anchor-type="paragraph" draw:z-index="126" draw:name="Shape4_206" draw:style-name="Mgr1"><draw:path draw:style-name="Mgr2" draw:text-style-name="MP3" svg:width="0.855cm" svg:height="1.172cm" svg:x="-0.252cm" svg:y="-0.194cm" svg:viewBox="0 0 856 1173" svg:d="M856 1173h-856v-991c0-100 79-182 175-182h505c97 0 176 82 176 182z"><text:p/></draw:path></draw:g></text:h>
      </style:footer-left>
    </style:master-page>
    <style:master-page style:name="_34__5f_2_5f_SERIE_5f_G_5f_GAUCHE_5f_ET_5f_DROITE_5f_1COL" style:display-name="4_2_SERIE_G_GAUCHE_ET_DROITE_1COL" style:page-layout-name="Mpm11" draw:style-name="Mdp1">
      <style:header>
        <text:p text:style-name="MP111"><text:span text:style-name="MT173">Géométrie plane</text:span><text:span text:style-name="MT174"> : </text:span><text:span text:style-name="MT175">Vocabulaire</text:span></text:p>
      </style:header>
      <style:header-left>
        <text:p text:style-name="MP111"><text:span text:style-name="MT173">Géométrie plane</text:span><text:span text:style-name="MT174"> : </text:span><text:span text:style-name="MT175">Vocabulaire</text:span></text:p>
      </style:header-left>
      <style:footer>
        <text:p text:style-name="MP5"><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2"><text:page-number text:select-page="current">0</text:page-number></text:p></draw:text-box></draw:frame><text:p text:style-name="MP34"><text:span text:style-name="MT3">Géométrie plane : </text:span><text:span text:style-name="MT176">vocabulaire</text:span></text:p></draw:text-box></draw:frame><draw:g text:anchor-type="paragraph" draw:z-index="127" draw:name="Shape4_209"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2"><text:page-number text:select-page="current">0</text:page-number></text:p></draw:text-box></draw:frame><text:p text:style-name="MP34"><text:span text:style-name="MT3">Géométrie plane : </text:span><text:span text:style-name="MT176">vocabulaire</text:span></text:p></draw:text-box></draw:frame><draw:g text:anchor-type="paragraph" draw:z-index="128" draw:name="Shape4_210"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105">Géométrie plane, </text:span><text:span text:style-name="MT177">partie 1</text:span> : <text:span text:style-name="MT178">coder</text:span></text:p>
      </style:header>
      <style:footer>
        <text:p text:style-name="MP1"><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2"><text:page-number text:select-page="current">0</text:page-number></text:p></draw:text-box></draw:frame><text:p text:style-name="MP91"><text:span text:style-name="MT16">Géométrie plane, </text:span><text:span text:style-name="MT179">partie 1</text:span><text:span text:style-name="MT16"> : </text:span><text:span text:style-name="MT180">coder</text:span></text:p></draw:text-box></draw:frame><draw:g text:anchor-type="paragraph" draw:z-index="129" draw:name="Shape4_211" draw:style-name="Mgr1"><draw:path draw:style-name="Mgr2" draw:text-style-name="MP3" svg:width="0.855cm" svg:height="1.172cm" svg:x="18.449cm" svg:y="-0.174cm" svg:viewBox="0 0 856 1173" svg:d="M856 1173h-856v-991c0-100 79-182 175-182h505c97 0 176 82 176 182z"><text:p/></draw:path></draw:g></text:p>
      </style:footer>
      <style:footer-left>
        <text:p text:style-name="MP5"><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2"><text:page-number text:select-page="current">0</text:page-number></text:p></draw:text-box></draw:frame><text:p text:style-name="MP6"><text:span text:style-name="MT3">Géométrie plane, </text:span><text:span text:style-name="MT179">partie 1</text:span><text:span text:style-name="MT3"> : </text:span><text:span text:style-name="MT180">coder</text:span></text:p></draw:text-box></draw:frame><draw:g text:anchor-type="paragraph" draw:z-index="130" draw:name="Shape4_212" draw:style-name="Mgr1"><draw:path draw:style-name="Mgr2" draw:text-style-name="MP3" svg:width="0.855cm" svg:height="1.172cm" svg:x="-0.287cm" svg:y="-0.174cm" svg:viewBox="0 0 856 1173" svg:d="M856 1173h-856v-991c0-100 79-182 175-182h505c97 0 176 82 176 182z"><text:p/></draw:path></draw:g></text:p>
      </style:footer-left>
    </style:master-page>
    <style:master-page style:name="_34__5f_3_5f_SERIE_5f_G_5f_GAUCHE_5f_ET_5f_DROITE_5f_1COL" style:display-name="4_3_SERIE_G_GAUCHE_ET_DROITE_1COL" style:page-layout-name="Mpm11" draw:style-name="Mdp1">
      <style:header>
        <text:p text:style-name="MP111"><text:span text:style-name="MT173">Géométrie plane</text:span><text:span text:style-name="MT174"> : </text:span><text:span text:style-name="MT175">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2"><text:page-number text:select-page="current">0</text:page-number></text:p></draw:text-box></draw:frame><text:p text:style-name="MP34"><text:span text:style-name="MT3">Géométrie plane : </text:span><text:span text:style-name="MT176">vocabulaire</text:span></text:p></draw:text-box></draw:frame><draw:g text:anchor-type="paragraph" draw:z-index="131" draw:name="Shape4_213" draw:style-name="Mgr1"><draw:path draw:style-name="Mgr2" draw:text-style-name="MP3"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2"><text:page-number text:select-page="current">0</text:page-number></text:p></draw:text-box></draw:frame><text:p text:style-name="MP34"><text:span text:style-name="MT3">Géométrie plane : </text:span><text:span text:style-name="MT176">vocabulaire</text:span></text:p></draw:text-box></draw:frame><draw:g text:anchor-type="paragraph" draw:z-index="132" draw:name="Shape4_214" draw:style-name="Mgr1"><draw:path draw:style-name="Mgr2" draw:text-style-name="MP3" svg:width="0.855cm" svg:height="1.172cm" svg:x="-0.307cm" svg:y="-0.175cm" svg:viewBox="0 0 856 1173" svg:d="M856 1173h-856v-991c0-100 79-182 175-182h505c97 0 176 82 176 182z"><text:p/></draw:path></draw:g></text:p>
      </style:footer-left>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105">Géométrie plane, </text:span><text:span text:style-name="MT177">partie 1</text:span> : <text:span text:style-name="MT181">Assembler et décomposer</text:span></text:p>
      </style:header>
      <style:footer>
        <text:p text:style-name="MP1"><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2"><text:page-number text:select-page="current">0</text:page-number></text:p></draw:text-box></draw:frame><text:p text:style-name="MP91"><text:span text:style-name="MT16">Géométrie plane, </text:span><text:span text:style-name="MT179">partie 1</text:span><text:span text:style-name="MT16"> : </text:span><text:span text:style-name="MT182">assembler et décomposer</text:span></text:p></draw:text-box></draw:frame><draw:g text:anchor-type="paragraph" draw:z-index="133" draw:name="Shape4_216" draw:style-name="Mgr1"><draw:path draw:style-name="Mgr2" draw:text-style-name="MP3"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2"><draw:g text:anchor-type="paragraph" draw:z-index="134" draw:name="Shape4_217"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Géométrie plane, </text:span><text:span text:style-name="MT179">partie 1</text:span><text:span text:style-name="MT3"> : </text:span><text:span text:style-name="MT182">assembler et décomposer</text:span></text:p></draw:text-box></draw:frame></text:p>
      </style:footer-left>
    </style:master-page>
    <style:master-page style:name="_32__5f_6_5f_SERIE_5f_G_5f_GAUCHE_5f_ET_5f_DROITE_5f_2COL" style:display-name="2_6_SERIE_G_GAUCHE_ET_DROITE_2COL" style:page-layout-name="Mpm10" draw:style-name="Mdp1">
      <style:header>
        <text:p text:style-name="MP112"><draw:line text:anchor-type="paragraph" draw:z-index="262" draw:name="Shape3_39" draw:style-name="Mgr11" draw:text-style-name="MP24" svg:x1="10.308cm" svg:y1="0.388cm" svg:x2="20.496cm" svg:y2="0.36cm"><text:p/></draw:line><draw:path text:anchor-type="paragraph" draw:z-index="263" draw:name="Shape1_12" draw:style-name="Mgr10" draw:text-style-name="MP65" svg:width="4.329cm" svg:height="2.238cm" svg:x="-1.5cm" svg:y="-1.001cm" svg:viewBox="0 0 4330 2239" svg:d="M0 2239l3984-288c209-15 363-167 345-342l-170-1609h-4159z"><text:p/></draw:path><text:span text:style-name="MT112">Fractions</text:span><text:span text:style-name="MT113"> : </text:span><text:span text:style-name="MT114">Problèmes</text:span><text:span text:style-name="MT113"> </text:span></text:p>
      </style:header>
      <style:footer>
        <text:p text:style-name="MP1"><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2"><draw:g text:anchor-type="paragraph" draw:z-index="264" draw:name="Shape4_258" draw:style-name="Mgr1"><draw:path draw:style-name="Mgr7" draw:text-style-name="MP35"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115">F</text:span>ractions : Problèmes</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44">Calculer</text:span> : <text:span text:style-name="MT44">Additionner et soustraire</text:span></text:p>
      </style:header>
      <style:footer>
        <text:p text:style-name="MP5"><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2"><text:page-number text:select-page="current">0</text:page-number></text:p></draw:text-box></draw:frame><text:p text:style-name="MP34"><text:span text:style-name="MT45">Calculer : additionner et soustraire</text:span><text:span text:style-name="MT46"> </text:span></text:p></draw:text-box></draw:frame><draw:g text:anchor-type="paragraph" draw:z-index="232" draw:name="Shape4_85" draw:style-name="Mgr1"><draw:path draw:style-name="Mgr7" draw:text-style-name="MP35" svg:width="0.855cm" svg:height="1.172cm" svg:x="18.41cm" svg:y="-0.175cm" svg:viewBox="0 0 856 1173" svg:d="M856 1173h-856v-991c0-100 79-182 175-182h505c97 0 176 82 176 182z"><text:p/></draw:path></draw:g></text:p>
      </style:footer>
      <style:footer-left>
        <text:p text:style-name="MP5"><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2"><text:page-number text:select-page="current">0</text:page-number></text:p></draw:text-box></draw:frame><text:p text:style-name="MP34"><text:span text:style-name="MT45">Calculer</text:span><text:span text:style-name="MT46"> : </text:span><text:span text:style-name="MT45">additionner et soustraire</text:span></text:p></draw:text-box></draw:frame><draw:g text:anchor-type="paragraph" draw:z-index="233" draw:name="Shape4_260" draw:style-name="Mgr1"><draw:path draw:style-name="Mgr7" draw:text-style-name="MP35" svg:width="0.855cm" svg:height="1.172cm" svg:x="-0.143cm" svg:y="-0.175cm" svg:viewBox="0 0 856 1173" svg:d="M856 1173h-856v-991c0-100 79-182 175-182h505c97 0 176 82 176 182z"><text:p/></draw:path></draw:g><draw:g text:anchor-type="paragraph" draw:z-index="234" draw:name="Shape4_87" draw:style-name="Mgr1"><draw:path draw:style-name="Mgr8" draw:text-style-name="MP36" svg:width="0.855cm" svg:height="1.172cm" svg:x="-0.143cm" svg:y="-0.175cm" svg:viewBox="0 0 856 1173" svg:d="M856 1173h-856v-991c0-100 79-182 175-182h505c97 0 176 82 176 182z"><text:p/></draw:path></draw:g></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7" draw:name="Shape3_1" draw:style-name="Mgr15" draw:text-style-name="MP24" svg:x1="10.893cm" svg:y1="0.403cm" svg:x2="20.503cm" svg:y2="0.327cm"><text:p/></draw:line><draw:path text:anchor-type="char" draw:z-index="8" draw:name="Shape1_2" draw:style-name="Mgr16" draw:text-style-name="MP113"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1" draw:name="Shape1_9" draw:style-name="Mgr16" draw:text-style-name="MP113" svg:width="4.329cm" svg:height="2.24cm" svg:x="-1.499cm" svg:y="-0.991cm" svg:viewBox="0 0 4330 2241" svg:d="M0 2241l3984-288c209-15 363-168 345-342l-170-1611h-4159z"><text:p/></draw:path>Résoudre des problèmes<draw:line text:anchor-type="char" draw:z-index="10" draw:name="Shape3_38" draw:style-name="Mgr15" draw:text-style-name="MP24" svg:x1="10.893cm" svg:y1="0.403cm" svg:x2="20.503cm" svg:y2="0.327cm"><text:p/></draw:line></text:p>
      </style:header-left>
      <style:footer>
        <text:h text:style-name="_5f_Footer_20_page_20_impaire_20__28_D_29_" text:outline-level="1"><draw:frame draw:style-name="Mfr3" draw:name="Frame1" text:anchor-type="paragraph" svg:y="-0.06cm" draw:z-index="0"><draw:text-box fo:min-height="0.499cm" fo:min-width="7.096cm"><draw:frame draw:style-name="Mfr2" draw:name="Frame21" text:anchor-type="frame" svg:x="0.45cm" svg:y="0.079cm" svg:width="0.817cm" draw:z-index="0"><draw:text-box fo:min-height="0.355cm"><text:p text:style-name="MP2"><draw:g text:anchor-type="paragraph" draw:z-index="9" draw:name="Shape4_56" draw:style-name="Mgr1"><draw:path draw:style-name="Mgr17" draw:text-style-name="MP114"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97">R</text:span>ésoudre des problèmes</text:p></draw:text-box></draw:frame></text:h>
      </style:footer>
      <style:footer-left>
        <text:h text:style-name="_5f_Footer_20_page_20_paire_20__28_G_29_" text:outline-level="1"><draw:frame draw:style-name="Mfr3" draw:name="Frame317" text:anchor-type="paragraph" svg:y="-0.06cm" draw:z-index="0"><draw:text-box fo:min-height="0.499cm" fo:min-width="7.096cm"><draw:frame draw:style-name="Mfr2" draw:name="Frame318" text:anchor-type="frame" svg:x="0.45cm" svg:y="0.079cm" svg:width="0.817cm" draw:z-index="0"><draw:text-box fo:min-height="0.355cm"><text:p text:style-name="MP2"><text:page-number text:select-page="current">0</text:page-number></text:p></draw:text-box></draw:frame><text:p text:style-name="MP56">Résoudre des problèmes</text:p></draw:text-box></draw:frame><draw:g text:anchor-type="paragraph" draw:z-index="12" draw:name="Shape4_264" draw:style-name="Mgr1"><draw:path draw:style-name="Mgr17" draw:text-style-name="MP114"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7:09:18.291093663</meta:creation-date>
    <meta:editing-duration>P3DT4H14M10S</meta:editing-duration>
    <meta:editing-cycles>321</meta:editing-cycles>
    <meta:generator>LibreOffice/7.1.5.2$Windows_X86_64 LibreOffice_project/85f04e9f809797b8199d13c421bd8a2b025d52b5</meta:generator>
    <dc:date>2021-08-15T22:54:10.192000000</dc:date>
    <meta:document-statistic meta:table-count="0" meta:image-count="0" meta:object-count="0" meta:page-count="1" meta:paragraph-count="748" meta:word-count="2812" meta:character-count="18413" meta:non-whitespace-character-count="15962"/>
    <meta:template xlink:type="simple" xlink:actuate="onRequest" xlink:title="lycee_v3" xlink:href="../../fichiers%20définitifs/Modele_cahier.ott" meta:date="2021-07-09T13:45:32.011278978"/>
  </office:meta>
</office:document-meta>
</file>